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1.8173in" svg:y="0.0394in">
            <draw:object draw:notify-on-update-of-ranges="Sheet1.A1:Sheet1.A500 Sheet1.B1:Sheet1.B5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4214">
            <text:p>4214</text:p>
          </table:table-cell>
        </table:table-row>
        <table:table-row table:style-name="ro1">
          <table:table-cell office:value-type="float" office:value="1001">
            <text:p>1001</text:p>
          </table:table-cell>
          <table:table-cell office:value-type="float" office:value="2725">
            <text:p>2725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3974">
            <text:p>3974</text:p>
          </table:table-cell>
        </table:table-row>
        <table:table-row table:style-name="ro1">
          <table:table-cell office:value-type="float" office:value="3001">
            <text:p>3001</text:p>
          </table:table-cell>
          <table:table-cell office:value-type="float" office:value="13076">
            <text:p>13076</text:p>
          </table:table-cell>
        </table:table-row>
        <table:table-row table:style-name="ro1">
          <table:table-cell office:value-type="float" office:value="4001">
            <text:p>4001</text:p>
          </table:table-cell>
          <table:table-cell office:value-type="float" office:value="6283">
            <text:p>6283</text:p>
          </table:table-cell>
        </table:table-row>
        <table:table-row table:style-name="ro1">
          <table:table-cell office:value-type="float" office:value="5001">
            <text:p>5001</text:p>
          </table:table-cell>
          <table:table-cell office:value-type="float" office:value="15765">
            <text:p>15765</text:p>
          </table:table-cell>
        </table:table-row>
        <table:table-row table:style-name="ro1">
          <table:table-cell office:value-type="float" office:value="6001">
            <text:p>6001</text:p>
          </table:table-cell>
          <table:table-cell office:value-type="float" office:value="9465">
            <text:p>9465</text:p>
          </table:table-cell>
        </table:table-row>
        <table:table-row table:style-name="ro1">
          <table:table-cell office:value-type="float" office:value="7001">
            <text:p>7001</text:p>
          </table:table-cell>
          <table:table-cell office:value-type="float" office:value="18692">
            <text:p>18692</text:p>
          </table:table-cell>
        </table:table-row>
        <table:table-row table:style-name="ro1">
          <table:table-cell office:value-type="float" office:value="8001">
            <text:p>8001</text:p>
          </table:table-cell>
          <table:table-cell office:value-type="float" office:value="12456">
            <text:p>12456</text:p>
          </table:table-cell>
        </table:table-row>
        <table:table-row table:style-name="ro1">
          <table:table-cell office:value-type="float" office:value="9001">
            <text:p>9001</text:p>
          </table:table-cell>
          <table:table-cell office:value-type="float" office:value="13760">
            <text:p>13760</text:p>
          </table:table-cell>
        </table:table-row>
        <table:table-row table:style-name="ro1">
          <table:table-cell office:value-type="float" office:value="10001">
            <text:p>10001</text:p>
          </table:table-cell>
          <table:table-cell office:value-type="float" office:value="15112">
            <text:p>15112</text:p>
          </table:table-cell>
        </table:table-row>
        <table:table-row table:style-name="ro1">
          <table:table-cell office:value-type="float" office:value="11001">
            <text:p>11001</text:p>
          </table:table-cell>
          <table:table-cell office:value-type="float" office:value="17015">
            <text:p>17015</text:p>
          </table:table-cell>
        </table:table-row>
        <table:table-row table:style-name="ro1">
          <table:table-cell office:value-type="float" office:value="12001">
            <text:p>12001</text:p>
          </table:table-cell>
          <table:table-cell office:value-type="float" office:value="18591">
            <text:p>18591</text:p>
          </table:table-cell>
        </table:table-row>
        <table:table-row table:style-name="ro1">
          <table:table-cell office:value-type="float" office:value="13001">
            <text:p>13001</text:p>
          </table:table-cell>
          <table:table-cell office:value-type="float" office:value="19540">
            <text:p>19540</text:p>
          </table:table-cell>
        </table:table-row>
        <table:table-row table:style-name="ro1">
          <table:table-cell office:value-type="float" office:value="14001">
            <text:p>14001</text:p>
          </table:table-cell>
          <table:table-cell office:value-type="float" office:value="21144">
            <text:p>21144</text:p>
          </table:table-cell>
        </table:table-row>
        <table:table-row table:style-name="ro1">
          <table:table-cell office:value-type="float" office:value="15001">
            <text:p>15001</text:p>
          </table:table-cell>
          <table:table-cell office:value-type="float" office:value="22933">
            <text:p>22933</text:p>
          </table:table-cell>
        </table:table-row>
        <table:table-row table:style-name="ro1">
          <table:table-cell office:value-type="float" office:value="16001">
            <text:p>16001</text:p>
          </table:table-cell>
          <table:table-cell office:value-type="float" office:value="25655">
            <text:p>25655</text:p>
          </table:table-cell>
        </table:table-row>
        <table:table-row table:style-name="ro1">
          <table:table-cell office:value-type="float" office:value="17001">
            <text:p>17001</text:p>
          </table:table-cell>
          <table:table-cell office:value-type="float" office:value="26474">
            <text:p>26474</text:p>
          </table:table-cell>
        </table:table-row>
        <table:table-row table:style-name="ro1">
          <table:table-cell office:value-type="float" office:value="18001">
            <text:p>18001</text:p>
          </table:table-cell>
          <table:table-cell office:value-type="float" office:value="27590">
            <text:p>27590</text:p>
          </table:table-cell>
        </table:table-row>
        <table:table-row table:style-name="ro1">
          <table:table-cell office:value-type="float" office:value="19001">
            <text:p>19001</text:p>
          </table:table-cell>
          <table:table-cell office:value-type="float" office:value="30275">
            <text:p>30275</text:p>
          </table:table-cell>
        </table:table-row>
        <table:table-row table:style-name="ro1">
          <table:table-cell office:value-type="float" office:value="20001">
            <text:p>20001</text:p>
          </table:table-cell>
          <table:table-cell office:value-type="float" office:value="30994">
            <text:p>30994</text:p>
          </table:table-cell>
        </table:table-row>
        <table:table-row table:style-name="ro1">
          <table:table-cell office:value-type="float" office:value="21001">
            <text:p>21001</text:p>
          </table:table-cell>
          <table:table-cell office:value-type="float" office:value="32978">
            <text:p>32978</text:p>
          </table:table-cell>
        </table:table-row>
        <table:table-row table:style-name="ro1">
          <table:table-cell office:value-type="float" office:value="22001">
            <text:p>22001</text:p>
          </table:table-cell>
          <table:table-cell office:value-type="float" office:value="34853">
            <text:p>34853</text:p>
          </table:table-cell>
        </table:table-row>
        <table:table-row table:style-name="ro1">
          <table:table-cell office:value-type="float" office:value="23001">
            <text:p>23001</text:p>
          </table:table-cell>
          <table:table-cell office:value-type="float" office:value="36007">
            <text:p>36007</text:p>
          </table:table-cell>
        </table:table-row>
        <table:table-row table:style-name="ro1">
          <table:table-cell office:value-type="float" office:value="24001">
            <text:p>24001</text:p>
          </table:table-cell>
          <table:table-cell office:value-type="float" office:value="39208">
            <text:p>39208</text:p>
          </table:table-cell>
        </table:table-row>
        <table:table-row table:style-name="ro1">
          <table:table-cell office:value-type="float" office:value="25001">
            <text:p>25001</text:p>
          </table:table-cell>
          <table:table-cell office:value-type="float" office:value="41065">
            <text:p>41065</text:p>
          </table:table-cell>
        </table:table-row>
        <table:table-row table:style-name="ro1">
          <table:table-cell office:value-type="float" office:value="26001">
            <text:p>26001</text:p>
          </table:table-cell>
          <table:table-cell office:value-type="float" office:value="42104">
            <text:p>42104</text:p>
          </table:table-cell>
        </table:table-row>
        <table:table-row table:style-name="ro1">
          <table:table-cell office:value-type="float" office:value="27001">
            <text:p>27001</text:p>
          </table:table-cell>
          <table:table-cell office:value-type="float" office:value="44210">
            <text:p>44210</text:p>
          </table:table-cell>
        </table:table-row>
        <table:table-row table:style-name="ro1">
          <table:table-cell office:value-type="float" office:value="28001">
            <text:p>28001</text:p>
          </table:table-cell>
          <table:table-cell office:value-type="float" office:value="78529">
            <text:p>78529</text:p>
          </table:table-cell>
        </table:table-row>
        <table:table-row table:style-name="ro1">
          <table:table-cell office:value-type="float" office:value="29001">
            <text:p>29001</text:p>
          </table:table-cell>
          <table:table-cell office:value-type="float" office:value="47285">
            <text:p>47285</text:p>
          </table:table-cell>
        </table:table-row>
        <table:table-row table:style-name="ro1">
          <table:table-cell office:value-type="float" office:value="30001">
            <text:p>30001</text:p>
          </table:table-cell>
          <table:table-cell office:value-type="float" office:value="49205">
            <text:p>49205</text:p>
          </table:table-cell>
        </table:table-row>
        <table:table-row table:style-name="ro1">
          <table:table-cell office:value-type="float" office:value="31001">
            <text:p>31001</text:p>
          </table:table-cell>
          <table:table-cell office:value-type="float" office:value="50460">
            <text:p>50460</text:p>
          </table:table-cell>
        </table:table-row>
        <table:table-row table:style-name="ro1">
          <table:table-cell office:value-type="float" office:value="32001">
            <text:p>32001</text:p>
          </table:table-cell>
          <table:table-cell office:value-type="float" office:value="51050">
            <text:p>51050</text:p>
          </table:table-cell>
        </table:table-row>
        <table:table-row table:style-name="ro1">
          <table:table-cell office:value-type="float" office:value="33001">
            <text:p>33001</text:p>
          </table:table-cell>
          <table:table-cell office:value-type="float" office:value="53789">
            <text:p>53789</text:p>
          </table:table-cell>
        </table:table-row>
        <table:table-row table:style-name="ro1">
          <table:table-cell office:value-type="float" office:value="34001">
            <text:p>34001</text:p>
          </table:table-cell>
          <table:table-cell office:value-type="float" office:value="55411">
            <text:p>55411</text:p>
          </table:table-cell>
        </table:table-row>
        <table:table-row table:style-name="ro1">
          <table:table-cell office:value-type="float" office:value="35001">
            <text:p>35001</text:p>
          </table:table-cell>
          <table:table-cell office:value-type="float" office:value="56689">
            <text:p>56689</text:p>
          </table:table-cell>
        </table:table-row>
        <table:table-row table:style-name="ro1">
          <table:table-cell office:value-type="float" office:value="36001">
            <text:p>36001</text:p>
          </table:table-cell>
          <table:table-cell office:value-type="float" office:value="64157">
            <text:p>64157</text:p>
          </table:table-cell>
        </table:table-row>
        <table:table-row table:style-name="ro1">
          <table:table-cell office:value-type="float" office:value="37001">
            <text:p>37001</text:p>
          </table:table-cell>
          <table:table-cell office:value-type="float" office:value="65339">
            <text:p>65339</text:p>
          </table:table-cell>
        </table:table-row>
        <table:table-row table:style-name="ro1">
          <table:table-cell office:value-type="float" office:value="38001">
            <text:p>38001</text:p>
          </table:table-cell>
          <table:table-cell office:value-type="float" office:value="67916">
            <text:p>67916</text:p>
          </table:table-cell>
        </table:table-row>
        <table:table-row table:style-name="ro1">
          <table:table-cell office:value-type="float" office:value="39001">
            <text:p>39001</text:p>
          </table:table-cell>
          <table:table-cell office:value-type="float" office:value="68958">
            <text:p>68958</text:p>
          </table:table-cell>
        </table:table-row>
        <table:table-row table:style-name="ro1">
          <table:table-cell office:value-type="float" office:value="40001">
            <text:p>40001</text:p>
          </table:table-cell>
          <table:table-cell office:value-type="float" office:value="72319">
            <text:p>72319</text:p>
          </table:table-cell>
        </table:table-row>
        <table:table-row table:style-name="ro1">
          <table:table-cell office:value-type="float" office:value="41001">
            <text:p>41001</text:p>
          </table:table-cell>
          <table:table-cell office:value-type="float" office:value="74714">
            <text:p>74714</text:p>
          </table:table-cell>
        </table:table-row>
        <table:table-row table:style-name="ro1">
          <table:table-cell office:value-type="float" office:value="42001">
            <text:p>42001</text:p>
          </table:table-cell>
          <table:table-cell office:value-type="float" office:value="75861">
            <text:p>75861</text:p>
          </table:table-cell>
        </table:table-row>
        <table:table-row table:style-name="ro1">
          <table:table-cell office:value-type="float" office:value="43001">
            <text:p>43001</text:p>
          </table:table-cell>
          <table:table-cell office:value-type="float" office:value="77002">
            <text:p>77002</text:p>
          </table:table-cell>
        </table:table-row>
        <table:table-row table:style-name="ro1">
          <table:table-cell office:value-type="float" office:value="44001">
            <text:p>44001</text:p>
          </table:table-cell>
          <table:table-cell office:value-type="float" office:value="80981">
            <text:p>80981</text:p>
          </table:table-cell>
        </table:table-row>
        <table:table-row table:style-name="ro1">
          <table:table-cell office:value-type="float" office:value="45001">
            <text:p>45001</text:p>
          </table:table-cell>
          <table:table-cell office:value-type="float" office:value="81296">
            <text:p>81296</text:p>
          </table:table-cell>
        </table:table-row>
        <table:table-row table:style-name="ro1">
          <table:table-cell office:value-type="float" office:value="46001">
            <text:p>46001</text:p>
          </table:table-cell>
          <table:table-cell office:value-type="float" office:value="82230">
            <text:p>82230</text:p>
          </table:table-cell>
        </table:table-row>
        <table:table-row table:style-name="ro1">
          <table:table-cell office:value-type="float" office:value="47001">
            <text:p>47001</text:p>
          </table:table-cell>
          <table:table-cell office:value-type="float" office:value="87705">
            <text:p>87705</text:p>
          </table:table-cell>
        </table:table-row>
        <table:table-row table:style-name="ro1">
          <table:table-cell office:value-type="float" office:value="48001">
            <text:p>48001</text:p>
          </table:table-cell>
          <table:table-cell office:value-type="float" office:value="80282">
            <text:p>80282</text:p>
          </table:table-cell>
        </table:table-row>
        <table:table-row table:style-name="ro1">
          <table:table-cell office:value-type="float" office:value="49001">
            <text:p>49001</text:p>
          </table:table-cell>
          <table:table-cell office:value-type="float" office:value="81354">
            <text:p>81354</text:p>
          </table:table-cell>
        </table:table-row>
        <table:table-row table:style-name="ro1">
          <table:table-cell office:value-type="float" office:value="50001">
            <text:p>50001</text:p>
          </table:table-cell>
          <table:table-cell office:value-type="float" office:value="82450">
            <text:p>82450</text:p>
          </table:table-cell>
        </table:table-row>
        <table:table-row table:style-name="ro1">
          <table:table-cell office:value-type="float" office:value="51001">
            <text:p>51001</text:p>
          </table:table-cell>
          <table:table-cell office:value-type="float" office:value="84690">
            <text:p>84690</text:p>
          </table:table-cell>
        </table:table-row>
        <table:table-row table:style-name="ro1">
          <table:table-cell office:value-type="float" office:value="52001">
            <text:p>52001</text:p>
          </table:table-cell>
          <table:table-cell office:value-type="float" office:value="91651">
            <text:p>91651</text:p>
          </table:table-cell>
        </table:table-row>
        <table:table-row table:style-name="ro1">
          <table:table-cell office:value-type="float" office:value="53001">
            <text:p>53001</text:p>
          </table:table-cell>
          <table:table-cell office:value-type="float" office:value="89331">
            <text:p>89331</text:p>
          </table:table-cell>
        </table:table-row>
        <table:table-row table:style-name="ro1">
          <table:table-cell office:value-type="float" office:value="54001">
            <text:p>54001</text:p>
          </table:table-cell>
          <table:table-cell office:value-type="float" office:value="91303">
            <text:p>91303</text:p>
          </table:table-cell>
        </table:table-row>
        <table:table-row table:style-name="ro1">
          <table:table-cell office:value-type="float" office:value="55001">
            <text:p>55001</text:p>
          </table:table-cell>
          <table:table-cell office:value-type="float" office:value="92141">
            <text:p>92141</text:p>
          </table:table-cell>
        </table:table-row>
        <table:table-row table:style-name="ro1">
          <table:table-cell office:value-type="float" office:value="56001">
            <text:p>56001</text:p>
          </table:table-cell>
          <table:table-cell office:value-type="float" office:value="94484">
            <text:p>94484</text:p>
          </table:table-cell>
        </table:table-row>
        <table:table-row table:style-name="ro1">
          <table:table-cell office:value-type="float" office:value="57001">
            <text:p>57001</text:p>
          </table:table-cell>
          <table:table-cell office:value-type="float" office:value="97167">
            <text:p>97167</text:p>
          </table:table-cell>
        </table:table-row>
        <table:table-row table:style-name="ro1">
          <table:table-cell office:value-type="float" office:value="58001">
            <text:p>58001</text:p>
          </table:table-cell>
          <table:table-cell office:value-type="float" office:value="99179">
            <text:p>99179</text:p>
          </table:table-cell>
        </table:table-row>
        <table:table-row table:style-name="ro1">
          <table:table-cell office:value-type="float" office:value="59001">
            <text:p>59001</text:p>
          </table:table-cell>
          <table:table-cell office:value-type="float" office:value="99229">
            <text:p>99229</text:p>
          </table:table-cell>
        </table:table-row>
        <table:table-row table:style-name="ro1">
          <table:table-cell office:value-type="float" office:value="60001">
            <text:p>60001</text:p>
          </table:table-cell>
          <table:table-cell office:value-type="float" office:value="101036">
            <text:p>101036</text:p>
          </table:table-cell>
        </table:table-row>
        <table:table-row table:style-name="ro1">
          <table:table-cell office:value-type="float" office:value="61001">
            <text:p>61001</text:p>
          </table:table-cell>
          <table:table-cell office:value-type="float" office:value="119039">
            <text:p>119039</text:p>
          </table:table-cell>
        </table:table-row>
        <table:table-row table:style-name="ro1">
          <table:table-cell office:value-type="float" office:value="62001">
            <text:p>62001</text:p>
          </table:table-cell>
          <table:table-cell office:value-type="float" office:value="108587">
            <text:p>108587</text:p>
          </table:table-cell>
        </table:table-row>
        <table:table-row table:style-name="ro1">
          <table:table-cell office:value-type="float" office:value="63001">
            <text:p>63001</text:p>
          </table:table-cell>
          <table:table-cell office:value-type="float" office:value="110670">
            <text:p>110670</text:p>
          </table:table-cell>
        </table:table-row>
        <table:table-row table:style-name="ro1">
          <table:table-cell office:value-type="float" office:value="64001">
            <text:p>64001</text:p>
          </table:table-cell>
          <table:table-cell office:value-type="float" office:value="110223">
            <text:p>110223</text:p>
          </table:table-cell>
        </table:table-row>
        <table:table-row table:style-name="ro1">
          <table:table-cell office:value-type="float" office:value="65001">
            <text:p>65001</text:p>
          </table:table-cell>
          <table:table-cell office:value-type="float" office:value="110630">
            <text:p>110630</text:p>
          </table:table-cell>
        </table:table-row>
        <table:table-row table:style-name="ro1">
          <table:table-cell office:value-type="float" office:value="66001">
            <text:p>66001</text:p>
          </table:table-cell>
          <table:table-cell office:value-type="float" office:value="113474">
            <text:p>113474</text:p>
          </table:table-cell>
        </table:table-row>
        <table:table-row table:style-name="ro1">
          <table:table-cell office:value-type="float" office:value="67001">
            <text:p>67001</text:p>
          </table:table-cell>
          <table:table-cell office:value-type="float" office:value="113962">
            <text:p>113962</text:p>
          </table:table-cell>
        </table:table-row>
        <table:table-row table:style-name="ro1">
          <table:table-cell office:value-type="float" office:value="68001">
            <text:p>68001</text:p>
          </table:table-cell>
          <table:table-cell office:value-type="float" office:value="120097">
            <text:p>120097</text:p>
          </table:table-cell>
        </table:table-row>
        <table:table-row table:style-name="ro1">
          <table:table-cell office:value-type="float" office:value="69001">
            <text:p>69001</text:p>
          </table:table-cell>
          <table:table-cell office:value-type="float" office:value="118740">
            <text:p>118740</text:p>
          </table:table-cell>
        </table:table-row>
        <table:table-row table:style-name="ro1">
          <table:table-cell office:value-type="float" office:value="70001">
            <text:p>70001</text:p>
          </table:table-cell>
          <table:table-cell office:value-type="float" office:value="119768">
            <text:p>119768</text:p>
          </table:table-cell>
        </table:table-row>
        <table:table-row table:style-name="ro1">
          <table:table-cell office:value-type="float" office:value="71001">
            <text:p>71001</text:p>
          </table:table-cell>
          <table:table-cell office:value-type="float" office:value="121902">
            <text:p>121902</text:p>
          </table:table-cell>
        </table:table-row>
        <table:table-row table:style-name="ro1">
          <table:table-cell office:value-type="float" office:value="72001">
            <text:p>72001</text:p>
          </table:table-cell>
          <table:table-cell office:value-type="float" office:value="123689">
            <text:p>123689</text:p>
          </table:table-cell>
        </table:table-row>
        <table:table-row table:style-name="ro1">
          <table:table-cell office:value-type="float" office:value="73001">
            <text:p>73001</text:p>
          </table:table-cell>
          <table:table-cell office:value-type="float" office:value="127232">
            <text:p>127232</text:p>
          </table:table-cell>
        </table:table-row>
        <table:table-row table:style-name="ro1">
          <table:table-cell office:value-type="float" office:value="74001">
            <text:p>74001</text:p>
          </table:table-cell>
          <table:table-cell office:value-type="float" office:value="128981">
            <text:p>128981</text:p>
          </table:table-cell>
        </table:table-row>
        <table:table-row table:style-name="ro1">
          <table:table-cell office:value-type="float" office:value="75001">
            <text:p>75001</text:p>
          </table:table-cell>
          <table:table-cell office:value-type="float" office:value="128515">
            <text:p>128515</text:p>
          </table:table-cell>
        </table:table-row>
        <table:table-row table:style-name="ro1">
          <table:table-cell office:value-type="float" office:value="76001">
            <text:p>76001</text:p>
          </table:table-cell>
          <table:table-cell office:value-type="float" office:value="131980">
            <text:p>131980</text:p>
          </table:table-cell>
        </table:table-row>
        <table:table-row table:style-name="ro1">
          <table:table-cell office:value-type="float" office:value="77001">
            <text:p>77001</text:p>
          </table:table-cell>
          <table:table-cell office:value-type="float" office:value="133234">
            <text:p>133234</text:p>
          </table:table-cell>
        </table:table-row>
        <table:table-row table:style-name="ro1">
          <table:table-cell office:value-type="float" office:value="78001">
            <text:p>78001</text:p>
          </table:table-cell>
          <table:table-cell office:value-type="float" office:value="134860">
            <text:p>134860</text:p>
          </table:table-cell>
        </table:table-row>
        <table:table-row table:style-name="ro1">
          <table:table-cell office:value-type="float" office:value="79001">
            <text:p>79001</text:p>
          </table:table-cell>
          <table:table-cell office:value-type="float" office:value="137625">
            <text:p>137625</text:p>
          </table:table-cell>
        </table:table-row>
        <table:table-row table:style-name="ro1">
          <table:table-cell office:value-type="float" office:value="80001">
            <text:p>80001</text:p>
          </table:table-cell>
          <table:table-cell office:value-type="float" office:value="138088">
            <text:p>138088</text:p>
          </table:table-cell>
        </table:table-row>
        <table:table-row table:style-name="ro1">
          <table:table-cell office:value-type="float" office:value="81001">
            <text:p>81001</text:p>
          </table:table-cell>
          <table:table-cell office:value-type="float" office:value="141262">
            <text:p>141262</text:p>
          </table:table-cell>
        </table:table-row>
        <table:table-row table:style-name="ro1">
          <table:table-cell office:value-type="float" office:value="82001">
            <text:p>82001</text:p>
          </table:table-cell>
          <table:table-cell office:value-type="float" office:value="142857">
            <text:p>142857</text:p>
          </table:table-cell>
        </table:table-row>
        <table:table-row table:style-name="ro1">
          <table:table-cell office:value-type="float" office:value="83001">
            <text:p>83001</text:p>
          </table:table-cell>
          <table:table-cell office:value-type="float" office:value="145591">
            <text:p>145591</text:p>
          </table:table-cell>
        </table:table-row>
        <table:table-row table:style-name="ro1">
          <table:table-cell office:value-type="float" office:value="84001">
            <text:p>84001</text:p>
          </table:table-cell>
          <table:table-cell office:value-type="float" office:value="155254">
            <text:p>155254</text:p>
          </table:table-cell>
        </table:table-row>
        <table:table-row table:style-name="ro1">
          <table:table-cell office:value-type="float" office:value="85001">
            <text:p>85001</text:p>
          </table:table-cell>
          <table:table-cell office:value-type="float" office:value="151060">
            <text:p>151060</text:p>
          </table:table-cell>
        </table:table-row>
        <table:table-row table:style-name="ro1">
          <table:table-cell office:value-type="float" office:value="86001">
            <text:p>86001</text:p>
          </table:table-cell>
          <table:table-cell office:value-type="float" office:value="153361">
            <text:p>153361</text:p>
          </table:table-cell>
        </table:table-row>
        <table:table-row table:style-name="ro1">
          <table:table-cell office:value-type="float" office:value="87001">
            <text:p>87001</text:p>
          </table:table-cell>
          <table:table-cell office:value-type="float" office:value="154982">
            <text:p>154982</text:p>
          </table:table-cell>
        </table:table-row>
        <table:table-row table:style-name="ro1">
          <table:table-cell office:value-type="float" office:value="88001">
            <text:p>88001</text:p>
          </table:table-cell>
          <table:table-cell office:value-type="float" office:value="157353">
            <text:p>157353</text:p>
          </table:table-cell>
        </table:table-row>
        <table:table-row table:style-name="ro1">
          <table:table-cell office:value-type="float" office:value="89001">
            <text:p>89001</text:p>
          </table:table-cell>
          <table:table-cell office:value-type="float" office:value="161584">
            <text:p>161584</text:p>
          </table:table-cell>
        </table:table-row>
        <table:table-row table:style-name="ro1">
          <table:table-cell office:value-type="float" office:value="90001">
            <text:p>90001</text:p>
          </table:table-cell>
          <table:table-cell office:value-type="float" office:value="160005">
            <text:p>160005</text:p>
          </table:table-cell>
        </table:table-row>
        <table:table-row table:style-name="ro1">
          <table:table-cell office:value-type="float" office:value="91001">
            <text:p>91001</text:p>
          </table:table-cell>
          <table:table-cell office:value-type="float" office:value="162875">
            <text:p>162875</text:p>
          </table:table-cell>
        </table:table-row>
        <table:table-row table:style-name="ro1">
          <table:table-cell office:value-type="float" office:value="92001">
            <text:p>92001</text:p>
          </table:table-cell>
          <table:table-cell office:value-type="float" office:value="163001">
            <text:p>163001</text:p>
          </table:table-cell>
        </table:table-row>
        <table:table-row table:style-name="ro1">
          <table:table-cell office:value-type="float" office:value="93001">
            <text:p>93001</text:p>
          </table:table-cell>
          <table:table-cell office:value-type="float" office:value="170518">
            <text:p>170518</text:p>
          </table:table-cell>
        </table:table-row>
        <table:table-row table:style-name="ro1">
          <table:table-cell office:value-type="float" office:value="94001">
            <text:p>94001</text:p>
          </table:table-cell>
          <table:table-cell office:value-type="float" office:value="170096">
            <text:p>170096</text:p>
          </table:table-cell>
        </table:table-row>
        <table:table-row table:style-name="ro1">
          <table:table-cell office:value-type="float" office:value="95001">
            <text:p>95001</text:p>
          </table:table-cell>
          <table:table-cell office:value-type="float" office:value="170029">
            <text:p>170029</text:p>
          </table:table-cell>
        </table:table-row>
        <table:table-row table:style-name="ro1">
          <table:table-cell office:value-type="float" office:value="96001">
            <text:p>96001</text:p>
          </table:table-cell>
          <table:table-cell office:value-type="float" office:value="174457">
            <text:p>174457</text:p>
          </table:table-cell>
        </table:table-row>
        <table:table-row table:style-name="ro1">
          <table:table-cell office:value-type="float" office:value="97001">
            <text:p>97001</text:p>
          </table:table-cell>
          <table:table-cell office:value-type="float" office:value="187241">
            <text:p>187241</text:p>
          </table:table-cell>
        </table:table-row>
        <table:table-row table:style-name="ro1">
          <table:table-cell office:value-type="float" office:value="98001">
            <text:p>98001</text:p>
          </table:table-cell>
          <table:table-cell office:value-type="float" office:value="190415">
            <text:p>190415</text:p>
          </table:table-cell>
        </table:table-row>
        <table:table-row table:style-name="ro1">
          <table:table-cell office:value-type="float" office:value="99001">
            <text:p>99001</text:p>
          </table:table-cell>
          <table:table-cell office:value-type="float" office:value="182104">
            <text:p>182104</text:p>
          </table:table-cell>
        </table:table-row>
        <table:table-row table:style-name="ro1">
          <table:table-cell office:value-type="float" office:value="100001">
            <text:p>100001</text:p>
          </table:table-cell>
          <table:table-cell office:value-type="float" office:value="183396">
            <text:p>183396</text:p>
          </table:table-cell>
        </table:table-row>
        <table:table-row table:style-name="ro1">
          <table:table-cell office:value-type="float" office:value="101001">
            <text:p>101001</text:p>
          </table:table-cell>
          <table:table-cell office:value-type="float" office:value="183998">
            <text:p>183998</text:p>
          </table:table-cell>
        </table:table-row>
        <table:table-row table:style-name="ro1">
          <table:table-cell office:value-type="float" office:value="102001">
            <text:p>102001</text:p>
          </table:table-cell>
          <table:table-cell office:value-type="float" office:value="200113">
            <text:p>200113</text:p>
          </table:table-cell>
        </table:table-row>
        <table:table-row table:style-name="ro1">
          <table:table-cell office:value-type="float" office:value="103001">
            <text:p>103001</text:p>
          </table:table-cell>
          <table:table-cell office:value-type="float" office:value="194551">
            <text:p>194551</text:p>
          </table:table-cell>
        </table:table-row>
        <table:table-row table:style-name="ro1">
          <table:table-cell office:value-type="float" office:value="104001">
            <text:p>104001</text:p>
          </table:table-cell>
          <table:table-cell office:value-type="float" office:value="193100">
            <text:p>193100</text:p>
          </table:table-cell>
        </table:table-row>
        <table:table-row table:style-name="ro1">
          <table:table-cell office:value-type="float" office:value="105001">
            <text:p>105001</text:p>
          </table:table-cell>
          <table:table-cell office:value-type="float" office:value="198377">
            <text:p>198377</text:p>
          </table:table-cell>
        </table:table-row>
        <table:table-row table:style-name="ro1">
          <table:table-cell office:value-type="float" office:value="106001">
            <text:p>106001</text:p>
          </table:table-cell>
          <table:table-cell office:value-type="float" office:value="196465">
            <text:p>196465</text:p>
          </table:table-cell>
        </table:table-row>
        <table:table-row table:style-name="ro1">
          <table:table-cell office:value-type="float" office:value="107001">
            <text:p>107001</text:p>
          </table:table-cell>
          <table:table-cell office:value-type="float" office:value="199944">
            <text:p>199944</text:p>
          </table:table-cell>
        </table:table-row>
        <table:table-row table:style-name="ro1">
          <table:table-cell office:value-type="float" office:value="108001">
            <text:p>108001</text:p>
          </table:table-cell>
          <table:table-cell office:value-type="float" office:value="199406">
            <text:p>199406</text:p>
          </table:table-cell>
        </table:table-row>
        <table:table-row table:style-name="ro1">
          <table:table-cell office:value-type="float" office:value="109001">
            <text:p>109001</text:p>
          </table:table-cell>
          <table:table-cell office:value-type="float" office:value="202579">
            <text:p>202579</text:p>
          </table:table-cell>
        </table:table-row>
        <table:table-row table:style-name="ro1">
          <table:table-cell office:value-type="float" office:value="110001">
            <text:p>110001</text:p>
          </table:table-cell>
          <table:table-cell office:value-type="float" office:value="205646">
            <text:p>205646</text:p>
          </table:table-cell>
        </table:table-row>
        <table:table-row table:style-name="ro1">
          <table:table-cell office:value-type="float" office:value="111001">
            <text:p>111001</text:p>
          </table:table-cell>
          <table:table-cell office:value-type="float" office:value="210395">
            <text:p>210395</text:p>
          </table:table-cell>
        </table:table-row>
        <table:table-row table:style-name="ro1">
          <table:table-cell office:value-type="float" office:value="112001">
            <text:p>112001</text:p>
          </table:table-cell>
          <table:table-cell office:value-type="float" office:value="208975">
            <text:p>208975</text:p>
          </table:table-cell>
        </table:table-row>
        <table:table-row table:style-name="ro1">
          <table:table-cell office:value-type="float" office:value="113001">
            <text:p>113001</text:p>
          </table:table-cell>
          <table:table-cell office:value-type="float" office:value="209661">
            <text:p>209661</text:p>
          </table:table-cell>
        </table:table-row>
        <table:table-row table:style-name="ro1">
          <table:table-cell office:value-type="float" office:value="114001">
            <text:p>114001</text:p>
          </table:table-cell>
          <table:table-cell office:value-type="float" office:value="224225">
            <text:p>224225</text:p>
          </table:table-cell>
        </table:table-row>
        <table:table-row table:style-name="ro1">
          <table:table-cell office:value-type="float" office:value="115001">
            <text:p>115001</text:p>
          </table:table-cell>
          <table:table-cell office:value-type="float" office:value="213257">
            <text:p>213257</text:p>
          </table:table-cell>
        </table:table-row>
        <table:table-row table:style-name="ro1">
          <table:table-cell office:value-type="float" office:value="116001">
            <text:p>116001</text:p>
          </table:table-cell>
          <table:table-cell office:value-type="float" office:value="215111">
            <text:p>215111</text:p>
          </table:table-cell>
        </table:table-row>
        <table:table-row table:style-name="ro1">
          <table:table-cell office:value-type="float" office:value="117001">
            <text:p>117001</text:p>
          </table:table-cell>
          <table:table-cell office:value-type="float" office:value="214383">
            <text:p>214383</text:p>
          </table:table-cell>
        </table:table-row>
        <table:table-row table:style-name="ro1">
          <table:table-cell office:value-type="float" office:value="118001">
            <text:p>118001</text:p>
          </table:table-cell>
          <table:table-cell office:value-type="float" office:value="221587">
            <text:p>221587</text:p>
          </table:table-cell>
        </table:table-row>
        <table:table-row table:style-name="ro1">
          <table:table-cell office:value-type="float" office:value="119001">
            <text:p>119001</text:p>
          </table:table-cell>
          <table:table-cell office:value-type="float" office:value="220871">
            <text:p>220871</text:p>
          </table:table-cell>
        </table:table-row>
        <table:table-row table:style-name="ro1">
          <table:table-cell office:value-type="float" office:value="120001">
            <text:p>120001</text:p>
          </table:table-cell>
          <table:table-cell office:value-type="float" office:value="220348">
            <text:p>220348</text:p>
          </table:table-cell>
        </table:table-row>
        <table:table-row table:style-name="ro1">
          <table:table-cell office:value-type="float" office:value="121001">
            <text:p>121001</text:p>
          </table:table-cell>
          <table:table-cell office:value-type="float" office:value="221948">
            <text:p>221948</text:p>
          </table:table-cell>
        </table:table-row>
        <table:table-row table:style-name="ro1">
          <table:table-cell office:value-type="float" office:value="122001">
            <text:p>122001</text:p>
          </table:table-cell>
          <table:table-cell office:value-type="float" office:value="223937">
            <text:p>223937</text:p>
          </table:table-cell>
        </table:table-row>
        <table:table-row table:style-name="ro1">
          <table:table-cell office:value-type="float" office:value="123001">
            <text:p>123001</text:p>
          </table:table-cell>
          <table:table-cell office:value-type="float" office:value="226371">
            <text:p>226371</text:p>
          </table:table-cell>
        </table:table-row>
        <table:table-row table:style-name="ro1">
          <table:table-cell office:value-type="float" office:value="124001">
            <text:p>124001</text:p>
          </table:table-cell>
          <table:table-cell office:value-type="float" office:value="229700">
            <text:p>229700</text:p>
          </table:table-cell>
        </table:table-row>
        <table:table-row table:style-name="ro1">
          <table:table-cell office:value-type="float" office:value="125001">
            <text:p>125001</text:p>
          </table:table-cell>
          <table:table-cell office:value-type="float" office:value="229802">
            <text:p>229802</text:p>
          </table:table-cell>
        </table:table-row>
        <table:table-row table:style-name="ro1">
          <table:table-cell office:value-type="float" office:value="126001">
            <text:p>126001</text:p>
          </table:table-cell>
          <table:table-cell office:value-type="float" office:value="235779">
            <text:p>235779</text:p>
          </table:table-cell>
        </table:table-row>
        <table:table-row table:style-name="ro1">
          <table:table-cell office:value-type="float" office:value="127001">
            <text:p>127001</text:p>
          </table:table-cell>
          <table:table-cell office:value-type="float" office:value="233171">
            <text:p>233171</text:p>
          </table:table-cell>
        </table:table-row>
        <table:table-row table:style-name="ro1">
          <table:table-cell office:value-type="float" office:value="128001">
            <text:p>128001</text:p>
          </table:table-cell>
          <table:table-cell office:value-type="float" office:value="291929">
            <text:p>291929</text:p>
          </table:table-cell>
        </table:table-row>
        <table:table-row table:style-name="ro1">
          <table:table-cell office:value-type="float" office:value="129001">
            <text:p>129001</text:p>
          </table:table-cell>
          <table:table-cell office:value-type="float" office:value="237239">
            <text:p>237239</text:p>
          </table:table-cell>
        </table:table-row>
        <table:table-row table:style-name="ro1">
          <table:table-cell office:value-type="float" office:value="130001">
            <text:p>130001</text:p>
          </table:table-cell>
          <table:table-cell office:value-type="float" office:value="243050">
            <text:p>243050</text:p>
          </table:table-cell>
        </table:table-row>
        <table:table-row table:style-name="ro1">
          <table:table-cell office:value-type="float" office:value="131001">
            <text:p>131001</text:p>
          </table:table-cell>
          <table:table-cell office:value-type="float" office:value="243523">
            <text:p>243523</text:p>
          </table:table-cell>
        </table:table-row>
        <table:table-row table:style-name="ro1">
          <table:table-cell office:value-type="float" office:value="132001">
            <text:p>132001</text:p>
          </table:table-cell>
          <table:table-cell office:value-type="float" office:value="252505">
            <text:p>252505</text:p>
          </table:table-cell>
        </table:table-row>
        <table:table-row table:style-name="ro1">
          <table:table-cell office:value-type="float" office:value="133001">
            <text:p>133001</text:p>
          </table:table-cell>
          <table:table-cell office:value-type="float" office:value="288398">
            <text:p>288398</text:p>
          </table:table-cell>
        </table:table-row>
        <table:table-row table:style-name="ro1">
          <table:table-cell office:value-type="float" office:value="134001">
            <text:p>134001</text:p>
          </table:table-cell>
          <table:table-cell office:value-type="float" office:value="259819">
            <text:p>259819</text:p>
          </table:table-cell>
        </table:table-row>
        <table:table-row table:style-name="ro1">
          <table:table-cell office:value-type="float" office:value="135001">
            <text:p>135001</text:p>
          </table:table-cell>
          <table:table-cell office:value-type="float" office:value="317982">
            <text:p>317982</text:p>
          </table:table-cell>
        </table:table-row>
        <table:table-row table:style-name="ro1">
          <table:table-cell office:value-type="float" office:value="136001">
            <text:p>136001</text:p>
          </table:table-cell>
          <table:table-cell office:value-type="float" office:value="289145">
            <text:p>289145</text:p>
          </table:table-cell>
        </table:table-row>
        <table:table-row table:style-name="ro1">
          <table:table-cell office:value-type="float" office:value="137001">
            <text:p>137001</text:p>
          </table:table-cell>
          <table:table-cell office:value-type="float" office:value="297183">
            <text:p>297183</text:p>
          </table:table-cell>
        </table:table-row>
        <table:table-row table:style-name="ro1">
          <table:table-cell office:value-type="float" office:value="138001">
            <text:p>138001</text:p>
          </table:table-cell>
          <table:table-cell office:value-type="float" office:value="256256">
            <text:p>256256</text:p>
          </table:table-cell>
        </table:table-row>
        <table:table-row table:style-name="ro1">
          <table:table-cell office:value-type="float" office:value="139001">
            <text:p>139001</text:p>
          </table:table-cell>
          <table:table-cell office:value-type="float" office:value="258450">
            <text:p>258450</text:p>
          </table:table-cell>
        </table:table-row>
        <table:table-row table:style-name="ro1">
          <table:table-cell office:value-type="float" office:value="140001">
            <text:p>140001</text:p>
          </table:table-cell>
          <table:table-cell office:value-type="float" office:value="260355">
            <text:p>260355</text:p>
          </table:table-cell>
        </table:table-row>
        <table:table-row table:style-name="ro1">
          <table:table-cell office:value-type="float" office:value="141001">
            <text:p>141001</text:p>
          </table:table-cell>
          <table:table-cell office:value-type="float" office:value="278857">
            <text:p>278857</text:p>
          </table:table-cell>
        </table:table-row>
        <table:table-row table:style-name="ro1">
          <table:table-cell office:value-type="float" office:value="142001">
            <text:p>142001</text:p>
          </table:table-cell>
          <table:table-cell office:value-type="float" office:value="281753">
            <text:p>281753</text:p>
          </table:table-cell>
        </table:table-row>
        <table:table-row table:style-name="ro1">
          <table:table-cell office:value-type="float" office:value="143001">
            <text:p>143001</text:p>
          </table:table-cell>
          <table:table-cell office:value-type="float" office:value="316860">
            <text:p>316860</text:p>
          </table:table-cell>
        </table:table-row>
        <table:table-row table:style-name="ro1">
          <table:table-cell office:value-type="float" office:value="144001">
            <text:p>144001</text:p>
          </table:table-cell>
          <table:table-cell office:value-type="float" office:value="288291">
            <text:p>288291</text:p>
          </table:table-cell>
        </table:table-row>
        <table:table-row table:style-name="ro1">
          <table:table-cell office:value-type="float" office:value="145001">
            <text:p>145001</text:p>
          </table:table-cell>
          <table:table-cell office:value-type="float" office:value="288863">
            <text:p>288863</text:p>
          </table:table-cell>
        </table:table-row>
        <table:table-row table:style-name="ro1">
          <table:table-cell office:value-type="float" office:value="146001">
            <text:p>146001</text:p>
          </table:table-cell>
          <table:table-cell office:value-type="float" office:value="293136">
            <text:p>293136</text:p>
          </table:table-cell>
        </table:table-row>
        <table:table-row table:style-name="ro1">
          <table:table-cell office:value-type="float" office:value="147001">
            <text:p>147001</text:p>
          </table:table-cell>
          <table:table-cell office:value-type="float" office:value="296284">
            <text:p>296284</text:p>
          </table:table-cell>
        </table:table-row>
        <table:table-row table:style-name="ro1">
          <table:table-cell office:value-type="float" office:value="148001">
            <text:p>148001</text:p>
          </table:table-cell>
          <table:table-cell office:value-type="float" office:value="296073">
            <text:p>296073</text:p>
          </table:table-cell>
        </table:table-row>
        <table:table-row table:style-name="ro1">
          <table:table-cell office:value-type="float" office:value="149001">
            <text:p>149001</text:p>
          </table:table-cell>
          <table:table-cell office:value-type="float" office:value="295529">
            <text:p>295529</text:p>
          </table:table-cell>
        </table:table-row>
        <table:table-row table:style-name="ro1">
          <table:table-cell office:value-type="float" office:value="150001">
            <text:p>150001</text:p>
          </table:table-cell>
          <table:table-cell office:value-type="float" office:value="306026">
            <text:p>306026</text:p>
          </table:table-cell>
        </table:table-row>
        <table:table-row table:style-name="ro1">
          <table:table-cell office:value-type="float" office:value="151001">
            <text:p>151001</text:p>
          </table:table-cell>
          <table:table-cell office:value-type="float" office:value="294103">
            <text:p>294103</text:p>
          </table:table-cell>
        </table:table-row>
        <table:table-row table:style-name="ro1">
          <table:table-cell office:value-type="float" office:value="152001">
            <text:p>152001</text:p>
          </table:table-cell>
          <table:table-cell office:value-type="float" office:value="282047">
            <text:p>282047</text:p>
          </table:table-cell>
        </table:table-row>
        <table:table-row table:style-name="ro1">
          <table:table-cell office:value-type="float" office:value="153001">
            <text:p>153001</text:p>
          </table:table-cell>
          <table:table-cell office:value-type="float" office:value="296363">
            <text:p>296363</text:p>
          </table:table-cell>
        </table:table-row>
        <table:table-row table:style-name="ro1">
          <table:table-cell office:value-type="float" office:value="154001">
            <text:p>154001</text:p>
          </table:table-cell>
          <table:table-cell office:value-type="float" office:value="289341">
            <text:p>289341</text:p>
          </table:table-cell>
        </table:table-row>
        <table:table-row table:style-name="ro1">
          <table:table-cell office:value-type="float" office:value="155001">
            <text:p>155001</text:p>
          </table:table-cell>
          <table:table-cell office:value-type="float" office:value="308530">
            <text:p>308530</text:p>
          </table:table-cell>
        </table:table-row>
        <table:table-row table:style-name="ro1">
          <table:table-cell office:value-type="float" office:value="156001">
            <text:p>156001</text:p>
          </table:table-cell>
          <table:table-cell office:value-type="float" office:value="293914">
            <text:p>293914</text:p>
          </table:table-cell>
        </table:table-row>
        <table:table-row table:style-name="ro1">
          <table:table-cell office:value-type="float" office:value="157001">
            <text:p>157001</text:p>
          </table:table-cell>
          <table:table-cell office:value-type="float" office:value="293027">
            <text:p>293027</text:p>
          </table:table-cell>
        </table:table-row>
        <table:table-row table:style-name="ro1">
          <table:table-cell office:value-type="float" office:value="158001">
            <text:p>158001</text:p>
          </table:table-cell>
          <table:table-cell office:value-type="float" office:value="307460">
            <text:p>307460</text:p>
          </table:table-cell>
        </table:table-row>
        <table:table-row table:style-name="ro1">
          <table:table-cell office:value-type="float" office:value="159001">
            <text:p>159001</text:p>
          </table:table-cell>
          <table:table-cell office:value-type="float" office:value="298531">
            <text:p>298531</text:p>
          </table:table-cell>
        </table:table-row>
        <table:table-row table:style-name="ro1">
          <table:table-cell office:value-type="float" office:value="160001">
            <text:p>160001</text:p>
          </table:table-cell>
          <table:table-cell office:value-type="float" office:value="300500">
            <text:p>300500</text:p>
          </table:table-cell>
        </table:table-row>
        <table:table-row table:style-name="ro1">
          <table:table-cell office:value-type="float" office:value="161001">
            <text:p>161001</text:p>
          </table:table-cell>
          <table:table-cell office:value-type="float" office:value="302501">
            <text:p>302501</text:p>
          </table:table-cell>
        </table:table-row>
        <table:table-row table:style-name="ro1">
          <table:table-cell office:value-type="float" office:value="162001">
            <text:p>162001</text:p>
          </table:table-cell>
          <table:table-cell office:value-type="float" office:value="308154">
            <text:p>308154</text:p>
          </table:table-cell>
        </table:table-row>
        <table:table-row table:style-name="ro1">
          <table:table-cell office:value-type="float" office:value="163001">
            <text:p>163001</text:p>
          </table:table-cell>
          <table:table-cell office:value-type="float" office:value="307895">
            <text:p>307895</text:p>
          </table:table-cell>
        </table:table-row>
        <table:table-row table:style-name="ro1">
          <table:table-cell office:value-type="float" office:value="164001">
            <text:p>164001</text:p>
          </table:table-cell>
          <table:table-cell office:value-type="float" office:value="308816">
            <text:p>308816</text:p>
          </table:table-cell>
        </table:table-row>
        <table:table-row table:style-name="ro1">
          <table:table-cell office:value-type="float" office:value="165001">
            <text:p>165001</text:p>
          </table:table-cell>
          <table:table-cell office:value-type="float" office:value="309156">
            <text:p>309156</text:p>
          </table:table-cell>
        </table:table-row>
        <table:table-row table:style-name="ro1">
          <table:table-cell office:value-type="float" office:value="166001">
            <text:p>166001</text:p>
          </table:table-cell>
          <table:table-cell office:value-type="float" office:value="317071">
            <text:p>317071</text:p>
          </table:table-cell>
        </table:table-row>
        <table:table-row table:style-name="ro1">
          <table:table-cell office:value-type="float" office:value="167001">
            <text:p>167001</text:p>
          </table:table-cell>
          <table:table-cell office:value-type="float" office:value="314597">
            <text:p>314597</text:p>
          </table:table-cell>
        </table:table-row>
        <table:table-row table:style-name="ro1">
          <table:table-cell office:value-type="float" office:value="168001">
            <text:p>168001</text:p>
          </table:table-cell>
          <table:table-cell office:value-type="float" office:value="318796">
            <text:p>318796</text:p>
          </table:table-cell>
        </table:table-row>
        <table:table-row table:style-name="ro1">
          <table:table-cell office:value-type="float" office:value="169001">
            <text:p>169001</text:p>
          </table:table-cell>
          <table:table-cell office:value-type="float" office:value="319400">
            <text:p>319400</text:p>
          </table:table-cell>
        </table:table-row>
        <table:table-row table:style-name="ro1">
          <table:table-cell office:value-type="float" office:value="170001">
            <text:p>170001</text:p>
          </table:table-cell>
          <table:table-cell office:value-type="float" office:value="321710">
            <text:p>321710</text:p>
          </table:table-cell>
        </table:table-row>
        <table:table-row table:style-name="ro1">
          <table:table-cell office:value-type="float" office:value="171001">
            <text:p>171001</text:p>
          </table:table-cell>
          <table:table-cell office:value-type="float" office:value="321468">
            <text:p>321468</text:p>
          </table:table-cell>
        </table:table-row>
        <table:table-row table:style-name="ro1">
          <table:table-cell office:value-type="float" office:value="172001">
            <text:p>172001</text:p>
          </table:table-cell>
          <table:table-cell office:value-type="float" office:value="323350">
            <text:p>323350</text:p>
          </table:table-cell>
        </table:table-row>
        <table:table-row table:style-name="ro1">
          <table:table-cell office:value-type="float" office:value="173001">
            <text:p>173001</text:p>
          </table:table-cell>
          <table:table-cell office:value-type="float" office:value="329718">
            <text:p>329718</text:p>
          </table:table-cell>
        </table:table-row>
        <table:table-row table:style-name="ro1">
          <table:table-cell office:value-type="float" office:value="174001">
            <text:p>174001</text:p>
          </table:table-cell>
          <table:table-cell office:value-type="float" office:value="325216">
            <text:p>325216</text:p>
          </table:table-cell>
        </table:table-row>
        <table:table-row table:style-name="ro1">
          <table:table-cell office:value-type="float" office:value="175001">
            <text:p>175001</text:p>
          </table:table-cell>
          <table:table-cell office:value-type="float" office:value="327907">
            <text:p>327907</text:p>
          </table:table-cell>
        </table:table-row>
        <table:table-row table:style-name="ro1">
          <table:table-cell office:value-type="float" office:value="176001">
            <text:p>176001</text:p>
          </table:table-cell>
          <table:table-cell office:value-type="float" office:value="327953">
            <text:p>327953</text:p>
          </table:table-cell>
        </table:table-row>
        <table:table-row table:style-name="ro1">
          <table:table-cell office:value-type="float" office:value="177001">
            <text:p>177001</text:p>
          </table:table-cell>
          <table:table-cell office:value-type="float" office:value="345069">
            <text:p>345069</text:p>
          </table:table-cell>
        </table:table-row>
        <table:table-row table:style-name="ro1">
          <table:table-cell office:value-type="float" office:value="178001">
            <text:p>178001</text:p>
          </table:table-cell>
          <table:table-cell office:value-type="float" office:value="332649">
            <text:p>332649</text:p>
          </table:table-cell>
        </table:table-row>
        <table:table-row table:style-name="ro1">
          <table:table-cell office:value-type="float" office:value="179001">
            <text:p>179001</text:p>
          </table:table-cell>
          <table:table-cell office:value-type="float" office:value="334694">
            <text:p>334694</text:p>
          </table:table-cell>
        </table:table-row>
        <table:table-row table:style-name="ro1">
          <table:table-cell office:value-type="float" office:value="180001">
            <text:p>180001</text:p>
          </table:table-cell>
          <table:table-cell office:value-type="float" office:value="334658">
            <text:p>334658</text:p>
          </table:table-cell>
        </table:table-row>
        <table:table-row table:style-name="ro1">
          <table:table-cell office:value-type="float" office:value="181001">
            <text:p>181001</text:p>
          </table:table-cell>
          <table:table-cell office:value-type="float" office:value="337334">
            <text:p>337334</text:p>
          </table:table-cell>
        </table:table-row>
        <table:table-row table:style-name="ro1">
          <table:table-cell office:value-type="float" office:value="182001">
            <text:p>182001</text:p>
          </table:table-cell>
          <table:table-cell office:value-type="float" office:value="342841">
            <text:p>342841</text:p>
          </table:table-cell>
        </table:table-row>
        <table:table-row table:style-name="ro1">
          <table:table-cell office:value-type="float" office:value="183001">
            <text:p>183001</text:p>
          </table:table-cell>
          <table:table-cell office:value-type="float" office:value="342998">
            <text:p>342998</text:p>
          </table:table-cell>
        </table:table-row>
        <table:table-row table:style-name="ro1">
          <table:table-cell office:value-type="float" office:value="184001">
            <text:p>184001</text:p>
          </table:table-cell>
          <table:table-cell office:value-type="float" office:value="344634">
            <text:p>344634</text:p>
          </table:table-cell>
        </table:table-row>
        <table:table-row table:style-name="ro1">
          <table:table-cell office:value-type="float" office:value="185001">
            <text:p>185001</text:p>
          </table:table-cell>
          <table:table-cell office:value-type="float" office:value="346037">
            <text:p>346037</text:p>
          </table:table-cell>
        </table:table-row>
        <table:table-row table:style-name="ro1">
          <table:table-cell office:value-type="float" office:value="186001">
            <text:p>186001</text:p>
          </table:table-cell>
          <table:table-cell office:value-type="float" office:value="347887">
            <text:p>347887</text:p>
          </table:table-cell>
        </table:table-row>
        <table:table-row table:style-name="ro1">
          <table:table-cell office:value-type="float" office:value="187001">
            <text:p>187001</text:p>
          </table:table-cell>
          <table:table-cell office:value-type="float" office:value="356653">
            <text:p>356653</text:p>
          </table:table-cell>
        </table:table-row>
        <table:table-row table:style-name="ro1">
          <table:table-cell office:value-type="float" office:value="188001">
            <text:p>188001</text:p>
          </table:table-cell>
          <table:table-cell office:value-type="float" office:value="351872">
            <text:p>351872</text:p>
          </table:table-cell>
        </table:table-row>
        <table:table-row table:style-name="ro1">
          <table:table-cell office:value-type="float" office:value="189001">
            <text:p>189001</text:p>
          </table:table-cell>
          <table:table-cell office:value-type="float" office:value="354399">
            <text:p>354399</text:p>
          </table:table-cell>
        </table:table-row>
        <table:table-row table:style-name="ro1">
          <table:table-cell office:value-type="float" office:value="190001">
            <text:p>190001</text:p>
          </table:table-cell>
          <table:table-cell office:value-type="float" office:value="355276">
            <text:p>355276</text:p>
          </table:table-cell>
        </table:table-row>
        <table:table-row table:style-name="ro1">
          <table:table-cell office:value-type="float" office:value="191001">
            <text:p>191001</text:p>
          </table:table-cell>
          <table:table-cell office:value-type="float" office:value="377997">
            <text:p>377997</text:p>
          </table:table-cell>
        </table:table-row>
        <table:table-row table:style-name="ro1">
          <table:table-cell office:value-type="float" office:value="192001">
            <text:p>192001</text:p>
          </table:table-cell>
          <table:table-cell office:value-type="float" office:value="364090">
            <text:p>364090</text:p>
          </table:table-cell>
        </table:table-row>
        <table:table-row table:style-name="ro1">
          <table:table-cell office:value-type="float" office:value="193001">
            <text:p>193001</text:p>
          </table:table-cell>
          <table:table-cell office:value-type="float" office:value="362669">
            <text:p>362669</text:p>
          </table:table-cell>
        </table:table-row>
        <table:table-row table:style-name="ro1">
          <table:table-cell office:value-type="float" office:value="194001">
            <text:p>194001</text:p>
          </table:table-cell>
          <table:table-cell office:value-type="float" office:value="383361">
            <text:p>383361</text:p>
          </table:table-cell>
        </table:table-row>
        <table:table-row table:style-name="ro1">
          <table:table-cell office:value-type="float" office:value="195001">
            <text:p>195001</text:p>
          </table:table-cell>
          <table:table-cell office:value-type="float" office:value="367407">
            <text:p>367407</text:p>
          </table:table-cell>
        </table:table-row>
        <table:table-row table:style-name="ro1">
          <table:table-cell office:value-type="float" office:value="196001">
            <text:p>196001</text:p>
          </table:table-cell>
          <table:table-cell office:value-type="float" office:value="387997">
            <text:p>387997</text:p>
          </table:table-cell>
        </table:table-row>
        <table:table-row table:style-name="ro1">
          <table:table-cell office:value-type="float" office:value="197001">
            <text:p>197001</text:p>
          </table:table-cell>
          <table:table-cell office:value-type="float" office:value="371545">
            <text:p>371545</text:p>
          </table:table-cell>
        </table:table-row>
        <table:table-row table:style-name="ro1">
          <table:table-cell office:value-type="float" office:value="198001">
            <text:p>198001</text:p>
          </table:table-cell>
          <table:table-cell office:value-type="float" office:value="380909">
            <text:p>380909</text:p>
          </table:table-cell>
        </table:table-row>
        <table:table-row table:style-name="ro1">
          <table:table-cell office:value-type="float" office:value="199001">
            <text:p>199001</text:p>
          </table:table-cell>
          <table:table-cell office:value-type="float" office:value="376388">
            <text:p>376388</text:p>
          </table:table-cell>
        </table:table-row>
        <table:table-row table:style-name="ro1">
          <table:table-cell office:value-type="float" office:value="200001">
            <text:p>200001</text:p>
          </table:table-cell>
          <table:table-cell office:value-type="float" office:value="381679">
            <text:p>381679</text:p>
          </table:table-cell>
        </table:table-row>
        <table:table-row table:style-name="ro1">
          <table:table-cell office:value-type="float" office:value="201001">
            <text:p>201001</text:p>
          </table:table-cell>
          <table:table-cell office:value-type="float" office:value="382609">
            <text:p>382609</text:p>
          </table:table-cell>
        </table:table-row>
        <table:table-row table:style-name="ro1">
          <table:table-cell office:value-type="float" office:value="202001">
            <text:p>202001</text:p>
          </table:table-cell>
          <table:table-cell office:value-type="float" office:value="382636">
            <text:p>382636</text:p>
          </table:table-cell>
        </table:table-row>
        <table:table-row table:style-name="ro1">
          <table:table-cell office:value-type="float" office:value="203001">
            <text:p>203001</text:p>
          </table:table-cell>
          <table:table-cell office:value-type="float" office:value="383570">
            <text:p>383570</text:p>
          </table:table-cell>
        </table:table-row>
        <table:table-row table:style-name="ro1">
          <table:table-cell office:value-type="float" office:value="204001">
            <text:p>204001</text:p>
          </table:table-cell>
          <table:table-cell office:value-type="float" office:value="386454">
            <text:p>386454</text:p>
          </table:table-cell>
        </table:table-row>
        <table:table-row table:style-name="ro1">
          <table:table-cell office:value-type="float" office:value="205001">
            <text:p>205001</text:p>
          </table:table-cell>
          <table:table-cell office:value-type="float" office:value="398542">
            <text:p>398542</text:p>
          </table:table-cell>
        </table:table-row>
        <table:table-row table:style-name="ro1">
          <table:table-cell office:value-type="float" office:value="206001">
            <text:p>206001</text:p>
          </table:table-cell>
          <table:table-cell office:value-type="float" office:value="389987">
            <text:p>389987</text:p>
          </table:table-cell>
        </table:table-row>
        <table:table-row table:style-name="ro1">
          <table:table-cell office:value-type="float" office:value="207001">
            <text:p>207001</text:p>
          </table:table-cell>
          <table:table-cell office:value-type="float" office:value="388854">
            <text:p>388854</text:p>
          </table:table-cell>
        </table:table-row>
        <table:table-row table:style-name="ro1">
          <table:table-cell office:value-type="float" office:value="208001">
            <text:p>208001</text:p>
          </table:table-cell>
          <table:table-cell office:value-type="float" office:value="390803">
            <text:p>390803</text:p>
          </table:table-cell>
        </table:table-row>
        <table:table-row table:style-name="ro1">
          <table:table-cell office:value-type="float" office:value="209001">
            <text:p>209001</text:p>
          </table:table-cell>
          <table:table-cell office:value-type="float" office:value="391037">
            <text:p>391037</text:p>
          </table:table-cell>
        </table:table-row>
        <table:table-row table:style-name="ro1">
          <table:table-cell office:value-type="float" office:value="210001">
            <text:p>210001</text:p>
          </table:table-cell>
          <table:table-cell office:value-type="float" office:value="395006">
            <text:p>395006</text:p>
          </table:table-cell>
        </table:table-row>
        <table:table-row table:style-name="ro1">
          <table:table-cell office:value-type="float" office:value="211001">
            <text:p>211001</text:p>
          </table:table-cell>
          <table:table-cell office:value-type="float" office:value="397277">
            <text:p>397277</text:p>
          </table:table-cell>
        </table:table-row>
        <table:table-row table:style-name="ro1">
          <table:table-cell office:value-type="float" office:value="212001">
            <text:p>212001</text:p>
          </table:table-cell>
          <table:table-cell office:value-type="float" office:value="400153">
            <text:p>400153</text:p>
          </table:table-cell>
        </table:table-row>
        <table:table-row table:style-name="ro1">
          <table:table-cell office:value-type="float" office:value="213001">
            <text:p>213001</text:p>
          </table:table-cell>
          <table:table-cell office:value-type="float" office:value="403920">
            <text:p>403920</text:p>
          </table:table-cell>
        </table:table-row>
        <table:table-row table:style-name="ro1">
          <table:table-cell office:value-type="float" office:value="214001">
            <text:p>214001</text:p>
          </table:table-cell>
          <table:table-cell office:value-type="float" office:value="416327">
            <text:p>416327</text:p>
          </table:table-cell>
        </table:table-row>
        <table:table-row table:style-name="ro1">
          <table:table-cell office:value-type="float" office:value="215001">
            <text:p>215001</text:p>
          </table:table-cell>
          <table:table-cell office:value-type="float" office:value="405559">
            <text:p>405559</text:p>
          </table:table-cell>
        </table:table-row>
        <table:table-row table:style-name="ro1">
          <table:table-cell office:value-type="float" office:value="216001">
            <text:p>216001</text:p>
          </table:table-cell>
          <table:table-cell office:value-type="float" office:value="417847">
            <text:p>417847</text:p>
          </table:table-cell>
        </table:table-row>
        <table:table-row table:style-name="ro1">
          <table:table-cell office:value-type="float" office:value="217001">
            <text:p>217001</text:p>
          </table:table-cell>
          <table:table-cell office:value-type="float" office:value="421298">
            <text:p>421298</text:p>
          </table:table-cell>
        </table:table-row>
        <table:table-row table:style-name="ro1">
          <table:table-cell office:value-type="float" office:value="218001">
            <text:p>218001</text:p>
          </table:table-cell>
          <table:table-cell office:value-type="float" office:value="417486">
            <text:p>417486</text:p>
          </table:table-cell>
        </table:table-row>
        <table:table-row table:style-name="ro1">
          <table:table-cell office:value-type="float" office:value="219001">
            <text:p>219001</text:p>
          </table:table-cell>
          <table:table-cell office:value-type="float" office:value="420715">
            <text:p>420715</text:p>
          </table:table-cell>
        </table:table-row>
        <table:table-row table:style-name="ro1">
          <table:table-cell office:value-type="float" office:value="220001">
            <text:p>220001</text:p>
          </table:table-cell>
          <table:table-cell office:value-type="float" office:value="421046">
            <text:p>421046</text:p>
          </table:table-cell>
        </table:table-row>
        <table:table-row table:style-name="ro1">
          <table:table-cell office:value-type="float" office:value="221001">
            <text:p>221001</text:p>
          </table:table-cell>
          <table:table-cell office:value-type="float" office:value="422998">
            <text:p>422998</text:p>
          </table:table-cell>
        </table:table-row>
        <table:table-row table:style-name="ro1">
          <table:table-cell office:value-type="float" office:value="222001">
            <text:p>222001</text:p>
          </table:table-cell>
          <table:table-cell office:value-type="float" office:value="428421">
            <text:p>428421</text:p>
          </table:table-cell>
        </table:table-row>
        <table:table-row table:style-name="ro1">
          <table:table-cell office:value-type="float" office:value="223001">
            <text:p>223001</text:p>
          </table:table-cell>
          <table:table-cell office:value-type="float" office:value="424466">
            <text:p>424466</text:p>
          </table:table-cell>
        </table:table-row>
        <table:table-row table:style-name="ro1">
          <table:table-cell office:value-type="float" office:value="224001">
            <text:p>224001</text:p>
          </table:table-cell>
          <table:table-cell office:value-type="float" office:value="419800">
            <text:p>419800</text:p>
          </table:table-cell>
        </table:table-row>
        <table:table-row table:style-name="ro1">
          <table:table-cell office:value-type="float" office:value="225001">
            <text:p>225001</text:p>
          </table:table-cell>
          <table:table-cell office:value-type="float" office:value="425698">
            <text:p>425698</text:p>
          </table:table-cell>
        </table:table-row>
        <table:table-row table:style-name="ro1">
          <table:table-cell office:value-type="float" office:value="226001">
            <text:p>226001</text:p>
          </table:table-cell>
          <table:table-cell office:value-type="float" office:value="427598">
            <text:p>427598</text:p>
          </table:table-cell>
        </table:table-row>
        <table:table-row table:style-name="ro1">
          <table:table-cell office:value-type="float" office:value="227001">
            <text:p>227001</text:p>
          </table:table-cell>
          <table:table-cell office:value-type="float" office:value="429838">
            <text:p>429838</text:p>
          </table:table-cell>
        </table:table-row>
        <table:table-row table:style-name="ro1">
          <table:table-cell office:value-type="float" office:value="228001">
            <text:p>228001</text:p>
          </table:table-cell>
          <table:table-cell office:value-type="float" office:value="429441">
            <text:p>429441</text:p>
          </table:table-cell>
        </table:table-row>
        <table:table-row table:style-name="ro1">
          <table:table-cell office:value-type="float" office:value="229001">
            <text:p>229001</text:p>
          </table:table-cell>
          <table:table-cell office:value-type="float" office:value="505865">
            <text:p>505865</text:p>
          </table:table-cell>
        </table:table-row>
        <table:table-row table:style-name="ro1">
          <table:table-cell office:value-type="float" office:value="230001">
            <text:p>230001</text:p>
          </table:table-cell>
          <table:table-cell office:value-type="float" office:value="452214">
            <text:p>452214</text:p>
          </table:table-cell>
        </table:table-row>
        <table:table-row table:style-name="ro1">
          <table:table-cell office:value-type="float" office:value="231001">
            <text:p>231001</text:p>
          </table:table-cell>
          <table:table-cell office:value-type="float" office:value="434026">
            <text:p>434026</text:p>
          </table:table-cell>
        </table:table-row>
        <table:table-row table:style-name="ro1">
          <table:table-cell office:value-type="float" office:value="232001">
            <text:p>232001</text:p>
          </table:table-cell>
          <table:table-cell office:value-type="float" office:value="440923">
            <text:p>440923</text:p>
          </table:table-cell>
        </table:table-row>
        <table:table-row table:style-name="ro1">
          <table:table-cell office:value-type="float" office:value="233001">
            <text:p>233001</text:p>
          </table:table-cell>
          <table:table-cell office:value-type="float" office:value="457354">
            <text:p>457354</text:p>
          </table:table-cell>
        </table:table-row>
        <table:table-row table:style-name="ro1">
          <table:table-cell office:value-type="float" office:value="234001">
            <text:p>234001</text:p>
          </table:table-cell>
          <table:table-cell office:value-type="float" office:value="484285">
            <text:p>484285</text:p>
          </table:table-cell>
        </table:table-row>
        <table:table-row table:style-name="ro1">
          <table:table-cell office:value-type="float" office:value="235001">
            <text:p>235001</text:p>
          </table:table-cell>
          <table:table-cell office:value-type="float" office:value="446545">
            <text:p>446545</text:p>
          </table:table-cell>
        </table:table-row>
        <table:table-row table:style-name="ro1">
          <table:table-cell office:value-type="float" office:value="236001">
            <text:p>236001</text:p>
          </table:table-cell>
          <table:table-cell office:value-type="float" office:value="449034">
            <text:p>449034</text:p>
          </table:table-cell>
        </table:table-row>
        <table:table-row table:style-name="ro1">
          <table:table-cell office:value-type="float" office:value="237001">
            <text:p>237001</text:p>
          </table:table-cell>
          <table:table-cell office:value-type="float" office:value="452611">
            <text:p>452611</text:p>
          </table:table-cell>
        </table:table-row>
        <table:table-row table:style-name="ro1">
          <table:table-cell office:value-type="float" office:value="238001">
            <text:p>238001</text:p>
          </table:table-cell>
          <table:table-cell office:value-type="float" office:value="459211">
            <text:p>459211</text:p>
          </table:table-cell>
        </table:table-row>
        <table:table-row table:style-name="ro1">
          <table:table-cell office:value-type="float" office:value="239001">
            <text:p>239001</text:p>
          </table:table-cell>
          <table:table-cell office:value-type="float" office:value="452588">
            <text:p>452588</text:p>
          </table:table-cell>
        </table:table-row>
        <table:table-row table:style-name="ro1">
          <table:table-cell office:value-type="float" office:value="240001">
            <text:p>240001</text:p>
          </table:table-cell>
          <table:table-cell office:value-type="float" office:value="459640">
            <text:p>459640</text:p>
          </table:table-cell>
        </table:table-row>
        <table:table-row table:style-name="ro1">
          <table:table-cell office:value-type="float" office:value="241001">
            <text:p>241001</text:p>
          </table:table-cell>
          <table:table-cell office:value-type="float" office:value="458196">
            <text:p>458196</text:p>
          </table:table-cell>
        </table:table-row>
        <table:table-row table:style-name="ro1">
          <table:table-cell office:value-type="float" office:value="242001">
            <text:p>242001</text:p>
          </table:table-cell>
          <table:table-cell office:value-type="float" office:value="2828194">
            <text:p>2828194</text:p>
          </table:table-cell>
        </table:table-row>
        <table:table-row table:style-name="ro1">
          <table:table-cell office:value-type="float" office:value="243001">
            <text:p>243001</text:p>
          </table:table-cell>
          <table:table-cell office:value-type="float" office:value="483954">
            <text:p>483954</text:p>
          </table:table-cell>
        </table:table-row>
        <table:table-row table:style-name="ro1">
          <table:table-cell office:value-type="float" office:value="244001">
            <text:p>244001</text:p>
          </table:table-cell>
          <table:table-cell office:value-type="float" office:value="548802">
            <text:p>548802</text:p>
          </table:table-cell>
        </table:table-row>
        <table:table-row table:style-name="ro1">
          <table:table-cell office:value-type="float" office:value="245001">
            <text:p>245001</text:p>
          </table:table-cell>
          <table:table-cell office:value-type="float" office:value="505682">
            <text:p>505682</text:p>
          </table:table-cell>
        </table:table-row>
        <table:table-row table:style-name="ro1">
          <table:table-cell office:value-type="float" office:value="246001">
            <text:p>246001</text:p>
          </table:table-cell>
          <table:table-cell office:value-type="float" office:value="512823">
            <text:p>512823</text:p>
          </table:table-cell>
        </table:table-row>
        <table:table-row table:style-name="ro1">
          <table:table-cell office:value-type="float" office:value="247001">
            <text:p>247001</text:p>
          </table:table-cell>
          <table:table-cell office:value-type="float" office:value="509042">
            <text:p>509042</text:p>
          </table:table-cell>
        </table:table-row>
        <table:table-row table:style-name="ro1">
          <table:table-cell office:value-type="float" office:value="248001">
            <text:p>248001</text:p>
          </table:table-cell>
          <table:table-cell office:value-type="float" office:value="559583">
            <text:p>559583</text:p>
          </table:table-cell>
        </table:table-row>
        <table:table-row table:style-name="ro1">
          <table:table-cell office:value-type="float" office:value="249001">
            <text:p>249001</text:p>
          </table:table-cell>
          <table:table-cell office:value-type="float" office:value="505646">
            <text:p>505646</text:p>
          </table:table-cell>
        </table:table-row>
        <table:table-row table:style-name="ro1">
          <table:table-cell office:value-type="float" office:value="250001">
            <text:p>250001</text:p>
          </table:table-cell>
          <table:table-cell office:value-type="float" office:value="474011">
            <text:p>474011</text:p>
          </table:table-cell>
        </table:table-row>
        <table:table-row table:style-name="ro1">
          <table:table-cell office:value-type="float" office:value="251001">
            <text:p>251001</text:p>
          </table:table-cell>
          <table:table-cell office:value-type="float" office:value="517780">
            <text:p>517780</text:p>
          </table:table-cell>
        </table:table-row>
        <table:table-row table:style-name="ro1">
          <table:table-cell office:value-type="float" office:value="252001">
            <text:p>252001</text:p>
          </table:table-cell>
          <table:table-cell office:value-type="float" office:value="477461">
            <text:p>477461</text:p>
          </table:table-cell>
        </table:table-row>
        <table:table-row table:style-name="ro1">
          <table:table-cell office:value-type="float" office:value="253001">
            <text:p>253001</text:p>
          </table:table-cell>
          <table:table-cell office:value-type="float" office:value="483060">
            <text:p>483060</text:p>
          </table:table-cell>
        </table:table-row>
        <table:table-row table:style-name="ro1">
          <table:table-cell office:value-type="float" office:value="254001">
            <text:p>254001</text:p>
          </table:table-cell>
          <table:table-cell office:value-type="float" office:value="500384">
            <text:p>500384</text:p>
          </table:table-cell>
        </table:table-row>
        <table:table-row table:style-name="ro1">
          <table:table-cell office:value-type="float" office:value="255001">
            <text:p>255001</text:p>
          </table:table-cell>
          <table:table-cell office:value-type="float" office:value="488082">
            <text:p>488082</text:p>
          </table:table-cell>
        </table:table-row>
        <table:table-row table:style-name="ro1">
          <table:table-cell office:value-type="float" office:value="256001">
            <text:p>256001</text:p>
          </table:table-cell>
          <table:table-cell office:value-type="float" office:value="533169">
            <text:p>533169</text:p>
          </table:table-cell>
        </table:table-row>
        <table:table-row table:style-name="ro1">
          <table:table-cell office:value-type="float" office:value="257001">
            <text:p>257001</text:p>
          </table:table-cell>
          <table:table-cell office:value-type="float" office:value="486402">
            <text:p>486402</text:p>
          </table:table-cell>
        </table:table-row>
        <table:table-row table:style-name="ro1">
          <table:table-cell office:value-type="float" office:value="258001">
            <text:p>258001</text:p>
          </table:table-cell>
          <table:table-cell office:value-type="float" office:value="504780">
            <text:p>504780</text:p>
          </table:table-cell>
        </table:table-row>
        <table:table-row table:style-name="ro1">
          <table:table-cell office:value-type="float" office:value="259001">
            <text:p>259001</text:p>
          </table:table-cell>
          <table:table-cell office:value-type="float" office:value="494415">
            <text:p>494415</text:p>
          </table:table-cell>
        </table:table-row>
        <table:table-row table:style-name="ro1">
          <table:table-cell office:value-type="float" office:value="260001">
            <text:p>260001</text:p>
          </table:table-cell>
          <table:table-cell office:value-type="float" office:value="498000">
            <text:p>498000</text:p>
          </table:table-cell>
        </table:table-row>
        <table:table-row table:style-name="ro1">
          <table:table-cell office:value-type="float" office:value="261001">
            <text:p>261001</text:p>
          </table:table-cell>
          <table:table-cell office:value-type="float" office:value="530438">
            <text:p>530438</text:p>
          </table:table-cell>
        </table:table-row>
        <table:table-row table:style-name="ro1">
          <table:table-cell office:value-type="float" office:value="262001">
            <text:p>262001</text:p>
          </table:table-cell>
          <table:table-cell office:value-type="float" office:value="512638">
            <text:p>512638</text:p>
          </table:table-cell>
        </table:table-row>
        <table:table-row table:style-name="ro1">
          <table:table-cell office:value-type="float" office:value="263001">
            <text:p>263001</text:p>
          </table:table-cell>
          <table:table-cell office:value-type="float" office:value="508132">
            <text:p>508132</text:p>
          </table:table-cell>
        </table:table-row>
        <table:table-row table:style-name="ro1">
          <table:table-cell office:value-type="float" office:value="264001">
            <text:p>264001</text:p>
          </table:table-cell>
          <table:table-cell office:value-type="float" office:value="511094">
            <text:p>511094</text:p>
          </table:table-cell>
        </table:table-row>
        <table:table-row table:style-name="ro1">
          <table:table-cell office:value-type="float" office:value="265001">
            <text:p>265001</text:p>
          </table:table-cell>
          <table:table-cell office:value-type="float" office:value="513223">
            <text:p>513223</text:p>
          </table:table-cell>
        </table:table-row>
        <table:table-row table:style-name="ro1">
          <table:table-cell office:value-type="float" office:value="266001">
            <text:p>266001</text:p>
          </table:table-cell>
          <table:table-cell office:value-type="float" office:value="524730">
            <text:p>524730</text:p>
          </table:table-cell>
        </table:table-row>
        <table:table-row table:style-name="ro1">
          <table:table-cell office:value-type="float" office:value="267001">
            <text:p>267001</text:p>
          </table:table-cell>
          <table:table-cell office:value-type="float" office:value="516625">
            <text:p>516625</text:p>
          </table:table-cell>
        </table:table-row>
        <table:table-row table:style-name="ro1">
          <table:table-cell office:value-type="float" office:value="268001">
            <text:p>268001</text:p>
          </table:table-cell>
          <table:table-cell office:value-type="float" office:value="513572">
            <text:p>513572</text:p>
          </table:table-cell>
        </table:table-row>
        <table:table-row table:style-name="ro1">
          <table:table-cell office:value-type="float" office:value="269001">
            <text:p>269001</text:p>
          </table:table-cell>
          <table:table-cell office:value-type="float" office:value="531125">
            <text:p>531125</text:p>
          </table:table-cell>
        </table:table-row>
        <table:table-row table:style-name="ro1">
          <table:table-cell office:value-type="float" office:value="270001">
            <text:p>270001</text:p>
          </table:table-cell>
          <table:table-cell office:value-type="float" office:value="520292">
            <text:p>520292</text:p>
          </table:table-cell>
        </table:table-row>
        <table:table-row table:style-name="ro1">
          <table:table-cell office:value-type="float" office:value="271001">
            <text:p>271001</text:p>
          </table:table-cell>
          <table:table-cell office:value-type="float" office:value="516785">
            <text:p>516785</text:p>
          </table:table-cell>
        </table:table-row>
        <table:table-row table:style-name="ro1">
          <table:table-cell office:value-type="float" office:value="272001">
            <text:p>272001</text:p>
          </table:table-cell>
          <table:table-cell office:value-type="float" office:value="622000">
            <text:p>622000</text:p>
          </table:table-cell>
        </table:table-row>
        <table:table-row table:style-name="ro1">
          <table:table-cell office:value-type="float" office:value="273001">
            <text:p>273001</text:p>
          </table:table-cell>
          <table:table-cell office:value-type="float" office:value="543994">
            <text:p>543994</text:p>
          </table:table-cell>
        </table:table-row>
        <table:table-row table:style-name="ro1">
          <table:table-cell office:value-type="float" office:value="274001">
            <text:p>274001</text:p>
          </table:table-cell>
          <table:table-cell office:value-type="float" office:value="535176">
            <text:p>535176</text:p>
          </table:table-cell>
        </table:table-row>
        <table:table-row table:style-name="ro1">
          <table:table-cell office:value-type="float" office:value="275001">
            <text:p>275001</text:p>
          </table:table-cell>
          <table:table-cell office:value-type="float" office:value="546555">
            <text:p>546555</text:p>
          </table:table-cell>
        </table:table-row>
        <table:table-row table:style-name="ro1">
          <table:table-cell office:value-type="float" office:value="276001">
            <text:p>276001</text:p>
          </table:table-cell>
          <table:table-cell office:value-type="float" office:value="585728">
            <text:p>585728</text:p>
          </table:table-cell>
        </table:table-row>
        <table:table-row table:style-name="ro1">
          <table:table-cell office:value-type="float" office:value="277001">
            <text:p>277001</text:p>
          </table:table-cell>
          <table:table-cell office:value-type="float" office:value="541796">
            <text:p>541796</text:p>
          </table:table-cell>
        </table:table-row>
        <table:table-row table:style-name="ro1">
          <table:table-cell office:value-type="float" office:value="278001">
            <text:p>278001</text:p>
          </table:table-cell>
          <table:table-cell office:value-type="float" office:value="540062">
            <text:p>540062</text:p>
          </table:table-cell>
        </table:table-row>
        <table:table-row table:style-name="ro1">
          <table:table-cell office:value-type="float" office:value="279001">
            <text:p>279001</text:p>
          </table:table-cell>
          <table:table-cell office:value-type="float" office:value="543214">
            <text:p>543214</text:p>
          </table:table-cell>
        </table:table-row>
        <table:table-row table:style-name="ro1">
          <table:table-cell office:value-type="float" office:value="280001">
            <text:p>280001</text:p>
          </table:table-cell>
          <table:table-cell office:value-type="float" office:value="546864">
            <text:p>546864</text:p>
          </table:table-cell>
        </table:table-row>
        <table:table-row table:style-name="ro1">
          <table:table-cell office:value-type="float" office:value="281001">
            <text:p>281001</text:p>
          </table:table-cell>
          <table:table-cell office:value-type="float" office:value="545166">
            <text:p>545166</text:p>
          </table:table-cell>
        </table:table-row>
        <table:table-row table:style-name="ro1">
          <table:table-cell office:value-type="float" office:value="282001">
            <text:p>282001</text:p>
          </table:table-cell>
          <table:table-cell office:value-type="float" office:value="563287">
            <text:p>563287</text:p>
          </table:table-cell>
        </table:table-row>
        <table:table-row table:style-name="ro1">
          <table:table-cell office:value-type="float" office:value="283001">
            <text:p>283001</text:p>
          </table:table-cell>
          <table:table-cell office:value-type="float" office:value="552962">
            <text:p>552962</text:p>
          </table:table-cell>
        </table:table-row>
        <table:table-row table:style-name="ro1">
          <table:table-cell office:value-type="float" office:value="284001">
            <text:p>284001</text:p>
          </table:table-cell>
          <table:table-cell office:value-type="float" office:value="675304">
            <text:p>675304</text:p>
          </table:table-cell>
        </table:table-row>
        <table:table-row table:style-name="ro1">
          <table:table-cell office:value-type="float" office:value="285001">
            <text:p>285001</text:p>
          </table:table-cell>
          <table:table-cell office:value-type="float" office:value="549737">
            <text:p>549737</text:p>
          </table:table-cell>
        </table:table-row>
        <table:table-row table:style-name="ro1">
          <table:table-cell office:value-type="float" office:value="286001">
            <text:p>286001</text:p>
          </table:table-cell>
          <table:table-cell office:value-type="float" office:value="548865">
            <text:p>548865</text:p>
          </table:table-cell>
        </table:table-row>
        <table:table-row table:style-name="ro1">
          <table:table-cell office:value-type="float" office:value="287001">
            <text:p>287001</text:p>
          </table:table-cell>
          <table:table-cell office:value-type="float" office:value="552618">
            <text:p>552618</text:p>
          </table:table-cell>
        </table:table-row>
        <table:table-row table:style-name="ro1">
          <table:table-cell office:value-type="float" office:value="288001">
            <text:p>288001</text:p>
          </table:table-cell>
          <table:table-cell office:value-type="float" office:value="572463">
            <text:p>572463</text:p>
          </table:table-cell>
        </table:table-row>
        <table:table-row table:style-name="ro1">
          <table:table-cell office:value-type="float" office:value="289001">
            <text:p>289001</text:p>
          </table:table-cell>
          <table:table-cell office:value-type="float" office:value="559865">
            <text:p>559865</text:p>
          </table:table-cell>
        </table:table-row>
        <table:table-row table:style-name="ro1">
          <table:table-cell office:value-type="float" office:value="290001">
            <text:p>290001</text:p>
          </table:table-cell>
          <table:table-cell office:value-type="float" office:value="559172">
            <text:p>559172</text:p>
          </table:table-cell>
        </table:table-row>
        <table:table-row table:style-name="ro1">
          <table:table-cell office:value-type="float" office:value="291001">
            <text:p>291001</text:p>
          </table:table-cell>
          <table:table-cell office:value-type="float" office:value="560368">
            <text:p>560368</text:p>
          </table:table-cell>
        </table:table-row>
        <table:table-row table:style-name="ro1">
          <table:table-cell office:value-type="float" office:value="292001">
            <text:p>292001</text:p>
          </table:table-cell>
          <table:table-cell office:value-type="float" office:value="562584">
            <text:p>562584</text:p>
          </table:table-cell>
        </table:table-row>
        <table:table-row table:style-name="ro1">
          <table:table-cell office:value-type="float" office:value="293001">
            <text:p>293001</text:p>
          </table:table-cell>
          <table:table-cell office:value-type="float" office:value="565464">
            <text:p>565464</text:p>
          </table:table-cell>
        </table:table-row>
        <table:table-row table:style-name="ro1">
          <table:table-cell office:value-type="float" office:value="294001">
            <text:p>294001</text:p>
          </table:table-cell>
          <table:table-cell office:value-type="float" office:value="574546">
            <text:p>574546</text:p>
          </table:table-cell>
        </table:table-row>
        <table:table-row table:style-name="ro1">
          <table:table-cell office:value-type="float" office:value="295001">
            <text:p>295001</text:p>
          </table:table-cell>
          <table:table-cell office:value-type="float" office:value="581394">
            <text:p>581394</text:p>
          </table:table-cell>
        </table:table-row>
        <table:table-row table:style-name="ro1">
          <table:table-cell office:value-type="float" office:value="296001">
            <text:p>296001</text:p>
          </table:table-cell>
          <table:table-cell office:value-type="float" office:value="570029">
            <text:p>570029</text:p>
          </table:table-cell>
        </table:table-row>
        <table:table-row table:style-name="ro1">
          <table:table-cell office:value-type="float" office:value="297001">
            <text:p>297001</text:p>
          </table:table-cell>
          <table:table-cell office:value-type="float" office:value="594802">
            <text:p>594802</text:p>
          </table:table-cell>
        </table:table-row>
        <table:table-row table:style-name="ro1">
          <table:table-cell office:value-type="float" office:value="298001">
            <text:p>298001</text:p>
          </table:table-cell>
          <table:table-cell office:value-type="float" office:value="579112">
            <text:p>579112</text:p>
          </table:table-cell>
        </table:table-row>
        <table:table-row table:style-name="ro1">
          <table:table-cell office:value-type="float" office:value="299001">
            <text:p>299001</text:p>
          </table:table-cell>
          <table:table-cell office:value-type="float" office:value="588291">
            <text:p>588291</text:p>
          </table:table-cell>
        </table:table-row>
        <table:table-row table:style-name="ro1">
          <table:table-cell office:value-type="float" office:value="300001">
            <text:p>300001</text:p>
          </table:table-cell>
          <table:table-cell office:value-type="float" office:value="580314">
            <text:p>580314</text:p>
          </table:table-cell>
        </table:table-row>
        <table:table-row table:style-name="ro1">
          <table:table-cell office:value-type="float" office:value="301001">
            <text:p>301001</text:p>
          </table:table-cell>
          <table:table-cell office:value-type="float" office:value="584838">
            <text:p>584838</text:p>
          </table:table-cell>
        </table:table-row>
        <table:table-row table:style-name="ro1">
          <table:table-cell office:value-type="float" office:value="302001">
            <text:p>302001</text:p>
          </table:table-cell>
          <table:table-cell office:value-type="float" office:value="584460">
            <text:p>584460</text:p>
          </table:table-cell>
        </table:table-row>
        <table:table-row table:style-name="ro1">
          <table:table-cell office:value-type="float" office:value="303001">
            <text:p>303001</text:p>
          </table:table-cell>
          <table:table-cell office:value-type="float" office:value="583079">
            <text:p>583079</text:p>
          </table:table-cell>
        </table:table-row>
        <table:table-row table:style-name="ro1">
          <table:table-cell office:value-type="float" office:value="304001">
            <text:p>304001</text:p>
          </table:table-cell>
          <table:table-cell office:value-type="float" office:value="584279">
            <text:p>584279</text:p>
          </table:table-cell>
        </table:table-row>
        <table:table-row table:style-name="ro1">
          <table:table-cell office:value-type="float" office:value="305001">
            <text:p>305001</text:p>
          </table:table-cell>
          <table:table-cell office:value-type="float" office:value="589829">
            <text:p>589829</text:p>
          </table:table-cell>
        </table:table-row>
        <table:table-row table:style-name="ro1">
          <table:table-cell office:value-type="float" office:value="306001">
            <text:p>306001</text:p>
          </table:table-cell>
          <table:table-cell office:value-type="float" office:value="592169">
            <text:p>592169</text:p>
          </table:table-cell>
        </table:table-row>
        <table:table-row table:style-name="ro1">
          <table:table-cell office:value-type="float" office:value="307001">
            <text:p>307001</text:p>
          </table:table-cell>
          <table:table-cell office:value-type="float" office:value="628161">
            <text:p>628161</text:p>
          </table:table-cell>
        </table:table-row>
        <table:table-row table:style-name="ro1">
          <table:table-cell office:value-type="float" office:value="308001">
            <text:p>308001</text:p>
          </table:table-cell>
          <table:table-cell office:value-type="float" office:value="596512">
            <text:p>596512</text:p>
          </table:table-cell>
        </table:table-row>
        <table:table-row table:style-name="ro1">
          <table:table-cell office:value-type="float" office:value="309001">
            <text:p>309001</text:p>
          </table:table-cell>
          <table:table-cell office:value-type="float" office:value="603332">
            <text:p>603332</text:p>
          </table:table-cell>
        </table:table-row>
        <table:table-row table:style-name="ro1">
          <table:table-cell office:value-type="float" office:value="310001">
            <text:p>310001</text:p>
          </table:table-cell>
          <table:table-cell office:value-type="float" office:value="604584">
            <text:p>604584</text:p>
          </table:table-cell>
        </table:table-row>
        <table:table-row table:style-name="ro1">
          <table:table-cell office:value-type="float" office:value="311001">
            <text:p>311001</text:p>
          </table:table-cell>
          <table:table-cell office:value-type="float" office:value="603259">
            <text:p>603259</text:p>
          </table:table-cell>
        </table:table-row>
        <table:table-row table:style-name="ro1">
          <table:table-cell office:value-type="float" office:value="312001">
            <text:p>312001</text:p>
          </table:table-cell>
          <table:table-cell office:value-type="float" office:value="605036">
            <text:p>605036</text:p>
          </table:table-cell>
        </table:table-row>
        <table:table-row table:style-name="ro1">
          <table:table-cell office:value-type="float" office:value="313001">
            <text:p>313001</text:p>
          </table:table-cell>
          <table:table-cell office:value-type="float" office:value="615328">
            <text:p>615328</text:p>
          </table:table-cell>
        </table:table-row>
        <table:table-row table:style-name="ro1">
          <table:table-cell office:value-type="float" office:value="314001">
            <text:p>314001</text:p>
          </table:table-cell>
          <table:table-cell office:value-type="float" office:value="609928">
            <text:p>609928</text:p>
          </table:table-cell>
        </table:table-row>
        <table:table-row table:style-name="ro1">
          <table:table-cell office:value-type="float" office:value="315001">
            <text:p>315001</text:p>
          </table:table-cell>
          <table:table-cell office:value-type="float" office:value="612377">
            <text:p>612377</text:p>
          </table:table-cell>
        </table:table-row>
        <table:table-row table:style-name="ro1">
          <table:table-cell office:value-type="float" office:value="316001">
            <text:p>316001</text:p>
          </table:table-cell>
          <table:table-cell office:value-type="float" office:value="612939">
            <text:p>612939</text:p>
          </table:table-cell>
        </table:table-row>
        <table:table-row table:style-name="ro1">
          <table:table-cell office:value-type="float" office:value="317001">
            <text:p>317001</text:p>
          </table:table-cell>
          <table:table-cell office:value-type="float" office:value="620542">
            <text:p>620542</text:p>
          </table:table-cell>
        </table:table-row>
        <table:table-row table:style-name="ro1">
          <table:table-cell office:value-type="float" office:value="318001">
            <text:p>318001</text:p>
          </table:table-cell>
          <table:table-cell office:value-type="float" office:value="619664">
            <text:p>619664</text:p>
          </table:table-cell>
        </table:table-row>
        <table:table-row table:style-name="ro1">
          <table:table-cell office:value-type="float" office:value="319001">
            <text:p>319001</text:p>
          </table:table-cell>
          <table:table-cell office:value-type="float" office:value="640521">
            <text:p>640521</text:p>
          </table:table-cell>
        </table:table-row>
        <table:table-row table:style-name="ro1">
          <table:table-cell office:value-type="float" office:value="320001">
            <text:p>320001</text:p>
          </table:table-cell>
          <table:table-cell office:value-type="float" office:value="620863">
            <text:p>620863</text:p>
          </table:table-cell>
        </table:table-row>
        <table:table-row table:style-name="ro1">
          <table:table-cell office:value-type="float" office:value="321001">
            <text:p>321001</text:p>
          </table:table-cell>
          <table:table-cell office:value-type="float" office:value="649952">
            <text:p>649952</text:p>
          </table:table-cell>
        </table:table-row>
        <table:table-row table:style-name="ro1">
          <table:table-cell office:value-type="float" office:value="322001">
            <text:p>322001</text:p>
          </table:table-cell>
          <table:table-cell office:value-type="float" office:value="637203">
            <text:p>637203</text:p>
          </table:table-cell>
        </table:table-row>
        <table:table-row table:style-name="ro1">
          <table:table-cell office:value-type="float" office:value="323001">
            <text:p>323001</text:p>
          </table:table-cell>
          <table:table-cell office:value-type="float" office:value="629349">
            <text:p>629349</text:p>
          </table:table-cell>
        </table:table-row>
        <table:table-row table:style-name="ro1">
          <table:table-cell office:value-type="float" office:value="324001">
            <text:p>324001</text:p>
          </table:table-cell>
          <table:table-cell office:value-type="float" office:value="645302">
            <text:p>645302</text:p>
          </table:table-cell>
        </table:table-row>
        <table:table-row table:style-name="ro1">
          <table:table-cell office:value-type="float" office:value="325001">
            <text:p>325001</text:p>
          </table:table-cell>
          <table:table-cell office:value-type="float" office:value="639519">
            <text:p>639519</text:p>
          </table:table-cell>
        </table:table-row>
        <table:table-row table:style-name="ro1">
          <table:table-cell office:value-type="float" office:value="326001">
            <text:p>326001</text:p>
          </table:table-cell>
          <table:table-cell office:value-type="float" office:value="690729">
            <text:p>690729</text:p>
          </table:table-cell>
        </table:table-row>
        <table:table-row table:style-name="ro1">
          <table:table-cell office:value-type="float" office:value="327001">
            <text:p>327001</text:p>
          </table:table-cell>
          <table:table-cell office:value-type="float" office:value="639611">
            <text:p>639611</text:p>
          </table:table-cell>
        </table:table-row>
        <table:table-row table:style-name="ro1">
          <table:table-cell office:value-type="float" office:value="328001">
            <text:p>328001</text:p>
          </table:table-cell>
          <table:table-cell office:value-type="float" office:value="645419">
            <text:p>645419</text:p>
          </table:table-cell>
        </table:table-row>
        <table:table-row table:style-name="ro1">
          <table:table-cell office:value-type="float" office:value="329001">
            <text:p>329001</text:p>
          </table:table-cell>
          <table:table-cell office:value-type="float" office:value="692711">
            <text:p>692711</text:p>
          </table:table-cell>
        </table:table-row>
        <table:table-row table:style-name="ro1">
          <table:table-cell office:value-type="float" office:value="330001">
            <text:p>330001</text:p>
          </table:table-cell>
          <table:table-cell office:value-type="float" office:value="651069">
            <text:p>651069</text:p>
          </table:table-cell>
        </table:table-row>
        <table:table-row table:style-name="ro1">
          <table:table-cell office:value-type="float" office:value="331001">
            <text:p>331001</text:p>
          </table:table-cell>
          <table:table-cell office:value-type="float" office:value="681217">
            <text:p>681217</text:p>
          </table:table-cell>
        </table:table-row>
        <table:table-row table:style-name="ro1">
          <table:table-cell office:value-type="float" office:value="332001">
            <text:p>332001</text:p>
          </table:table-cell>
          <table:table-cell office:value-type="float" office:value="650974">
            <text:p>650974</text:p>
          </table:table-cell>
        </table:table-row>
        <table:table-row table:style-name="ro1">
          <table:table-cell office:value-type="float" office:value="333001">
            <text:p>333001</text:p>
          </table:table-cell>
          <table:table-cell office:value-type="float" office:value="658658">
            <text:p>658658</text:p>
          </table:table-cell>
        </table:table-row>
        <table:table-row table:style-name="ro1">
          <table:table-cell office:value-type="float" office:value="334001">
            <text:p>334001</text:p>
          </table:table-cell>
          <table:table-cell office:value-type="float" office:value="655282">
            <text:p>655282</text:p>
          </table:table-cell>
        </table:table-row>
        <table:table-row table:style-name="ro1">
          <table:table-cell office:value-type="float" office:value="335001">
            <text:p>335001</text:p>
          </table:table-cell>
          <table:table-cell office:value-type="float" office:value="697706">
            <text:p>697706</text:p>
          </table:table-cell>
        </table:table-row>
        <table:table-row table:style-name="ro1">
          <table:table-cell office:value-type="float" office:value="336001">
            <text:p>336001</text:p>
          </table:table-cell>
          <table:table-cell office:value-type="float" office:value="707892">
            <text:p>707892</text:p>
          </table:table-cell>
        </table:table-row>
        <table:table-row table:style-name="ro1">
          <table:table-cell office:value-type="float" office:value="337001">
            <text:p>337001</text:p>
          </table:table-cell>
          <table:table-cell office:value-type="float" office:value="665402">
            <text:p>665402</text:p>
          </table:table-cell>
        </table:table-row>
        <table:table-row table:style-name="ro1">
          <table:table-cell office:value-type="float" office:value="338001">
            <text:p>338001</text:p>
          </table:table-cell>
          <table:table-cell office:value-type="float" office:value="711543">
            <text:p>711543</text:p>
          </table:table-cell>
        </table:table-row>
        <table:table-row table:style-name="ro1">
          <table:table-cell office:value-type="float" office:value="339001">
            <text:p>339001</text:p>
          </table:table-cell>
          <table:table-cell office:value-type="float" office:value="668643">
            <text:p>668643</text:p>
          </table:table-cell>
        </table:table-row>
        <table:table-row table:style-name="ro1">
          <table:table-cell office:value-type="float" office:value="340001">
            <text:p>340001</text:p>
          </table:table-cell>
          <table:table-cell office:value-type="float" office:value="686464">
            <text:p>686464</text:p>
          </table:table-cell>
        </table:table-row>
        <table:table-row table:style-name="ro1">
          <table:table-cell office:value-type="float" office:value="341001">
            <text:p>341001</text:p>
          </table:table-cell>
          <table:table-cell office:value-type="float" office:value="672020">
            <text:p>672020</text:p>
          </table:table-cell>
        </table:table-row>
        <table:table-row table:style-name="ro1">
          <table:table-cell office:value-type="float" office:value="342001">
            <text:p>342001</text:p>
          </table:table-cell>
          <table:table-cell office:value-type="float" office:value="675900">
            <text:p>675900</text:p>
          </table:table-cell>
        </table:table-row>
        <table:table-row table:style-name="ro1">
          <table:table-cell office:value-type="float" office:value="343001">
            <text:p>343001</text:p>
          </table:table-cell>
          <table:table-cell office:value-type="float" office:value="755708">
            <text:p>755708</text:p>
          </table:table-cell>
        </table:table-row>
        <table:table-row table:style-name="ro1">
          <table:table-cell office:value-type="float" office:value="344001">
            <text:p>344001</text:p>
          </table:table-cell>
          <table:table-cell office:value-type="float" office:value="679990">
            <text:p>679990</text:p>
          </table:table-cell>
        </table:table-row>
        <table:table-row table:style-name="ro1">
          <table:table-cell office:value-type="float" office:value="345001">
            <text:p>345001</text:p>
          </table:table-cell>
          <table:table-cell office:value-type="float" office:value="682531">
            <text:p>682531</text:p>
          </table:table-cell>
        </table:table-row>
        <table:table-row table:style-name="ro1">
          <table:table-cell office:value-type="float" office:value="346001">
            <text:p>346001</text:p>
          </table:table-cell>
          <table:table-cell office:value-type="float" office:value="727392">
            <text:p>727392</text:p>
          </table:table-cell>
        </table:table-row>
        <table:table-row table:style-name="ro1">
          <table:table-cell office:value-type="float" office:value="347001">
            <text:p>347001</text:p>
          </table:table-cell>
          <table:table-cell office:value-type="float" office:value="688178">
            <text:p>688178</text:p>
          </table:table-cell>
        </table:table-row>
        <table:table-row table:style-name="ro1">
          <table:table-cell office:value-type="float" office:value="348001">
            <text:p>348001</text:p>
          </table:table-cell>
          <table:table-cell office:value-type="float" office:value="688242">
            <text:p>688242</text:p>
          </table:table-cell>
        </table:table-row>
        <table:table-row table:style-name="ro1">
          <table:table-cell office:value-type="float" office:value="349001">
            <text:p>349001</text:p>
          </table:table-cell>
          <table:table-cell office:value-type="float" office:value="690969">
            <text:p>690969</text:p>
          </table:table-cell>
        </table:table-row>
        <table:table-row table:style-name="ro1">
          <table:table-cell office:value-type="float" office:value="350001">
            <text:p>350001</text:p>
          </table:table-cell>
          <table:table-cell office:value-type="float" office:value="710693">
            <text:p>710693</text:p>
          </table:table-cell>
        </table:table-row>
        <table:table-row table:style-name="ro1">
          <table:table-cell office:value-type="float" office:value="351001">
            <text:p>351001</text:p>
          </table:table-cell>
          <table:table-cell office:value-type="float" office:value="730271">
            <text:p>730271</text:p>
          </table:table-cell>
        </table:table-row>
        <table:table-row table:style-name="ro1">
          <table:table-cell office:value-type="float" office:value="352001">
            <text:p>352001</text:p>
          </table:table-cell>
          <table:table-cell office:value-type="float" office:value="699850">
            <text:p>699850</text:p>
          </table:table-cell>
        </table:table-row>
        <table:table-row table:style-name="ro1">
          <table:table-cell office:value-type="float" office:value="353001">
            <text:p>353001</text:p>
          </table:table-cell>
          <table:table-cell office:value-type="float" office:value="719422">
            <text:p>719422</text:p>
          </table:table-cell>
        </table:table-row>
        <table:table-row table:style-name="ro1">
          <table:table-cell office:value-type="float" office:value="354001">
            <text:p>354001</text:p>
          </table:table-cell>
          <table:table-cell office:value-type="float" office:value="702025">
            <text:p>702025</text:p>
          </table:table-cell>
        </table:table-row>
        <table:table-row table:style-name="ro1">
          <table:table-cell office:value-type="float" office:value="355001">
            <text:p>355001</text:p>
          </table:table-cell>
          <table:table-cell office:value-type="float" office:value="713198">
            <text:p>713198</text:p>
          </table:table-cell>
        </table:table-row>
        <table:table-row table:style-name="ro1">
          <table:table-cell office:value-type="float" office:value="356001">
            <text:p>356001</text:p>
          </table:table-cell>
          <table:table-cell office:value-type="float" office:value="715441">
            <text:p>715441</text:p>
          </table:table-cell>
        </table:table-row>
        <table:table-row table:style-name="ro1">
          <table:table-cell office:value-type="float" office:value="357001">
            <text:p>357001</text:p>
          </table:table-cell>
          <table:table-cell office:value-type="float" office:value="708627">
            <text:p>708627</text:p>
          </table:table-cell>
        </table:table-row>
        <table:table-row table:style-name="ro1">
          <table:table-cell office:value-type="float" office:value="358001">
            <text:p>358001</text:p>
          </table:table-cell>
          <table:table-cell office:value-type="float" office:value="713652">
            <text:p>713652</text:p>
          </table:table-cell>
        </table:table-row>
        <table:table-row table:style-name="ro1">
          <table:table-cell office:value-type="float" office:value="359001">
            <text:p>359001</text:p>
          </table:table-cell>
          <table:table-cell office:value-type="float" office:value="712104">
            <text:p>712104</text:p>
          </table:table-cell>
        </table:table-row>
        <table:table-row table:style-name="ro1">
          <table:table-cell office:value-type="float" office:value="360001">
            <text:p>360001</text:p>
          </table:table-cell>
          <table:table-cell office:value-type="float" office:value="717453">
            <text:p>717453</text:p>
          </table:table-cell>
        </table:table-row>
        <table:table-row table:style-name="ro1">
          <table:table-cell office:value-type="float" office:value="361001">
            <text:p>361001</text:p>
          </table:table-cell>
          <table:table-cell office:value-type="float" office:value="728251">
            <text:p>728251</text:p>
          </table:table-cell>
        </table:table-row>
        <table:table-row table:style-name="ro1">
          <table:table-cell office:value-type="float" office:value="362001">
            <text:p>362001</text:p>
          </table:table-cell>
          <table:table-cell office:value-type="float" office:value="719137">
            <text:p>719137</text:p>
          </table:table-cell>
        </table:table-row>
        <table:table-row table:style-name="ro1">
          <table:table-cell office:value-type="float" office:value="363001">
            <text:p>363001</text:p>
          </table:table-cell>
          <table:table-cell office:value-type="float" office:value="734469">
            <text:p>734469</text:p>
          </table:table-cell>
        </table:table-row>
        <table:table-row table:style-name="ro1">
          <table:table-cell office:value-type="float" office:value="364001">
            <text:p>364001</text:p>
          </table:table-cell>
          <table:table-cell office:value-type="float" office:value="726177">
            <text:p>726177</text:p>
          </table:table-cell>
        </table:table-row>
        <table:table-row table:style-name="ro1">
          <table:table-cell office:value-type="float" office:value="365001">
            <text:p>365001</text:p>
          </table:table-cell>
          <table:table-cell office:value-type="float" office:value="731059">
            <text:p>731059</text:p>
          </table:table-cell>
        </table:table-row>
        <table:table-row table:style-name="ro1">
          <table:table-cell office:value-type="float" office:value="366001">
            <text:p>366001</text:p>
          </table:table-cell>
          <table:table-cell office:value-type="float" office:value="751995">
            <text:p>751995</text:p>
          </table:table-cell>
        </table:table-row>
        <table:table-row table:style-name="ro1">
          <table:table-cell office:value-type="float" office:value="367001">
            <text:p>367001</text:p>
          </table:table-cell>
          <table:table-cell office:value-type="float" office:value="750108">
            <text:p>750108</text:p>
          </table:table-cell>
        </table:table-row>
        <table:table-row table:style-name="ro1">
          <table:table-cell office:value-type="float" office:value="368001">
            <text:p>368001</text:p>
          </table:table-cell>
          <table:table-cell office:value-type="float" office:value="736726">
            <text:p>736726</text:p>
          </table:table-cell>
        </table:table-row>
        <table:table-row table:style-name="ro1">
          <table:table-cell office:value-type="float" office:value="369001">
            <text:p>369001</text:p>
          </table:table-cell>
          <table:table-cell office:value-type="float" office:value="735052">
            <text:p>735052</text:p>
          </table:table-cell>
        </table:table-row>
        <table:table-row table:style-name="ro1">
          <table:table-cell office:value-type="float" office:value="370001">
            <text:p>370001</text:p>
          </table:table-cell>
          <table:table-cell office:value-type="float" office:value="737225">
            <text:p>737225</text:p>
          </table:table-cell>
        </table:table-row>
        <table:table-row table:style-name="ro1">
          <table:table-cell office:value-type="float" office:value="371001">
            <text:p>371001</text:p>
          </table:table-cell>
          <table:table-cell office:value-type="float" office:value="753747">
            <text:p>753747</text:p>
          </table:table-cell>
        </table:table-row>
        <table:table-row table:style-name="ro1">
          <table:table-cell office:value-type="float" office:value="372001">
            <text:p>372001</text:p>
          </table:table-cell>
          <table:table-cell office:value-type="float" office:value="747672">
            <text:p>747672</text:p>
          </table:table-cell>
        </table:table-row>
        <table:table-row table:style-name="ro1">
          <table:table-cell office:value-type="float" office:value="373001">
            <text:p>373001</text:p>
          </table:table-cell>
          <table:table-cell office:value-type="float" office:value="745509">
            <text:p>745509</text:p>
          </table:table-cell>
        </table:table-row>
        <table:table-row table:style-name="ro1">
          <table:table-cell office:value-type="float" office:value="374001">
            <text:p>374001</text:p>
          </table:table-cell>
          <table:table-cell office:value-type="float" office:value="746668">
            <text:p>746668</text:p>
          </table:table-cell>
        </table:table-row>
        <table:table-row table:style-name="ro1">
          <table:table-cell office:value-type="float" office:value="375001">
            <text:p>375001</text:p>
          </table:table-cell>
          <table:table-cell office:value-type="float" office:value="750741">
            <text:p>750741</text:p>
          </table:table-cell>
        </table:table-row>
        <table:table-row table:style-name="ro1">
          <table:table-cell office:value-type="float" office:value="376001">
            <text:p>376001</text:p>
          </table:table-cell>
          <table:table-cell office:value-type="float" office:value="748756">
            <text:p>748756</text:p>
          </table:table-cell>
        </table:table-row>
        <table:table-row table:style-name="ro1">
          <table:table-cell office:value-type="float" office:value="377001">
            <text:p>377001</text:p>
          </table:table-cell>
          <table:table-cell office:value-type="float" office:value="783983">
            <text:p>783983</text:p>
          </table:table-cell>
        </table:table-row>
        <table:table-row table:style-name="ro1">
          <table:table-cell office:value-type="float" office:value="378001">
            <text:p>378001</text:p>
          </table:table-cell>
          <table:table-cell office:value-type="float" office:value="758148">
            <text:p>758148</text:p>
          </table:table-cell>
        </table:table-row>
        <table:table-row table:style-name="ro1">
          <table:table-cell office:value-type="float" office:value="379001">
            <text:p>379001</text:p>
          </table:table-cell>
          <table:table-cell office:value-type="float" office:value="760299">
            <text:p>760299</text:p>
          </table:table-cell>
        </table:table-row>
        <table:table-row table:style-name="ro1">
          <table:table-cell office:value-type="float" office:value="380001">
            <text:p>380001</text:p>
          </table:table-cell>
          <table:table-cell office:value-type="float" office:value="780737">
            <text:p>780737</text:p>
          </table:table-cell>
        </table:table-row>
        <table:table-row table:style-name="ro1">
          <table:table-cell office:value-type="float" office:value="381001">
            <text:p>381001</text:p>
          </table:table-cell>
          <table:table-cell office:value-type="float" office:value="3574743">
            <text:p>3574743</text:p>
          </table:table-cell>
        </table:table-row>
        <table:table-row table:style-name="ro1">
          <table:table-cell office:value-type="float" office:value="382001">
            <text:p>382001</text:p>
          </table:table-cell>
          <table:table-cell office:value-type="float" office:value="853767">
            <text:p>853767</text:p>
          </table:table-cell>
        </table:table-row>
        <table:table-row table:style-name="ro1">
          <table:table-cell office:value-type="float" office:value="383001">
            <text:p>383001</text:p>
          </table:table-cell>
          <table:table-cell office:value-type="float" office:value="847268">
            <text:p>847268</text:p>
          </table:table-cell>
        </table:table-row>
        <table:table-row table:style-name="ro1">
          <table:table-cell office:value-type="float" office:value="384001">
            <text:p>384001</text:p>
          </table:table-cell>
          <table:table-cell office:value-type="float" office:value="842907">
            <text:p>842907</text:p>
          </table:table-cell>
        </table:table-row>
        <table:table-row table:style-name="ro1">
          <table:table-cell office:value-type="float" office:value="385001">
            <text:p>385001</text:p>
          </table:table-cell>
          <table:table-cell office:value-type="float" office:value="811299">
            <text:p>811299</text:p>
          </table:table-cell>
        </table:table-row>
        <table:table-row table:style-name="ro1">
          <table:table-cell office:value-type="float" office:value="386001">
            <text:p>386001</text:p>
          </table:table-cell>
          <table:table-cell office:value-type="float" office:value="805923">
            <text:p>805923</text:p>
          </table:table-cell>
        </table:table-row>
        <table:table-row table:style-name="ro1">
          <table:table-cell office:value-type="float" office:value="387001">
            <text:p>387001</text:p>
          </table:table-cell>
          <table:table-cell office:value-type="float" office:value="808037">
            <text:p>808037</text:p>
          </table:table-cell>
        </table:table-row>
        <table:table-row table:style-name="ro1">
          <table:table-cell office:value-type="float" office:value="388001">
            <text:p>388001</text:p>
          </table:table-cell>
          <table:table-cell office:value-type="float" office:value="784888">
            <text:p>784888</text:p>
          </table:table-cell>
        </table:table-row>
        <table:table-row table:style-name="ro1">
          <table:table-cell office:value-type="float" office:value="389001">
            <text:p>389001</text:p>
          </table:table-cell>
          <table:table-cell office:value-type="float" office:value="786964">
            <text:p>786964</text:p>
          </table:table-cell>
        </table:table-row>
        <table:table-row table:style-name="ro1">
          <table:table-cell office:value-type="float" office:value="390001">
            <text:p>390001</text:p>
          </table:table-cell>
          <table:table-cell office:value-type="float" office:value="804089">
            <text:p>804089</text:p>
          </table:table-cell>
        </table:table-row>
        <table:table-row table:style-name="ro1">
          <table:table-cell office:value-type="float" office:value="391001">
            <text:p>391001</text:p>
          </table:table-cell>
          <table:table-cell office:value-type="float" office:value="813534">
            <text:p>813534</text:p>
          </table:table-cell>
        </table:table-row>
        <table:table-row table:style-name="ro1">
          <table:table-cell office:value-type="float" office:value="392001">
            <text:p>392001</text:p>
          </table:table-cell>
          <table:table-cell office:value-type="float" office:value="789208">
            <text:p>789208</text:p>
          </table:table-cell>
        </table:table-row>
        <table:table-row table:style-name="ro1">
          <table:table-cell office:value-type="float" office:value="393001">
            <text:p>393001</text:p>
          </table:table-cell>
          <table:table-cell office:value-type="float" office:value="814287">
            <text:p>814287</text:p>
          </table:table-cell>
        </table:table-row>
        <table:table-row table:style-name="ro1">
          <table:table-cell office:value-type="float" office:value="394001">
            <text:p>394001</text:p>
          </table:table-cell>
          <table:table-cell office:value-type="float" office:value="796521">
            <text:p>796521</text:p>
          </table:table-cell>
        </table:table-row>
        <table:table-row table:style-name="ro1">
          <table:table-cell office:value-type="float" office:value="395001">
            <text:p>395001</text:p>
          </table:table-cell>
          <table:table-cell office:value-type="float" office:value="806574">
            <text:p>806574</text:p>
          </table:table-cell>
        </table:table-row>
        <table:table-row table:style-name="ro1">
          <table:table-cell office:value-type="float" office:value="396001">
            <text:p>396001</text:p>
          </table:table-cell>
          <table:table-cell office:value-type="float" office:value="798186">
            <text:p>798186</text:p>
          </table:table-cell>
        </table:table-row>
        <table:table-row table:style-name="ro1">
          <table:table-cell office:value-type="float" office:value="397001">
            <text:p>397001</text:p>
          </table:table-cell>
          <table:table-cell office:value-type="float" office:value="802412">
            <text:p>802412</text:p>
          </table:table-cell>
        </table:table-row>
        <table:table-row table:style-name="ro1">
          <table:table-cell office:value-type="float" office:value="398001">
            <text:p>398001</text:p>
          </table:table-cell>
          <table:table-cell office:value-type="float" office:value="844591">
            <text:p>844591</text:p>
          </table:table-cell>
        </table:table-row>
        <table:table-row table:style-name="ro1">
          <table:table-cell office:value-type="float" office:value="399001">
            <text:p>399001</text:p>
          </table:table-cell>
          <table:table-cell office:value-type="float" office:value="829320">
            <text:p>829320</text:p>
          </table:table-cell>
        </table:table-row>
        <table:table-row table:style-name="ro1">
          <table:table-cell office:value-type="float" office:value="400001">
            <text:p>400001</text:p>
          </table:table-cell>
          <table:table-cell office:value-type="float" office:value="851947">
            <text:p>851947</text:p>
          </table:table-cell>
        </table:table-row>
        <table:table-row table:style-name="ro1">
          <table:table-cell office:value-type="float" office:value="401001">
            <text:p>401001</text:p>
          </table:table-cell>
          <table:table-cell office:value-type="float" office:value="837072">
            <text:p>837072</text:p>
          </table:table-cell>
        </table:table-row>
        <table:table-row table:style-name="ro1">
          <table:table-cell office:value-type="float" office:value="402001">
            <text:p>402001</text:p>
          </table:table-cell>
          <table:table-cell office:value-type="float" office:value="829407">
            <text:p>829407</text:p>
          </table:table-cell>
        </table:table-row>
        <table:table-row table:style-name="ro1">
          <table:table-cell office:value-type="float" office:value="403001">
            <text:p>403001</text:p>
          </table:table-cell>
          <table:table-cell office:value-type="float" office:value="831609">
            <text:p>831609</text:p>
          </table:table-cell>
        </table:table-row>
        <table:table-row table:style-name="ro1">
          <table:table-cell office:value-type="float" office:value="404001">
            <text:p>404001</text:p>
          </table:table-cell>
          <table:table-cell office:value-type="float" office:value="826329">
            <text:p>826329</text:p>
          </table:table-cell>
        </table:table-row>
        <table:table-row table:style-name="ro1">
          <table:table-cell office:value-type="float" office:value="405001">
            <text:p>405001</text:p>
          </table:table-cell>
          <table:table-cell office:value-type="float" office:value="834770">
            <text:p>834770</text:p>
          </table:table-cell>
        </table:table-row>
        <table:table-row table:style-name="ro1">
          <table:table-cell office:value-type="float" office:value="406001">
            <text:p>406001</text:p>
          </table:table-cell>
          <table:table-cell office:value-type="float" office:value="831224">
            <text:p>831224</text:p>
          </table:table-cell>
        </table:table-row>
        <table:table-row table:style-name="ro1">
          <table:table-cell office:value-type="float" office:value="407001">
            <text:p>407001</text:p>
          </table:table-cell>
          <table:table-cell office:value-type="float" office:value="825657">
            <text:p>825657</text:p>
          </table:table-cell>
        </table:table-row>
        <table:table-row table:style-name="ro1">
          <table:table-cell office:value-type="float" office:value="408001">
            <text:p>408001</text:p>
          </table:table-cell>
          <table:table-cell office:value-type="float" office:value="829377">
            <text:p>829377</text:p>
          </table:table-cell>
        </table:table-row>
        <table:table-row table:style-name="ro1">
          <table:table-cell office:value-type="float" office:value="409001">
            <text:p>409001</text:p>
          </table:table-cell>
          <table:table-cell office:value-type="float" office:value="837654">
            <text:p>837654</text:p>
          </table:table-cell>
        </table:table-row>
        <table:table-row table:style-name="ro1">
          <table:table-cell office:value-type="float" office:value="410001">
            <text:p>410001</text:p>
          </table:table-cell>
          <table:table-cell office:value-type="float" office:value="839959">
            <text:p>839959</text:p>
          </table:table-cell>
        </table:table-row>
        <table:table-row table:style-name="ro1">
          <table:table-cell office:value-type="float" office:value="411001">
            <text:p>411001</text:p>
          </table:table-cell>
          <table:table-cell office:value-type="float" office:value="840936">
            <text:p>840936</text:p>
          </table:table-cell>
        </table:table-row>
        <table:table-row table:style-name="ro1">
          <table:table-cell office:value-type="float" office:value="412001">
            <text:p>412001</text:p>
          </table:table-cell>
          <table:table-cell office:value-type="float" office:value="839692">
            <text:p>839692</text:p>
          </table:table-cell>
        </table:table-row>
        <table:table-row table:style-name="ro1">
          <table:table-cell office:value-type="float" office:value="413001">
            <text:p>413001</text:p>
          </table:table-cell>
          <table:table-cell office:value-type="float" office:value="862820">
            <text:p>862820</text:p>
          </table:table-cell>
        </table:table-row>
        <table:table-row table:style-name="ro1">
          <table:table-cell office:value-type="float" office:value="414001">
            <text:p>414001</text:p>
          </table:table-cell>
          <table:table-cell office:value-type="float" office:value="840772">
            <text:p>840772</text:p>
          </table:table-cell>
        </table:table-row>
        <table:table-row table:style-name="ro1">
          <table:table-cell office:value-type="float" office:value="415001">
            <text:p>415001</text:p>
          </table:table-cell>
          <table:table-cell office:value-type="float" office:value="841861">
            <text:p>841861</text:p>
          </table:table-cell>
        </table:table-row>
        <table:table-row table:style-name="ro1">
          <table:table-cell office:value-type="float" office:value="416001">
            <text:p>416001</text:p>
          </table:table-cell>
          <table:table-cell office:value-type="float" office:value="843026">
            <text:p>843026</text:p>
          </table:table-cell>
        </table:table-row>
        <table:table-row table:style-name="ro1">
          <table:table-cell office:value-type="float" office:value="417001">
            <text:p>417001</text:p>
          </table:table-cell>
          <table:table-cell office:value-type="float" office:value="851173">
            <text:p>851173</text:p>
          </table:table-cell>
        </table:table-row>
        <table:table-row table:style-name="ro1">
          <table:table-cell office:value-type="float" office:value="418001">
            <text:p>418001</text:p>
          </table:table-cell>
          <table:table-cell office:value-type="float" office:value="850737">
            <text:p>850737</text:p>
          </table:table-cell>
        </table:table-row>
        <table:table-row table:style-name="ro1">
          <table:table-cell office:value-type="float" office:value="419001">
            <text:p>419001</text:p>
          </table:table-cell>
          <table:table-cell office:value-type="float" office:value="849228">
            <text:p>849228</text:p>
          </table:table-cell>
        </table:table-row>
        <table:table-row table:style-name="ro1">
          <table:table-cell office:value-type="float" office:value="420001">
            <text:p>420001</text:p>
          </table:table-cell>
          <table:table-cell office:value-type="float" office:value="875065">
            <text:p>875065</text:p>
          </table:table-cell>
        </table:table-row>
        <table:table-row table:style-name="ro1">
          <table:table-cell office:value-type="float" office:value="421001">
            <text:p>421001</text:p>
          </table:table-cell>
          <table:table-cell office:value-type="float" office:value="856417">
            <text:p>856417</text:p>
          </table:table-cell>
        </table:table-row>
        <table:table-row table:style-name="ro1">
          <table:table-cell office:value-type="float" office:value="422001">
            <text:p>422001</text:p>
          </table:table-cell>
          <table:table-cell office:value-type="float" office:value="859876">
            <text:p>859876</text:p>
          </table:table-cell>
        </table:table-row>
        <table:table-row table:style-name="ro1">
          <table:table-cell office:value-type="float" office:value="423001">
            <text:p>423001</text:p>
          </table:table-cell>
          <table:table-cell office:value-type="float" office:value="857630">
            <text:p>857630</text:p>
          </table:table-cell>
        </table:table-row>
        <table:table-row table:style-name="ro1">
          <table:table-cell office:value-type="float" office:value="424001">
            <text:p>424001</text:p>
          </table:table-cell>
          <table:table-cell office:value-type="float" office:value="865489">
            <text:p>865489</text:p>
          </table:table-cell>
        </table:table-row>
        <table:table-row table:style-name="ro1">
          <table:table-cell office:value-type="float" office:value="425001">
            <text:p>425001</text:p>
          </table:table-cell>
          <table:table-cell office:value-type="float" office:value="870181">
            <text:p>870181</text:p>
          </table:table-cell>
        </table:table-row>
        <table:table-row table:style-name="ro1">
          <table:table-cell office:value-type="float" office:value="426001">
            <text:p>426001</text:p>
          </table:table-cell>
          <table:table-cell office:value-type="float" office:value="874074">
            <text:p>874074</text:p>
          </table:table-cell>
        </table:table-row>
        <table:table-row table:style-name="ro1">
          <table:table-cell office:value-type="float" office:value="427001">
            <text:p>427001</text:p>
          </table:table-cell>
          <table:table-cell office:value-type="float" office:value="869196">
            <text:p>869196</text:p>
          </table:table-cell>
        </table:table-row>
        <table:table-row table:style-name="ro1">
          <table:table-cell office:value-type="float" office:value="428001">
            <text:p>428001</text:p>
          </table:table-cell>
          <table:table-cell office:value-type="float" office:value="873674">
            <text:p>873674</text:p>
          </table:table-cell>
        </table:table-row>
        <table:table-row table:style-name="ro1">
          <table:table-cell office:value-type="float" office:value="429001">
            <text:p>429001</text:p>
          </table:table-cell>
          <table:table-cell office:value-type="float" office:value="872788">
            <text:p>872788</text:p>
          </table:table-cell>
        </table:table-row>
        <table:table-row table:style-name="ro1">
          <table:table-cell office:value-type="float" office:value="430001">
            <text:p>430001</text:p>
          </table:table-cell>
          <table:table-cell office:value-type="float" office:value="888157">
            <text:p>888157</text:p>
          </table:table-cell>
        </table:table-row>
        <table:table-row table:style-name="ro1">
          <table:table-cell office:value-type="float" office:value="431001">
            <text:p>431001</text:p>
          </table:table-cell>
          <table:table-cell office:value-type="float" office:value="870723">
            <text:p>870723</text:p>
          </table:table-cell>
        </table:table-row>
        <table:table-row table:style-name="ro1">
          <table:table-cell office:value-type="float" office:value="432001">
            <text:p>432001</text:p>
          </table:table-cell>
          <table:table-cell office:value-type="float" office:value="878952">
            <text:p>878952</text:p>
          </table:table-cell>
        </table:table-row>
        <table:table-row table:style-name="ro1">
          <table:table-cell office:value-type="float" office:value="433001">
            <text:p>433001</text:p>
          </table:table-cell>
          <table:table-cell office:value-type="float" office:value="880282">
            <text:p>880282</text:p>
          </table:table-cell>
        </table:table-row>
        <table:table-row table:style-name="ro1">
          <table:table-cell office:value-type="float" office:value="434001">
            <text:p>434001</text:p>
          </table:table-cell>
          <table:table-cell office:value-type="float" office:value="898796">
            <text:p>898796</text:p>
          </table:table-cell>
        </table:table-row>
        <table:table-row table:style-name="ro1">
          <table:table-cell office:value-type="float" office:value="435001">
            <text:p>435001</text:p>
          </table:table-cell>
          <table:table-cell office:value-type="float" office:value="884228">
            <text:p>884228</text:p>
          </table:table-cell>
        </table:table-row>
        <table:table-row table:style-name="ro1">
          <table:table-cell office:value-type="float" office:value="436001">
            <text:p>436001</text:p>
          </table:table-cell>
          <table:table-cell office:value-type="float" office:value="897820">
            <text:p>897820</text:p>
          </table:table-cell>
        </table:table-row>
        <table:table-row table:style-name="ro1">
          <table:table-cell office:value-type="float" office:value="437001">
            <text:p>437001</text:p>
          </table:table-cell>
          <table:table-cell office:value-type="float" office:value="888367">
            <text:p>888367</text:p>
          </table:table-cell>
        </table:table-row>
        <table:table-row table:style-name="ro1">
          <table:table-cell office:value-type="float" office:value="438001">
            <text:p>438001</text:p>
          </table:table-cell>
          <table:table-cell office:value-type="float" office:value="899509">
            <text:p>899509</text:p>
          </table:table-cell>
        </table:table-row>
        <table:table-row table:style-name="ro1">
          <table:table-cell office:value-type="float" office:value="439001">
            <text:p>439001</text:p>
          </table:table-cell>
          <table:table-cell office:value-type="float" office:value="895470">
            <text:p>895470</text:p>
          </table:table-cell>
        </table:table-row>
        <table:table-row table:style-name="ro1">
          <table:table-cell office:value-type="float" office:value="440001">
            <text:p>440001</text:p>
          </table:table-cell>
          <table:table-cell office:value-type="float" office:value="896915">
            <text:p>896915</text:p>
          </table:table-cell>
        </table:table-row>
        <table:table-row table:style-name="ro1">
          <table:table-cell office:value-type="float" office:value="441001">
            <text:p>441001</text:p>
          </table:table-cell>
          <table:table-cell office:value-type="float" office:value="900403">
            <text:p>900403</text:p>
          </table:table-cell>
        </table:table-row>
        <table:table-row table:style-name="ro1">
          <table:table-cell office:value-type="float" office:value="442001">
            <text:p>442001</text:p>
          </table:table-cell>
          <table:table-cell office:value-type="float" office:value="1031540">
            <text:p>1031540</text:p>
          </table:table-cell>
        </table:table-row>
        <table:table-row table:style-name="ro1">
          <table:table-cell office:value-type="float" office:value="443001">
            <text:p>443001</text:p>
          </table:table-cell>
          <table:table-cell office:value-type="float" office:value="904818">
            <text:p>904818</text:p>
          </table:table-cell>
        </table:table-row>
        <table:table-row table:style-name="ro1">
          <table:table-cell office:value-type="float" office:value="444001">
            <text:p>444001</text:p>
          </table:table-cell>
          <table:table-cell office:value-type="float" office:value="946896">
            <text:p>946896</text:p>
          </table:table-cell>
        </table:table-row>
        <table:table-row table:style-name="ro1">
          <table:table-cell office:value-type="float" office:value="445001">
            <text:p>445001</text:p>
          </table:table-cell>
          <table:table-cell office:value-type="float" office:value="932019">
            <text:p>932019</text:p>
          </table:table-cell>
        </table:table-row>
        <table:table-row table:style-name="ro1">
          <table:table-cell office:value-type="float" office:value="446001">
            <text:p>446001</text:p>
          </table:table-cell>
          <table:table-cell office:value-type="float" office:value="993253">
            <text:p>993253</text:p>
          </table:table-cell>
        </table:table-row>
        <table:table-row table:style-name="ro1">
          <table:table-cell office:value-type="float" office:value="447001">
            <text:p>447001</text:p>
          </table:table-cell>
          <table:table-cell office:value-type="float" office:value="926773">
            <text:p>926773</text:p>
          </table:table-cell>
        </table:table-row>
        <table:table-row table:style-name="ro1">
          <table:table-cell office:value-type="float" office:value="448001">
            <text:p>448001</text:p>
          </table:table-cell>
          <table:table-cell office:value-type="float" office:value="915849">
            <text:p>915849</text:p>
          </table:table-cell>
        </table:table-row>
        <table:table-row table:style-name="ro1">
          <table:table-cell office:value-type="float" office:value="449001">
            <text:p>449001</text:p>
          </table:table-cell>
          <table:table-cell office:value-type="float" office:value="916248">
            <text:p>916248</text:p>
          </table:table-cell>
        </table:table-row>
        <table:table-row table:style-name="ro1">
          <table:table-cell office:value-type="float" office:value="450001">
            <text:p>450001</text:p>
          </table:table-cell>
          <table:table-cell office:value-type="float" office:value="925254">
            <text:p>925254</text:p>
          </table:table-cell>
        </table:table-row>
        <table:table-row table:style-name="ro1">
          <table:table-cell office:value-type="float" office:value="451001">
            <text:p>451001</text:p>
          </table:table-cell>
          <table:table-cell office:value-type="float" office:value="960380">
            <text:p>960380</text:p>
          </table:table-cell>
        </table:table-row>
        <table:table-row table:style-name="ro1">
          <table:table-cell office:value-type="float" office:value="452001">
            <text:p>452001</text:p>
          </table:table-cell>
          <table:table-cell office:value-type="float" office:value="965363">
            <text:p>965363</text:p>
          </table:table-cell>
        </table:table-row>
        <table:table-row table:style-name="ro1">
          <table:table-cell office:value-type="float" office:value="453001">
            <text:p>453001</text:p>
          </table:table-cell>
          <table:table-cell office:value-type="float" office:value="942047">
            <text:p>942047</text:p>
          </table:table-cell>
        </table:table-row>
        <table:table-row table:style-name="ro1">
          <table:table-cell office:value-type="float" office:value="454001">
            <text:p>454001</text:p>
          </table:table-cell>
          <table:table-cell office:value-type="float" office:value="968279">
            <text:p>968279</text:p>
          </table:table-cell>
        </table:table-row>
        <table:table-row table:style-name="ro1">
          <table:table-cell office:value-type="float" office:value="455001">
            <text:p>455001</text:p>
          </table:table-cell>
          <table:table-cell office:value-type="float" office:value="944813">
            <text:p>944813</text:p>
          </table:table-cell>
        </table:table-row>
        <table:table-row table:style-name="ro1">
          <table:table-cell office:value-type="float" office:value="456001">
            <text:p>456001</text:p>
          </table:table-cell>
          <table:table-cell office:value-type="float" office:value="963900">
            <text:p>963900</text:p>
          </table:table-cell>
        </table:table-row>
        <table:table-row table:style-name="ro1">
          <table:table-cell office:value-type="float" office:value="457001">
            <text:p>457001</text:p>
          </table:table-cell>
          <table:table-cell office:value-type="float" office:value="931734">
            <text:p>931734</text:p>
          </table:table-cell>
        </table:table-row>
        <table:table-row table:style-name="ro1">
          <table:table-cell office:value-type="float" office:value="458001">
            <text:p>458001</text:p>
          </table:table-cell>
          <table:table-cell office:value-type="float" office:value="947922">
            <text:p>947922</text:p>
          </table:table-cell>
        </table:table-row>
        <table:table-row table:style-name="ro1">
          <table:table-cell office:value-type="float" office:value="459001">
            <text:p>459001</text:p>
          </table:table-cell>
          <table:table-cell office:value-type="float" office:value="938143">
            <text:p>938143</text:p>
          </table:table-cell>
        </table:table-row>
        <table:table-row table:style-name="ro1">
          <table:table-cell office:value-type="float" office:value="460001">
            <text:p>460001</text:p>
          </table:table-cell>
          <table:table-cell office:value-type="float" office:value="954458">
            <text:p>954458</text:p>
          </table:table-cell>
        </table:table-row>
        <table:table-row table:style-name="ro1">
          <table:table-cell office:value-type="float" office:value="461001">
            <text:p>461001</text:p>
          </table:table-cell>
          <table:table-cell office:value-type="float" office:value="944027">
            <text:p>944027</text:p>
          </table:table-cell>
        </table:table-row>
        <table:table-row table:style-name="ro1">
          <table:table-cell office:value-type="float" office:value="462001">
            <text:p>462001</text:p>
          </table:table-cell>
          <table:table-cell office:value-type="float" office:value="945584">
            <text:p>945584</text:p>
          </table:table-cell>
        </table:table-row>
        <table:table-row table:style-name="ro1">
          <table:table-cell office:value-type="float" office:value="463001">
            <text:p>463001</text:p>
          </table:table-cell>
          <table:table-cell office:value-type="float" office:value="1006230">
            <text:p>1006230</text:p>
          </table:table-cell>
        </table:table-row>
        <table:table-row table:style-name="ro1">
          <table:table-cell office:value-type="float" office:value="464001">
            <text:p>464001</text:p>
          </table:table-cell>
          <table:table-cell office:value-type="float" office:value="982993">
            <text:p>982993</text:p>
          </table:table-cell>
        </table:table-row>
        <table:table-row table:style-name="ro1">
          <table:table-cell office:value-type="float" office:value="465001">
            <text:p>465001</text:p>
          </table:table-cell>
          <table:table-cell office:value-type="float" office:value="944901">
            <text:p>944901</text:p>
          </table:table-cell>
        </table:table-row>
        <table:table-row table:style-name="ro1">
          <table:table-cell office:value-type="float" office:value="466001">
            <text:p>466001</text:p>
          </table:table-cell>
          <table:table-cell office:value-type="float" office:value="998165">
            <text:p>998165</text:p>
          </table:table-cell>
        </table:table-row>
        <table:table-row table:style-name="ro1">
          <table:table-cell office:value-type="float" office:value="467001">
            <text:p>467001</text:p>
          </table:table-cell>
          <table:table-cell office:value-type="float" office:value="960371">
            <text:p>960371</text:p>
          </table:table-cell>
        </table:table-row>
        <table:table-row table:style-name="ro1">
          <table:table-cell office:value-type="float" office:value="468001">
            <text:p>468001</text:p>
          </table:table-cell>
          <table:table-cell office:value-type="float" office:value="955226">
            <text:p>955226</text:p>
          </table:table-cell>
        </table:table-row>
        <table:table-row table:style-name="ro1">
          <table:table-cell office:value-type="float" office:value="469001">
            <text:p>469001</text:p>
          </table:table-cell>
          <table:table-cell office:value-type="float" office:value="970523">
            <text:p>970523</text:p>
          </table:table-cell>
        </table:table-row>
        <table:table-row table:style-name="ro1">
          <table:table-cell office:value-type="float" office:value="470001">
            <text:p>470001</text:p>
          </table:table-cell>
          <table:table-cell office:value-type="float" office:value="957932">
            <text:p>957932</text:p>
          </table:table-cell>
        </table:table-row>
        <table:table-row table:style-name="ro1">
          <table:table-cell office:value-type="float" office:value="471001">
            <text:p>471001</text:p>
          </table:table-cell>
          <table:table-cell office:value-type="float" office:value="978454">
            <text:p>978454</text:p>
          </table:table-cell>
        </table:table-row>
        <table:table-row table:style-name="ro1">
          <table:table-cell office:value-type="float" office:value="472001">
            <text:p>472001</text:p>
          </table:table-cell>
          <table:table-cell office:value-type="float" office:value="962664">
            <text:p>962664</text:p>
          </table:table-cell>
        </table:table-row>
        <table:table-row table:style-name="ro1">
          <table:table-cell office:value-type="float" office:value="473001">
            <text:p>473001</text:p>
          </table:table-cell>
          <table:table-cell office:value-type="float" office:value="970585">
            <text:p>970585</text:p>
          </table:table-cell>
        </table:table-row>
        <table:table-row table:style-name="ro1">
          <table:table-cell office:value-type="float" office:value="474001">
            <text:p>474001</text:p>
          </table:table-cell>
          <table:table-cell office:value-type="float" office:value="969336">
            <text:p>969336</text:p>
          </table:table-cell>
        </table:table-row>
        <table:table-row table:style-name="ro1">
          <table:table-cell office:value-type="float" office:value="475001">
            <text:p>475001</text:p>
          </table:table-cell>
          <table:table-cell office:value-type="float" office:value="965606">
            <text:p>965606</text:p>
          </table:table-cell>
        </table:table-row>
        <table:table-row table:style-name="ro1">
          <table:table-cell office:value-type="float" office:value="476001">
            <text:p>476001</text:p>
          </table:table-cell>
          <table:table-cell office:value-type="float" office:value="970885">
            <text:p>970885</text:p>
          </table:table-cell>
        </table:table-row>
        <table:table-row table:style-name="ro1">
          <table:table-cell office:value-type="float" office:value="477001">
            <text:p>477001</text:p>
          </table:table-cell>
          <table:table-cell office:value-type="float" office:value="992746">
            <text:p>992746</text:p>
          </table:table-cell>
        </table:table-row>
        <table:table-row table:style-name="ro1">
          <table:table-cell office:value-type="float" office:value="478001">
            <text:p>478001</text:p>
          </table:table-cell>
          <table:table-cell office:value-type="float" office:value="983489">
            <text:p>983489</text:p>
          </table:table-cell>
        </table:table-row>
        <table:table-row table:style-name="ro1">
          <table:table-cell office:value-type="float" office:value="479001">
            <text:p>479001</text:p>
          </table:table-cell>
          <table:table-cell office:value-type="float" office:value="976633">
            <text:p>976633</text:p>
          </table:table-cell>
        </table:table-row>
        <table:table-row table:style-name="ro1">
          <table:table-cell office:value-type="float" office:value="480001">
            <text:p>480001</text:p>
          </table:table-cell>
          <table:table-cell office:value-type="float" office:value="978904">
            <text:p>978904</text:p>
          </table:table-cell>
        </table:table-row>
        <table:table-row table:style-name="ro1">
          <table:table-cell office:value-type="float" office:value="481001">
            <text:p>481001</text:p>
          </table:table-cell>
          <table:table-cell office:value-type="float" office:value="11812638">
            <text:p>11812638</text:p>
          </table:table-cell>
        </table:table-row>
        <table:table-row table:style-name="ro1">
          <table:table-cell office:value-type="float" office:value="482001">
            <text:p>482001</text:p>
          </table:table-cell>
          <table:table-cell office:value-type="float" office:value="2879600">
            <text:p>2879600</text:p>
          </table:table-cell>
        </table:table-row>
        <table:table-row table:style-name="ro1">
          <table:table-cell office:value-type="float" office:value="483001">
            <text:p>483001</text:p>
          </table:table-cell>
          <table:table-cell office:value-type="float" office:value="3767189">
            <text:p>3767189</text:p>
          </table:table-cell>
        </table:table-row>
        <table:table-row table:style-name="ro1">
          <table:table-cell office:value-type="float" office:value="484001">
            <text:p>484001</text:p>
          </table:table-cell>
          <table:table-cell office:value-type="float" office:value="3798585">
            <text:p>3798585</text:p>
          </table:table-cell>
        </table:table-row>
        <table:table-row table:style-name="ro1">
          <table:table-cell office:value-type="float" office:value="485001">
            <text:p>485001</text:p>
          </table:table-cell>
          <table:table-cell office:value-type="float" office:value="1953064">
            <text:p>1953064</text:p>
          </table:table-cell>
        </table:table-row>
        <table:table-row table:style-name="ro1">
          <table:table-cell office:value-type="float" office:value="486001">
            <text:p>486001</text:p>
          </table:table-cell>
          <table:table-cell office:value-type="float" office:value="987342">
            <text:p>987342</text:p>
          </table:table-cell>
        </table:table-row>
        <table:table-row table:style-name="ro1">
          <table:table-cell office:value-type="float" office:value="487001">
            <text:p>487001</text:p>
          </table:table-cell>
          <table:table-cell office:value-type="float" office:value="992961">
            <text:p>992961</text:p>
          </table:table-cell>
        </table:table-row>
        <table:table-row table:style-name="ro1">
          <table:table-cell office:value-type="float" office:value="488001">
            <text:p>488001</text:p>
          </table:table-cell>
          <table:table-cell office:value-type="float" office:value="1083589">
            <text:p>1083589</text:p>
          </table:table-cell>
        </table:table-row>
        <table:table-row table:style-name="ro1">
          <table:table-cell office:value-type="float" office:value="489001">
            <text:p>489001</text:p>
          </table:table-cell>
          <table:table-cell office:value-type="float" office:value="1036486">
            <text:p>1036486</text:p>
          </table:table-cell>
        </table:table-row>
        <table:table-row table:style-name="ro1">
          <table:table-cell office:value-type="float" office:value="490001">
            <text:p>490001</text:p>
          </table:table-cell>
          <table:table-cell office:value-type="float" office:value="1023719">
            <text:p>1023719</text:p>
          </table:table-cell>
        </table:table-row>
        <table:table-row table:style-name="ro1">
          <table:table-cell office:value-type="float" office:value="491001">
            <text:p>491001</text:p>
          </table:table-cell>
          <table:table-cell office:value-type="float" office:value="1022165">
            <text:p>1022165</text:p>
          </table:table-cell>
        </table:table-row>
        <table:table-row table:style-name="ro1">
          <table:table-cell office:value-type="float" office:value="492001">
            <text:p>492001</text:p>
          </table:table-cell>
          <table:table-cell office:value-type="float" office:value="1015288">
            <text:p>1015288</text:p>
          </table:table-cell>
        </table:table-row>
        <table:table-row table:style-name="ro1">
          <table:table-cell office:value-type="float" office:value="493001">
            <text:p>493001</text:p>
          </table:table-cell>
          <table:table-cell office:value-type="float" office:value="1002772">
            <text:p>1002772</text:p>
          </table:table-cell>
        </table:table-row>
        <table:table-row table:style-name="ro1">
          <table:table-cell office:value-type="float" office:value="494001">
            <text:p>494001</text:p>
          </table:table-cell>
          <table:table-cell office:value-type="float" office:value="1008143">
            <text:p>1008143</text:p>
          </table:table-cell>
        </table:table-row>
        <table:table-row table:style-name="ro1">
          <table:table-cell office:value-type="float" office:value="495001">
            <text:p>495001</text:p>
          </table:table-cell>
          <table:table-cell office:value-type="float" office:value="1014575">
            <text:p>1014575</text:p>
          </table:table-cell>
        </table:table-row>
        <table:table-row table:style-name="ro1">
          <table:table-cell office:value-type="float" office:value="496001">
            <text:p>496001</text:p>
          </table:table-cell>
          <table:table-cell office:value-type="float" office:value="1066825">
            <text:p>1066825</text:p>
          </table:table-cell>
        </table:table-row>
        <table:table-row table:style-name="ro1">
          <table:table-cell office:value-type="float" office:value="497001">
            <text:p>497001</text:p>
          </table:table-cell>
          <table:table-cell office:value-type="float" office:value="1018267">
            <text:p>1018267</text:p>
          </table:table-cell>
        </table:table-row>
        <table:table-row table:style-name="ro1">
          <table:table-cell office:value-type="float" office:value="498001">
            <text:p>498001</text:p>
          </table:table-cell>
          <table:table-cell office:value-type="float" office:value="1013600">
            <text:p>1013600</text:p>
          </table:table-cell>
        </table:table-row>
        <table:table-row table:style-name="ro1">
          <table:table-cell office:value-type="float" office:value="499001">
            <text:p>499001</text:p>
          </table:table-cell>
          <table:table-cell office:value-type="float" office:value="1046491">
            <text:p>1046491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garjuna pamu</meta:initial-creator>
    <meta:creation-date>2014-04-25T13:39:39</meta:creation-date>
    <dc:date>2014-04-25T13:40:29</dc:date>
    <dc:creator>Nagarjuna pamu</dc:creator>
    <meta:editing-duration>PT15S</meta:editing-duration>
    <meta:editing-cycles>2</meta:editing-cycles>
    <meta:generator>LibreOffice/3.5$Linux_X86_64 LibreOffice_project/350m1$Build-2</meta:generator>
    <meta:document-statistic meta:table-count="3" meta:cell-count="10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952cm" style:legend-expansion="high" chart:style-name="ch2"/>
        <chart:plot-area chart:style-name="ch3" table:cell-range-address="Sheet1.A1:Sheet1.B500" svg:x="0.77cm" svg:y="0.855cm" svg:width="11.738cm" svg:height="7.545cm">
          <chartooo:coordinate-region svg:x="2.503cm" svg:y="1.054cm" svg:width="9.803cm" svg:height="6.3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500" chart:class="chart:line">
            <chart:data-point chart:repeated="500"/>
          </chart:series>
          <chart:series chart:style-name="ch7" chart:values-cell-range-address="Sheet1.B1:Sheet1.B500" chart:class="chart:line">
            <chart:data-point chart:repeated="5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500</svg:desc>
                </draw:g>
              </table:table-cell>
              <table:table-cell office:value-type="float" office:value="4214">
                <text:p>4214</text:p>
                <draw:g>
                  <svg:desc>Sheet1.B1:Sheet1.B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1">
                <text:p>1001</text:p>
              </table:table-cell>
              <table:table-cell office:value-type="float" office:value="2725">
                <text:p>27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1">
                <text:p>2001</text:p>
              </table:table-cell>
              <table:table-cell office:value-type="float" office:value="3974">
                <text:p>39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1">
                <text:p>3001</text:p>
              </table:table-cell>
              <table:table-cell office:value-type="float" office:value="13076">
                <text:p>130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1">
                <text:p>4001</text:p>
              </table:table-cell>
              <table:table-cell office:value-type="float" office:value="6283">
                <text:p>62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1">
                <text:p>5001</text:p>
              </table:table-cell>
              <table:table-cell office:value-type="float" office:value="15765">
                <text:p>157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1">
                <text:p>6001</text:p>
              </table:table-cell>
              <table:table-cell office:value-type="float" office:value="9465">
                <text:p>94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1">
                <text:p>7001</text:p>
              </table:table-cell>
              <table:table-cell office:value-type="float" office:value="18692">
                <text:p>186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1">
                <text:p>8001</text:p>
              </table:table-cell>
              <table:table-cell office:value-type="float" office:value="12456">
                <text:p>124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1">
                <text:p>9001</text:p>
              </table:table-cell>
              <table:table-cell office:value-type="float" office:value="13760">
                <text:p>137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1">
                <text:p>10001</text:p>
              </table:table-cell>
              <table:table-cell office:value-type="float" office:value="15112">
                <text:p>151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1">
                <text:p>11001</text:p>
              </table:table-cell>
              <table:table-cell office:value-type="float" office:value="17015">
                <text:p>170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1">
                <text:p>12001</text:p>
              </table:table-cell>
              <table:table-cell office:value-type="float" office:value="18591">
                <text:p>185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1">
                <text:p>13001</text:p>
              </table:table-cell>
              <table:table-cell office:value-type="float" office:value="19540">
                <text:p>1954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1">
                <text:p>14001</text:p>
              </table:table-cell>
              <table:table-cell office:value-type="float" office:value="21144">
                <text:p>211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1">
                <text:p>15001</text:p>
              </table:table-cell>
              <table:table-cell office:value-type="float" office:value="22933">
                <text:p>229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1">
                <text:p>16001</text:p>
              </table:table-cell>
              <table:table-cell office:value-type="float" office:value="25655">
                <text:p>256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1">
                <text:p>17001</text:p>
              </table:table-cell>
              <table:table-cell office:value-type="float" office:value="26474">
                <text:p>264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1">
                <text:p>18001</text:p>
              </table:table-cell>
              <table:table-cell office:value-type="float" office:value="27590">
                <text:p>2759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1">
                <text:p>19001</text:p>
              </table:table-cell>
              <table:table-cell office:value-type="float" office:value="30275">
                <text:p>302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1">
                <text:p>20001</text:p>
              </table:table-cell>
              <table:table-cell office:value-type="float" office:value="30994">
                <text:p>309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1">
                <text:p>21001</text:p>
              </table:table-cell>
              <table:table-cell office:value-type="float" office:value="32978">
                <text:p>329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1">
                <text:p>22001</text:p>
              </table:table-cell>
              <table:table-cell office:value-type="float" office:value="34853">
                <text:p>348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1">
                <text:p>23001</text:p>
              </table:table-cell>
              <table:table-cell office:value-type="float" office:value="36007">
                <text:p>360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1">
                <text:p>24001</text:p>
              </table:table-cell>
              <table:table-cell office:value-type="float" office:value="39208">
                <text:p>392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1">
                <text:p>25001</text:p>
              </table:table-cell>
              <table:table-cell office:value-type="float" office:value="41065">
                <text:p>410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1">
                <text:p>26001</text:p>
              </table:table-cell>
              <table:table-cell office:value-type="float" office:value="42104">
                <text:p>421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1">
                <text:p>27001</text:p>
              </table:table-cell>
              <table:table-cell office:value-type="float" office:value="44210">
                <text:p>4421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1">
                <text:p>28001</text:p>
              </table:table-cell>
              <table:table-cell office:value-type="float" office:value="78529">
                <text:p>785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1">
                <text:p>29001</text:p>
              </table:table-cell>
              <table:table-cell office:value-type="float" office:value="47285">
                <text:p>472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1">
                <text:p>30001</text:p>
              </table:table-cell>
              <table:table-cell office:value-type="float" office:value="49205">
                <text:p>492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01">
                <text:p>31001</text:p>
              </table:table-cell>
              <table:table-cell office:value-type="float" office:value="50460">
                <text:p>5046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01">
                <text:p>32001</text:p>
              </table:table-cell>
              <table:table-cell office:value-type="float" office:value="51050">
                <text:p>5105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01">
                <text:p>33001</text:p>
              </table:table-cell>
              <table:table-cell office:value-type="float" office:value="53789">
                <text:p>537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01">
                <text:p>34001</text:p>
              </table:table-cell>
              <table:table-cell office:value-type="float" office:value="55411">
                <text:p>554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01">
                <text:p>35001</text:p>
              </table:table-cell>
              <table:table-cell office:value-type="float" office:value="56689">
                <text:p>566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01">
                <text:p>36001</text:p>
              </table:table-cell>
              <table:table-cell office:value-type="float" office:value="64157">
                <text:p>641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01">
                <text:p>37001</text:p>
              </table:table-cell>
              <table:table-cell office:value-type="float" office:value="65339">
                <text:p>653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01">
                <text:p>38001</text:p>
              </table:table-cell>
              <table:table-cell office:value-type="float" office:value="67916">
                <text:p>679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01">
                <text:p>39001</text:p>
              </table:table-cell>
              <table:table-cell office:value-type="float" office:value="68958">
                <text:p>689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1">
                <text:p>40001</text:p>
              </table:table-cell>
              <table:table-cell office:value-type="float" office:value="72319">
                <text:p>723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01">
                <text:p>41001</text:p>
              </table:table-cell>
              <table:table-cell office:value-type="float" office:value="74714">
                <text:p>747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01">
                <text:p>42001</text:p>
              </table:table-cell>
              <table:table-cell office:value-type="float" office:value="75861">
                <text:p>758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01">
                <text:p>43001</text:p>
              </table:table-cell>
              <table:table-cell office:value-type="float" office:value="77002">
                <text:p>770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01">
                <text:p>44001</text:p>
              </table:table-cell>
              <table:table-cell office:value-type="float" office:value="80981">
                <text:p>809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01">
                <text:p>45001</text:p>
              </table:table-cell>
              <table:table-cell office:value-type="float" office:value="81296">
                <text:p>812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01">
                <text:p>46001</text:p>
              </table:table-cell>
              <table:table-cell office:value-type="float" office:value="82230">
                <text:p>8223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01">
                <text:p>47001</text:p>
              </table:table-cell>
              <table:table-cell office:value-type="float" office:value="87705">
                <text:p>877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01">
                <text:p>48001</text:p>
              </table:table-cell>
              <table:table-cell office:value-type="float" office:value="80282">
                <text:p>802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01">
                <text:p>49001</text:p>
              </table:table-cell>
              <table:table-cell office:value-type="float" office:value="81354">
                <text:p>813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01">
                <text:p>50001</text:p>
              </table:table-cell>
              <table:table-cell office:value-type="float" office:value="82450">
                <text:p>8245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01">
                <text:p>51001</text:p>
              </table:table-cell>
              <table:table-cell office:value-type="float" office:value="84690">
                <text:p>8469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01">
                <text:p>52001</text:p>
              </table:table-cell>
              <table:table-cell office:value-type="float" office:value="91651">
                <text:p>916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01">
                <text:p>53001</text:p>
              </table:table-cell>
              <table:table-cell office:value-type="float" office:value="89331">
                <text:p>893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01">
                <text:p>54001</text:p>
              </table:table-cell>
              <table:table-cell office:value-type="float" office:value="91303">
                <text:p>913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01">
                <text:p>55001</text:p>
              </table:table-cell>
              <table:table-cell office:value-type="float" office:value="92141">
                <text:p>921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01">
                <text:p>56001</text:p>
              </table:table-cell>
              <table:table-cell office:value-type="float" office:value="94484">
                <text:p>944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01">
                <text:p>57001</text:p>
              </table:table-cell>
              <table:table-cell office:value-type="float" office:value="97167">
                <text:p>971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01">
                <text:p>58001</text:p>
              </table:table-cell>
              <table:table-cell office:value-type="float" office:value="99179">
                <text:p>991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01">
                <text:p>59001</text:p>
              </table:table-cell>
              <table:table-cell office:value-type="float" office:value="99229">
                <text:p>992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01">
                <text:p>60001</text:p>
              </table:table-cell>
              <table:table-cell office:value-type="float" office:value="101036">
                <text:p>1010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01">
                <text:p>61001</text:p>
              </table:table-cell>
              <table:table-cell office:value-type="float" office:value="119039">
                <text:p>1190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01">
                <text:p>62001</text:p>
              </table:table-cell>
              <table:table-cell office:value-type="float" office:value="108587">
                <text:p>10858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01">
                <text:p>63001</text:p>
              </table:table-cell>
              <table:table-cell office:value-type="float" office:value="110670">
                <text:p>11067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01">
                <text:p>64001</text:p>
              </table:table-cell>
              <table:table-cell office:value-type="float" office:value="110223">
                <text:p>1102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01">
                <text:p>65001</text:p>
              </table:table-cell>
              <table:table-cell office:value-type="float" office:value="110630">
                <text:p>11063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01">
                <text:p>66001</text:p>
              </table:table-cell>
              <table:table-cell office:value-type="float" office:value="113474">
                <text:p>11347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01">
                <text:p>67001</text:p>
              </table:table-cell>
              <table:table-cell office:value-type="float" office:value="113962">
                <text:p>1139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01">
                <text:p>68001</text:p>
              </table:table-cell>
              <table:table-cell office:value-type="float" office:value="120097">
                <text:p>12009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01">
                <text:p>69001</text:p>
              </table:table-cell>
              <table:table-cell office:value-type="float" office:value="118740">
                <text:p>11874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01">
                <text:p>70001</text:p>
              </table:table-cell>
              <table:table-cell office:value-type="float" office:value="119768">
                <text:p>1197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01">
                <text:p>71001</text:p>
              </table:table-cell>
              <table:table-cell office:value-type="float" office:value="121902">
                <text:p>1219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01">
                <text:p>72001</text:p>
              </table:table-cell>
              <table:table-cell office:value-type="float" office:value="123689">
                <text:p>1236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01">
                <text:p>73001</text:p>
              </table:table-cell>
              <table:table-cell office:value-type="float" office:value="127232">
                <text:p>1272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01">
                <text:p>74001</text:p>
              </table:table-cell>
              <table:table-cell office:value-type="float" office:value="128981">
                <text:p>1289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01">
                <text:p>75001</text:p>
              </table:table-cell>
              <table:table-cell office:value-type="float" office:value="128515">
                <text:p>1285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01">
                <text:p>76001</text:p>
              </table:table-cell>
              <table:table-cell office:value-type="float" office:value="131980">
                <text:p>13198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01">
                <text:p>77001</text:p>
              </table:table-cell>
              <table:table-cell office:value-type="float" office:value="133234">
                <text:p>1332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01">
                <text:p>78001</text:p>
              </table:table-cell>
              <table:table-cell office:value-type="float" office:value="134860">
                <text:p>13486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01">
                <text:p>79001</text:p>
              </table:table-cell>
              <table:table-cell office:value-type="float" office:value="137625">
                <text:p>1376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01">
                <text:p>80001</text:p>
              </table:table-cell>
              <table:table-cell office:value-type="float" office:value="138088">
                <text:p>1380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01">
                <text:p>81001</text:p>
              </table:table-cell>
              <table:table-cell office:value-type="float" office:value="141262">
                <text:p>14126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01">
                <text:p>82001</text:p>
              </table:table-cell>
              <table:table-cell office:value-type="float" office:value="142857">
                <text:p>1428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01">
                <text:p>83001</text:p>
              </table:table-cell>
              <table:table-cell office:value-type="float" office:value="145591">
                <text:p>14559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01">
                <text:p>84001</text:p>
              </table:table-cell>
              <table:table-cell office:value-type="float" office:value="155254">
                <text:p>15525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01">
                <text:p>85001</text:p>
              </table:table-cell>
              <table:table-cell office:value-type="float" office:value="151060">
                <text:p>15106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01">
                <text:p>86001</text:p>
              </table:table-cell>
              <table:table-cell office:value-type="float" office:value="153361">
                <text:p>15336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01">
                <text:p>87001</text:p>
              </table:table-cell>
              <table:table-cell office:value-type="float" office:value="154982">
                <text:p>1549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01">
                <text:p>88001</text:p>
              </table:table-cell>
              <table:table-cell office:value-type="float" office:value="157353">
                <text:p>15735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01">
                <text:p>89001</text:p>
              </table:table-cell>
              <table:table-cell office:value-type="float" office:value="161584">
                <text:p>16158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01">
                <text:p>90001</text:p>
              </table:table-cell>
              <table:table-cell office:value-type="float" office:value="160005">
                <text:p>1600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01">
                <text:p>91001</text:p>
              </table:table-cell>
              <table:table-cell office:value-type="float" office:value="162875">
                <text:p>1628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01">
                <text:p>92001</text:p>
              </table:table-cell>
              <table:table-cell office:value-type="float" office:value="163001">
                <text:p>1630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01">
                <text:p>93001</text:p>
              </table:table-cell>
              <table:table-cell office:value-type="float" office:value="170518">
                <text:p>17051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01">
                <text:p>94001</text:p>
              </table:table-cell>
              <table:table-cell office:value-type="float" office:value="170096">
                <text:p>1700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01">
                <text:p>95001</text:p>
              </table:table-cell>
              <table:table-cell office:value-type="float" office:value="170029">
                <text:p>17002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01">
                <text:p>96001</text:p>
              </table:table-cell>
              <table:table-cell office:value-type="float" office:value="174457">
                <text:p>17445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01">
                <text:p>97001</text:p>
              </table:table-cell>
              <table:table-cell office:value-type="float" office:value="187241">
                <text:p>18724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01">
                <text:p>98001</text:p>
              </table:table-cell>
              <table:table-cell office:value-type="float" office:value="190415">
                <text:p>1904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01">
                <text:p>99001</text:p>
              </table:table-cell>
              <table:table-cell office:value-type="float" office:value="182104">
                <text:p>1821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01">
                <text:p>100001</text:p>
              </table:table-cell>
              <table:table-cell office:value-type="float" office:value="183396">
                <text:p>18339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01">
                <text:p>101001</text:p>
              </table:table-cell>
              <table:table-cell office:value-type="float" office:value="183998">
                <text:p>18399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01">
                <text:p>102001</text:p>
              </table:table-cell>
              <table:table-cell office:value-type="float" office:value="200113">
                <text:p>2001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01">
                <text:p>103001</text:p>
              </table:table-cell>
              <table:table-cell office:value-type="float" office:value="194551">
                <text:p>19455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01">
                <text:p>104001</text:p>
              </table:table-cell>
              <table:table-cell office:value-type="float" office:value="193100">
                <text:p>1931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01">
                <text:p>105001</text:p>
              </table:table-cell>
              <table:table-cell office:value-type="float" office:value="198377">
                <text:p>19837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01">
                <text:p>106001</text:p>
              </table:table-cell>
              <table:table-cell office:value-type="float" office:value="196465">
                <text:p>19646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01">
                <text:p>107001</text:p>
              </table:table-cell>
              <table:table-cell office:value-type="float" office:value="199944">
                <text:p>19994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01">
                <text:p>108001</text:p>
              </table:table-cell>
              <table:table-cell office:value-type="float" office:value="199406">
                <text:p>19940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01">
                <text:p>109001</text:p>
              </table:table-cell>
              <table:table-cell office:value-type="float" office:value="202579">
                <text:p>20257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01">
                <text:p>110001</text:p>
              </table:table-cell>
              <table:table-cell office:value-type="float" office:value="205646">
                <text:p>20564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01">
                <text:p>111001</text:p>
              </table:table-cell>
              <table:table-cell office:value-type="float" office:value="210395">
                <text:p>21039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01">
                <text:p>112001</text:p>
              </table:table-cell>
              <table:table-cell office:value-type="float" office:value="208975">
                <text:p>2089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01">
                <text:p>113001</text:p>
              </table:table-cell>
              <table:table-cell office:value-type="float" office:value="209661">
                <text:p>20966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01">
                <text:p>114001</text:p>
              </table:table-cell>
              <table:table-cell office:value-type="float" office:value="224225">
                <text:p>2242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01">
                <text:p>115001</text:p>
              </table:table-cell>
              <table:table-cell office:value-type="float" office:value="213257">
                <text:p>21325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01">
                <text:p>116001</text:p>
              </table:table-cell>
              <table:table-cell office:value-type="float" office:value="215111">
                <text:p>21511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01">
                <text:p>117001</text:p>
              </table:table-cell>
              <table:table-cell office:value-type="float" office:value="214383">
                <text:p>21438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01">
                <text:p>118001</text:p>
              </table:table-cell>
              <table:table-cell office:value-type="float" office:value="221587">
                <text:p>22158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01">
                <text:p>119001</text:p>
              </table:table-cell>
              <table:table-cell office:value-type="float" office:value="220871">
                <text:p>22087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01">
                <text:p>120001</text:p>
              </table:table-cell>
              <table:table-cell office:value-type="float" office:value="220348">
                <text:p>22034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01">
                <text:p>121001</text:p>
              </table:table-cell>
              <table:table-cell office:value-type="float" office:value="221948">
                <text:p>22194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01">
                <text:p>122001</text:p>
              </table:table-cell>
              <table:table-cell office:value-type="float" office:value="223937">
                <text:p>22393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01">
                <text:p>123001</text:p>
              </table:table-cell>
              <table:table-cell office:value-type="float" office:value="226371">
                <text:p>22637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01">
                <text:p>124001</text:p>
              </table:table-cell>
              <table:table-cell office:value-type="float" office:value="229700">
                <text:p>22970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01">
                <text:p>125001</text:p>
              </table:table-cell>
              <table:table-cell office:value-type="float" office:value="229802">
                <text:p>22980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01">
                <text:p>126001</text:p>
              </table:table-cell>
              <table:table-cell office:value-type="float" office:value="235779">
                <text:p>23577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01">
                <text:p>127001</text:p>
              </table:table-cell>
              <table:table-cell office:value-type="float" office:value="233171">
                <text:p>23317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01">
                <text:p>128001</text:p>
              </table:table-cell>
              <table:table-cell office:value-type="float" office:value="291929">
                <text:p>29192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01">
                <text:p>129001</text:p>
              </table:table-cell>
              <table:table-cell office:value-type="float" office:value="237239">
                <text:p>23723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01">
                <text:p>130001</text:p>
              </table:table-cell>
              <table:table-cell office:value-type="float" office:value="243050">
                <text:p>24305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01">
                <text:p>131001</text:p>
              </table:table-cell>
              <table:table-cell office:value-type="float" office:value="243523">
                <text:p>24352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01">
                <text:p>132001</text:p>
              </table:table-cell>
              <table:table-cell office:value-type="float" office:value="252505">
                <text:p>25250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01">
                <text:p>133001</text:p>
              </table:table-cell>
              <table:table-cell office:value-type="float" office:value="288398">
                <text:p>2883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01">
                <text:p>134001</text:p>
              </table:table-cell>
              <table:table-cell office:value-type="float" office:value="259819">
                <text:p>25981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01">
                <text:p>135001</text:p>
              </table:table-cell>
              <table:table-cell office:value-type="float" office:value="317982">
                <text:p>31798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01">
                <text:p>136001</text:p>
              </table:table-cell>
              <table:table-cell office:value-type="float" office:value="289145">
                <text:p>28914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01">
                <text:p>137001</text:p>
              </table:table-cell>
              <table:table-cell office:value-type="float" office:value="297183">
                <text:p>29718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01">
                <text:p>138001</text:p>
              </table:table-cell>
              <table:table-cell office:value-type="float" office:value="256256">
                <text:p>2562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01">
                <text:p>139001</text:p>
              </table:table-cell>
              <table:table-cell office:value-type="float" office:value="258450">
                <text:p>25845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01">
                <text:p>140001</text:p>
              </table:table-cell>
              <table:table-cell office:value-type="float" office:value="260355">
                <text:p>26035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01">
                <text:p>141001</text:p>
              </table:table-cell>
              <table:table-cell office:value-type="float" office:value="278857">
                <text:p>27885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01">
                <text:p>142001</text:p>
              </table:table-cell>
              <table:table-cell office:value-type="float" office:value="281753">
                <text:p>28175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01">
                <text:p>143001</text:p>
              </table:table-cell>
              <table:table-cell office:value-type="float" office:value="316860">
                <text:p>31686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01">
                <text:p>144001</text:p>
              </table:table-cell>
              <table:table-cell office:value-type="float" office:value="288291">
                <text:p>28829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01">
                <text:p>145001</text:p>
              </table:table-cell>
              <table:table-cell office:value-type="float" office:value="288863">
                <text:p>28886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01">
                <text:p>146001</text:p>
              </table:table-cell>
              <table:table-cell office:value-type="float" office:value="293136">
                <text:p>2931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01">
                <text:p>147001</text:p>
              </table:table-cell>
              <table:table-cell office:value-type="float" office:value="296284">
                <text:p>29628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01">
                <text:p>148001</text:p>
              </table:table-cell>
              <table:table-cell office:value-type="float" office:value="296073">
                <text:p>29607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01">
                <text:p>149001</text:p>
              </table:table-cell>
              <table:table-cell office:value-type="float" office:value="295529">
                <text:p>29552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01">
                <text:p>150001</text:p>
              </table:table-cell>
              <table:table-cell office:value-type="float" office:value="306026">
                <text:p>30602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01">
                <text:p>151001</text:p>
              </table:table-cell>
              <table:table-cell office:value-type="float" office:value="294103">
                <text:p>29410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01">
                <text:p>152001</text:p>
              </table:table-cell>
              <table:table-cell office:value-type="float" office:value="282047">
                <text:p>28204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01">
                <text:p>153001</text:p>
              </table:table-cell>
              <table:table-cell office:value-type="float" office:value="296363">
                <text:p>29636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01">
                <text:p>154001</text:p>
              </table:table-cell>
              <table:table-cell office:value-type="float" office:value="289341">
                <text:p>28934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01">
                <text:p>155001</text:p>
              </table:table-cell>
              <table:table-cell office:value-type="float" office:value="308530">
                <text:p>30853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01">
                <text:p>156001</text:p>
              </table:table-cell>
              <table:table-cell office:value-type="float" office:value="293914">
                <text:p>29391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01">
                <text:p>157001</text:p>
              </table:table-cell>
              <table:table-cell office:value-type="float" office:value="293027">
                <text:p>29302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01">
                <text:p>158001</text:p>
              </table:table-cell>
              <table:table-cell office:value-type="float" office:value="307460">
                <text:p>30746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01">
                <text:p>159001</text:p>
              </table:table-cell>
              <table:table-cell office:value-type="float" office:value="298531">
                <text:p>29853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01">
                <text:p>160001</text:p>
              </table:table-cell>
              <table:table-cell office:value-type="float" office:value="300500">
                <text:p>30050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01">
                <text:p>161001</text:p>
              </table:table-cell>
              <table:table-cell office:value-type="float" office:value="302501">
                <text:p>30250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01">
                <text:p>162001</text:p>
              </table:table-cell>
              <table:table-cell office:value-type="float" office:value="308154">
                <text:p>30815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01">
                <text:p>163001</text:p>
              </table:table-cell>
              <table:table-cell office:value-type="float" office:value="307895">
                <text:p>30789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01">
                <text:p>164001</text:p>
              </table:table-cell>
              <table:table-cell office:value-type="float" office:value="308816">
                <text:p>30881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01">
                <text:p>165001</text:p>
              </table:table-cell>
              <table:table-cell office:value-type="float" office:value="309156">
                <text:p>30915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01">
                <text:p>166001</text:p>
              </table:table-cell>
              <table:table-cell office:value-type="float" office:value="317071">
                <text:p>31707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01">
                <text:p>167001</text:p>
              </table:table-cell>
              <table:table-cell office:value-type="float" office:value="314597">
                <text:p>31459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01">
                <text:p>168001</text:p>
              </table:table-cell>
              <table:table-cell office:value-type="float" office:value="318796">
                <text:p>31879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01">
                <text:p>169001</text:p>
              </table:table-cell>
              <table:table-cell office:value-type="float" office:value="319400">
                <text:p>31940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01">
                <text:p>170001</text:p>
              </table:table-cell>
              <table:table-cell office:value-type="float" office:value="321710">
                <text:p>32171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01">
                <text:p>171001</text:p>
              </table:table-cell>
              <table:table-cell office:value-type="float" office:value="321468">
                <text:p>32146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01">
                <text:p>172001</text:p>
              </table:table-cell>
              <table:table-cell office:value-type="float" office:value="323350">
                <text:p>32335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01">
                <text:p>173001</text:p>
              </table:table-cell>
              <table:table-cell office:value-type="float" office:value="329718">
                <text:p>32971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01">
                <text:p>174001</text:p>
              </table:table-cell>
              <table:table-cell office:value-type="float" office:value="325216">
                <text:p>32521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01">
                <text:p>175001</text:p>
              </table:table-cell>
              <table:table-cell office:value-type="float" office:value="327907">
                <text:p>32790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01">
                <text:p>176001</text:p>
              </table:table-cell>
              <table:table-cell office:value-type="float" office:value="327953">
                <text:p>32795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01">
                <text:p>177001</text:p>
              </table:table-cell>
              <table:table-cell office:value-type="float" office:value="345069">
                <text:p>34506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01">
                <text:p>178001</text:p>
              </table:table-cell>
              <table:table-cell office:value-type="float" office:value="332649">
                <text:p>33264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01">
                <text:p>179001</text:p>
              </table:table-cell>
              <table:table-cell office:value-type="float" office:value="334694">
                <text:p>33469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01">
                <text:p>180001</text:p>
              </table:table-cell>
              <table:table-cell office:value-type="float" office:value="334658">
                <text:p>33465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01">
                <text:p>181001</text:p>
              </table:table-cell>
              <table:table-cell office:value-type="float" office:value="337334">
                <text:p>33733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01">
                <text:p>182001</text:p>
              </table:table-cell>
              <table:table-cell office:value-type="float" office:value="342841">
                <text:p>34284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01">
                <text:p>183001</text:p>
              </table:table-cell>
              <table:table-cell office:value-type="float" office:value="342998">
                <text:p>34299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01">
                <text:p>184001</text:p>
              </table:table-cell>
              <table:table-cell office:value-type="float" office:value="344634">
                <text:p>34463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01">
                <text:p>185001</text:p>
              </table:table-cell>
              <table:table-cell office:value-type="float" office:value="346037">
                <text:p>34603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01">
                <text:p>186001</text:p>
              </table:table-cell>
              <table:table-cell office:value-type="float" office:value="347887">
                <text:p>34788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01">
                <text:p>187001</text:p>
              </table:table-cell>
              <table:table-cell office:value-type="float" office:value="356653">
                <text:p>35665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01">
                <text:p>188001</text:p>
              </table:table-cell>
              <table:table-cell office:value-type="float" office:value="351872">
                <text:p>35187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01">
                <text:p>189001</text:p>
              </table:table-cell>
              <table:table-cell office:value-type="float" office:value="354399">
                <text:p>35439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01">
                <text:p>190001</text:p>
              </table:table-cell>
              <table:table-cell office:value-type="float" office:value="355276">
                <text:p>35527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01">
                <text:p>191001</text:p>
              </table:table-cell>
              <table:table-cell office:value-type="float" office:value="377997">
                <text:p>37799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01">
                <text:p>192001</text:p>
              </table:table-cell>
              <table:table-cell office:value-type="float" office:value="364090">
                <text:p>36409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01">
                <text:p>193001</text:p>
              </table:table-cell>
              <table:table-cell office:value-type="float" office:value="362669">
                <text:p>36266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01">
                <text:p>194001</text:p>
              </table:table-cell>
              <table:table-cell office:value-type="float" office:value="383361">
                <text:p>38336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01">
                <text:p>195001</text:p>
              </table:table-cell>
              <table:table-cell office:value-type="float" office:value="367407">
                <text:p>36740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01">
                <text:p>196001</text:p>
              </table:table-cell>
              <table:table-cell office:value-type="float" office:value="387997">
                <text:p>38799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01">
                <text:p>197001</text:p>
              </table:table-cell>
              <table:table-cell office:value-type="float" office:value="371545">
                <text:p>37154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01">
                <text:p>198001</text:p>
              </table:table-cell>
              <table:table-cell office:value-type="float" office:value="380909">
                <text:p>38090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01">
                <text:p>199001</text:p>
              </table:table-cell>
              <table:table-cell office:value-type="float" office:value="376388">
                <text:p>37638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01">
                <text:p>200001</text:p>
              </table:table-cell>
              <table:table-cell office:value-type="float" office:value="381679">
                <text:p>38167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001">
                <text:p>201001</text:p>
              </table:table-cell>
              <table:table-cell office:value-type="float" office:value="382609">
                <text:p>38260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001">
                <text:p>202001</text:p>
              </table:table-cell>
              <table:table-cell office:value-type="float" office:value="382636">
                <text:p>38263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001">
                <text:p>203001</text:p>
              </table:table-cell>
              <table:table-cell office:value-type="float" office:value="383570">
                <text:p>38357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001">
                <text:p>204001</text:p>
              </table:table-cell>
              <table:table-cell office:value-type="float" office:value="386454">
                <text:p>38645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001">
                <text:p>205001</text:p>
              </table:table-cell>
              <table:table-cell office:value-type="float" office:value="398542">
                <text:p>39854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001">
                <text:p>206001</text:p>
              </table:table-cell>
              <table:table-cell office:value-type="float" office:value="389987">
                <text:p>38998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001">
                <text:p>207001</text:p>
              </table:table-cell>
              <table:table-cell office:value-type="float" office:value="388854">
                <text:p>38885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001">
                <text:p>208001</text:p>
              </table:table-cell>
              <table:table-cell office:value-type="float" office:value="390803">
                <text:p>39080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001">
                <text:p>209001</text:p>
              </table:table-cell>
              <table:table-cell office:value-type="float" office:value="391037">
                <text:p>39103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001">
                <text:p>210001</text:p>
              </table:table-cell>
              <table:table-cell office:value-type="float" office:value="395006">
                <text:p>39500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001">
                <text:p>211001</text:p>
              </table:table-cell>
              <table:table-cell office:value-type="float" office:value="397277">
                <text:p>39727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001">
                <text:p>212001</text:p>
              </table:table-cell>
              <table:table-cell office:value-type="float" office:value="400153">
                <text:p>40015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001">
                <text:p>213001</text:p>
              </table:table-cell>
              <table:table-cell office:value-type="float" office:value="403920">
                <text:p>40392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001">
                <text:p>214001</text:p>
              </table:table-cell>
              <table:table-cell office:value-type="float" office:value="416327">
                <text:p>41632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001">
                <text:p>215001</text:p>
              </table:table-cell>
              <table:table-cell office:value-type="float" office:value="405559">
                <text:p>40555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001">
                <text:p>216001</text:p>
              </table:table-cell>
              <table:table-cell office:value-type="float" office:value="417847">
                <text:p>41784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001">
                <text:p>217001</text:p>
              </table:table-cell>
              <table:table-cell office:value-type="float" office:value="421298">
                <text:p>42129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001">
                <text:p>218001</text:p>
              </table:table-cell>
              <table:table-cell office:value-type="float" office:value="417486">
                <text:p>41748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001">
                <text:p>219001</text:p>
              </table:table-cell>
              <table:table-cell office:value-type="float" office:value="420715">
                <text:p>42071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001">
                <text:p>220001</text:p>
              </table:table-cell>
              <table:table-cell office:value-type="float" office:value="421046">
                <text:p>42104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001">
                <text:p>221001</text:p>
              </table:table-cell>
              <table:table-cell office:value-type="float" office:value="422998">
                <text:p>42299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001">
                <text:p>222001</text:p>
              </table:table-cell>
              <table:table-cell office:value-type="float" office:value="428421">
                <text:p>42842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001">
                <text:p>223001</text:p>
              </table:table-cell>
              <table:table-cell office:value-type="float" office:value="424466">
                <text:p>42446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001">
                <text:p>224001</text:p>
              </table:table-cell>
              <table:table-cell office:value-type="float" office:value="419800">
                <text:p>41980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001">
                <text:p>225001</text:p>
              </table:table-cell>
              <table:table-cell office:value-type="float" office:value="425698">
                <text:p>42569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001">
                <text:p>226001</text:p>
              </table:table-cell>
              <table:table-cell office:value-type="float" office:value="427598">
                <text:p>42759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001">
                <text:p>227001</text:p>
              </table:table-cell>
              <table:table-cell office:value-type="float" office:value="429838">
                <text:p>42983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001">
                <text:p>228001</text:p>
              </table:table-cell>
              <table:table-cell office:value-type="float" office:value="429441">
                <text:p>42944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001">
                <text:p>229001</text:p>
              </table:table-cell>
              <table:table-cell office:value-type="float" office:value="505865">
                <text:p>50586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001">
                <text:p>230001</text:p>
              </table:table-cell>
              <table:table-cell office:value-type="float" office:value="452214">
                <text:p>45221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001">
                <text:p>231001</text:p>
              </table:table-cell>
              <table:table-cell office:value-type="float" office:value="434026">
                <text:p>43402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001">
                <text:p>232001</text:p>
              </table:table-cell>
              <table:table-cell office:value-type="float" office:value="440923">
                <text:p>44092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001">
                <text:p>233001</text:p>
              </table:table-cell>
              <table:table-cell office:value-type="float" office:value="457354">
                <text:p>45735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001">
                <text:p>234001</text:p>
              </table:table-cell>
              <table:table-cell office:value-type="float" office:value="484285">
                <text:p>48428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001">
                <text:p>235001</text:p>
              </table:table-cell>
              <table:table-cell office:value-type="float" office:value="446545">
                <text:p>44654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001">
                <text:p>236001</text:p>
              </table:table-cell>
              <table:table-cell office:value-type="float" office:value="449034">
                <text:p>44903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001">
                <text:p>237001</text:p>
              </table:table-cell>
              <table:table-cell office:value-type="float" office:value="452611">
                <text:p>45261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001">
                <text:p>238001</text:p>
              </table:table-cell>
              <table:table-cell office:value-type="float" office:value="459211">
                <text:p>45921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001">
                <text:p>239001</text:p>
              </table:table-cell>
              <table:table-cell office:value-type="float" office:value="452588">
                <text:p>45258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001">
                <text:p>240001</text:p>
              </table:table-cell>
              <table:table-cell office:value-type="float" office:value="459640">
                <text:p>45964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001">
                <text:p>241001</text:p>
              </table:table-cell>
              <table:table-cell office:value-type="float" office:value="458196">
                <text:p>45819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001">
                <text:p>242001</text:p>
              </table:table-cell>
              <table:table-cell office:value-type="float" office:value="2828194">
                <text:p>282819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001">
                <text:p>243001</text:p>
              </table:table-cell>
              <table:table-cell office:value-type="float" office:value="483954">
                <text:p>48395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001">
                <text:p>244001</text:p>
              </table:table-cell>
              <table:table-cell office:value-type="float" office:value="548802">
                <text:p>54880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001">
                <text:p>245001</text:p>
              </table:table-cell>
              <table:table-cell office:value-type="float" office:value="505682">
                <text:p>50568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001">
                <text:p>246001</text:p>
              </table:table-cell>
              <table:table-cell office:value-type="float" office:value="512823">
                <text:p>51282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001">
                <text:p>247001</text:p>
              </table:table-cell>
              <table:table-cell office:value-type="float" office:value="509042">
                <text:p>50904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001">
                <text:p>248001</text:p>
              </table:table-cell>
              <table:table-cell office:value-type="float" office:value="559583">
                <text:p>55958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001">
                <text:p>249001</text:p>
              </table:table-cell>
              <table:table-cell office:value-type="float" office:value="505646">
                <text:p>50564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001">
                <text:p>250001</text:p>
              </table:table-cell>
              <table:table-cell office:value-type="float" office:value="474011">
                <text:p>47401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001">
                <text:p>251001</text:p>
              </table:table-cell>
              <table:table-cell office:value-type="float" office:value="517780">
                <text:p>51778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001">
                <text:p>252001</text:p>
              </table:table-cell>
              <table:table-cell office:value-type="float" office:value="477461">
                <text:p>47746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001">
                <text:p>253001</text:p>
              </table:table-cell>
              <table:table-cell office:value-type="float" office:value="483060">
                <text:p>48306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001">
                <text:p>254001</text:p>
              </table:table-cell>
              <table:table-cell office:value-type="float" office:value="500384">
                <text:p>50038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001">
                <text:p>255001</text:p>
              </table:table-cell>
              <table:table-cell office:value-type="float" office:value="488082">
                <text:p>48808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001">
                <text:p>256001</text:p>
              </table:table-cell>
              <table:table-cell office:value-type="float" office:value="533169">
                <text:p>53316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001">
                <text:p>257001</text:p>
              </table:table-cell>
              <table:table-cell office:value-type="float" office:value="486402">
                <text:p>48640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001">
                <text:p>258001</text:p>
              </table:table-cell>
              <table:table-cell office:value-type="float" office:value="504780">
                <text:p>50478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001">
                <text:p>259001</text:p>
              </table:table-cell>
              <table:table-cell office:value-type="float" office:value="494415">
                <text:p>49441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001">
                <text:p>260001</text:p>
              </table:table-cell>
              <table:table-cell office:value-type="float" office:value="498000">
                <text:p>49800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001">
                <text:p>261001</text:p>
              </table:table-cell>
              <table:table-cell office:value-type="float" office:value="530438">
                <text:p>53043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001">
                <text:p>262001</text:p>
              </table:table-cell>
              <table:table-cell office:value-type="float" office:value="512638">
                <text:p>51263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001">
                <text:p>263001</text:p>
              </table:table-cell>
              <table:table-cell office:value-type="float" office:value="508132">
                <text:p>50813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001">
                <text:p>264001</text:p>
              </table:table-cell>
              <table:table-cell office:value-type="float" office:value="511094">
                <text:p>51109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001">
                <text:p>265001</text:p>
              </table:table-cell>
              <table:table-cell office:value-type="float" office:value="513223">
                <text:p>51322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001">
                <text:p>266001</text:p>
              </table:table-cell>
              <table:table-cell office:value-type="float" office:value="524730">
                <text:p>52473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001">
                <text:p>267001</text:p>
              </table:table-cell>
              <table:table-cell office:value-type="float" office:value="516625">
                <text:p>51662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001">
                <text:p>268001</text:p>
              </table:table-cell>
              <table:table-cell office:value-type="float" office:value="513572">
                <text:p>51357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001">
                <text:p>269001</text:p>
              </table:table-cell>
              <table:table-cell office:value-type="float" office:value="531125">
                <text:p>53112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001">
                <text:p>270001</text:p>
              </table:table-cell>
              <table:table-cell office:value-type="float" office:value="520292">
                <text:p>52029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001">
                <text:p>271001</text:p>
              </table:table-cell>
              <table:table-cell office:value-type="float" office:value="516785">
                <text:p>51678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001">
                <text:p>272001</text:p>
              </table:table-cell>
              <table:table-cell office:value-type="float" office:value="622000">
                <text:p>62200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001">
                <text:p>273001</text:p>
              </table:table-cell>
              <table:table-cell office:value-type="float" office:value="543994">
                <text:p>54399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001">
                <text:p>274001</text:p>
              </table:table-cell>
              <table:table-cell office:value-type="float" office:value="535176">
                <text:p>53517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001">
                <text:p>275001</text:p>
              </table:table-cell>
              <table:table-cell office:value-type="float" office:value="546555">
                <text:p>54655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001">
                <text:p>276001</text:p>
              </table:table-cell>
              <table:table-cell office:value-type="float" office:value="585728">
                <text:p>58572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001">
                <text:p>277001</text:p>
              </table:table-cell>
              <table:table-cell office:value-type="float" office:value="541796">
                <text:p>54179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001">
                <text:p>278001</text:p>
              </table:table-cell>
              <table:table-cell office:value-type="float" office:value="540062">
                <text:p>54006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001">
                <text:p>279001</text:p>
              </table:table-cell>
              <table:table-cell office:value-type="float" office:value="543214">
                <text:p>54321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001">
                <text:p>280001</text:p>
              </table:table-cell>
              <table:table-cell office:value-type="float" office:value="546864">
                <text:p>54686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001">
                <text:p>281001</text:p>
              </table:table-cell>
              <table:table-cell office:value-type="float" office:value="545166">
                <text:p>54516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001">
                <text:p>282001</text:p>
              </table:table-cell>
              <table:table-cell office:value-type="float" office:value="563287">
                <text:p>56328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001">
                <text:p>283001</text:p>
              </table:table-cell>
              <table:table-cell office:value-type="float" office:value="552962">
                <text:p>55296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001">
                <text:p>284001</text:p>
              </table:table-cell>
              <table:table-cell office:value-type="float" office:value="675304">
                <text:p>67530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001">
                <text:p>285001</text:p>
              </table:table-cell>
              <table:table-cell office:value-type="float" office:value="549737">
                <text:p>54973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001">
                <text:p>286001</text:p>
              </table:table-cell>
              <table:table-cell office:value-type="float" office:value="548865">
                <text:p>54886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001">
                <text:p>287001</text:p>
              </table:table-cell>
              <table:table-cell office:value-type="float" office:value="552618">
                <text:p>55261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001">
                <text:p>288001</text:p>
              </table:table-cell>
              <table:table-cell office:value-type="float" office:value="572463">
                <text:p>57246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001">
                <text:p>289001</text:p>
              </table:table-cell>
              <table:table-cell office:value-type="float" office:value="559865">
                <text:p>55986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001">
                <text:p>290001</text:p>
              </table:table-cell>
              <table:table-cell office:value-type="float" office:value="559172">
                <text:p>55917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001">
                <text:p>291001</text:p>
              </table:table-cell>
              <table:table-cell office:value-type="float" office:value="560368">
                <text:p>56036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001">
                <text:p>292001</text:p>
              </table:table-cell>
              <table:table-cell office:value-type="float" office:value="562584">
                <text:p>56258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001">
                <text:p>293001</text:p>
              </table:table-cell>
              <table:table-cell office:value-type="float" office:value="565464">
                <text:p>56546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001">
                <text:p>294001</text:p>
              </table:table-cell>
              <table:table-cell office:value-type="float" office:value="574546">
                <text:p>57454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001">
                <text:p>295001</text:p>
              </table:table-cell>
              <table:table-cell office:value-type="float" office:value="581394">
                <text:p>58139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001">
                <text:p>296001</text:p>
              </table:table-cell>
              <table:table-cell office:value-type="float" office:value="570029">
                <text:p>57002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001">
                <text:p>297001</text:p>
              </table:table-cell>
              <table:table-cell office:value-type="float" office:value="594802">
                <text:p>59480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001">
                <text:p>298001</text:p>
              </table:table-cell>
              <table:table-cell office:value-type="float" office:value="579112">
                <text:p>57911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001">
                <text:p>299001</text:p>
              </table:table-cell>
              <table:table-cell office:value-type="float" office:value="588291">
                <text:p>58829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001">
                <text:p>300001</text:p>
              </table:table-cell>
              <table:table-cell office:value-type="float" office:value="580314">
                <text:p>58031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001">
                <text:p>301001</text:p>
              </table:table-cell>
              <table:table-cell office:value-type="float" office:value="584838">
                <text:p>58483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001">
                <text:p>302001</text:p>
              </table:table-cell>
              <table:table-cell office:value-type="float" office:value="584460">
                <text:p>58446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001">
                <text:p>303001</text:p>
              </table:table-cell>
              <table:table-cell office:value-type="float" office:value="583079">
                <text:p>58307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001">
                <text:p>304001</text:p>
              </table:table-cell>
              <table:table-cell office:value-type="float" office:value="584279">
                <text:p>58427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001">
                <text:p>305001</text:p>
              </table:table-cell>
              <table:table-cell office:value-type="float" office:value="589829">
                <text:p>58982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001">
                <text:p>306001</text:p>
              </table:table-cell>
              <table:table-cell office:value-type="float" office:value="592169">
                <text:p>59216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001">
                <text:p>307001</text:p>
              </table:table-cell>
              <table:table-cell office:value-type="float" office:value="628161">
                <text:p>62816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001">
                <text:p>308001</text:p>
              </table:table-cell>
              <table:table-cell office:value-type="float" office:value="596512">
                <text:p>59651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001">
                <text:p>309001</text:p>
              </table:table-cell>
              <table:table-cell office:value-type="float" office:value="603332">
                <text:p>60333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001">
                <text:p>310001</text:p>
              </table:table-cell>
              <table:table-cell office:value-type="float" office:value="604584">
                <text:p>60458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001">
                <text:p>311001</text:p>
              </table:table-cell>
              <table:table-cell office:value-type="float" office:value="603259">
                <text:p>60325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001">
                <text:p>312001</text:p>
              </table:table-cell>
              <table:table-cell office:value-type="float" office:value="605036">
                <text:p>60503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001">
                <text:p>313001</text:p>
              </table:table-cell>
              <table:table-cell office:value-type="float" office:value="615328">
                <text:p>61532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001">
                <text:p>314001</text:p>
              </table:table-cell>
              <table:table-cell office:value-type="float" office:value="609928">
                <text:p>60992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001">
                <text:p>315001</text:p>
              </table:table-cell>
              <table:table-cell office:value-type="float" office:value="612377">
                <text:p>61237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001">
                <text:p>316001</text:p>
              </table:table-cell>
              <table:table-cell office:value-type="float" office:value="612939">
                <text:p>61293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001">
                <text:p>317001</text:p>
              </table:table-cell>
              <table:table-cell office:value-type="float" office:value="620542">
                <text:p>62054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001">
                <text:p>318001</text:p>
              </table:table-cell>
              <table:table-cell office:value-type="float" office:value="619664">
                <text:p>61966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001">
                <text:p>319001</text:p>
              </table:table-cell>
              <table:table-cell office:value-type="float" office:value="640521">
                <text:p>64052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001">
                <text:p>320001</text:p>
              </table:table-cell>
              <table:table-cell office:value-type="float" office:value="620863">
                <text:p>62086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001">
                <text:p>321001</text:p>
              </table:table-cell>
              <table:table-cell office:value-type="float" office:value="649952">
                <text:p>64995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001">
                <text:p>322001</text:p>
              </table:table-cell>
              <table:table-cell office:value-type="float" office:value="637203">
                <text:p>63720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001">
                <text:p>323001</text:p>
              </table:table-cell>
              <table:table-cell office:value-type="float" office:value="629349">
                <text:p>62934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001">
                <text:p>324001</text:p>
              </table:table-cell>
              <table:table-cell office:value-type="float" office:value="645302">
                <text:p>64530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001">
                <text:p>325001</text:p>
              </table:table-cell>
              <table:table-cell office:value-type="float" office:value="639519">
                <text:p>63951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001">
                <text:p>326001</text:p>
              </table:table-cell>
              <table:table-cell office:value-type="float" office:value="690729">
                <text:p>69072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001">
                <text:p>327001</text:p>
              </table:table-cell>
              <table:table-cell office:value-type="float" office:value="639611">
                <text:p>63961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001">
                <text:p>328001</text:p>
              </table:table-cell>
              <table:table-cell office:value-type="float" office:value="645419">
                <text:p>64541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001">
                <text:p>329001</text:p>
              </table:table-cell>
              <table:table-cell office:value-type="float" office:value="692711">
                <text:p>69271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001">
                <text:p>330001</text:p>
              </table:table-cell>
              <table:table-cell office:value-type="float" office:value="651069">
                <text:p>65106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001">
                <text:p>331001</text:p>
              </table:table-cell>
              <table:table-cell office:value-type="float" office:value="681217">
                <text:p>68121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001">
                <text:p>332001</text:p>
              </table:table-cell>
              <table:table-cell office:value-type="float" office:value="650974">
                <text:p>65097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001">
                <text:p>333001</text:p>
              </table:table-cell>
              <table:table-cell office:value-type="float" office:value="658658">
                <text:p>65865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001">
                <text:p>334001</text:p>
              </table:table-cell>
              <table:table-cell office:value-type="float" office:value="655282">
                <text:p>65528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001">
                <text:p>335001</text:p>
              </table:table-cell>
              <table:table-cell office:value-type="float" office:value="697706">
                <text:p>69770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001">
                <text:p>336001</text:p>
              </table:table-cell>
              <table:table-cell office:value-type="float" office:value="707892">
                <text:p>70789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001">
                <text:p>337001</text:p>
              </table:table-cell>
              <table:table-cell office:value-type="float" office:value="665402">
                <text:p>66540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001">
                <text:p>338001</text:p>
              </table:table-cell>
              <table:table-cell office:value-type="float" office:value="711543">
                <text:p>71154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001">
                <text:p>339001</text:p>
              </table:table-cell>
              <table:table-cell office:value-type="float" office:value="668643">
                <text:p>66864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001">
                <text:p>340001</text:p>
              </table:table-cell>
              <table:table-cell office:value-type="float" office:value="686464">
                <text:p>68646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001">
                <text:p>341001</text:p>
              </table:table-cell>
              <table:table-cell office:value-type="float" office:value="672020">
                <text:p>67202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001">
                <text:p>342001</text:p>
              </table:table-cell>
              <table:table-cell office:value-type="float" office:value="675900">
                <text:p>67590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001">
                <text:p>343001</text:p>
              </table:table-cell>
              <table:table-cell office:value-type="float" office:value="755708">
                <text:p>75570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001">
                <text:p>344001</text:p>
              </table:table-cell>
              <table:table-cell office:value-type="float" office:value="679990">
                <text:p>67999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001">
                <text:p>345001</text:p>
              </table:table-cell>
              <table:table-cell office:value-type="float" office:value="682531">
                <text:p>68253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001">
                <text:p>346001</text:p>
              </table:table-cell>
              <table:table-cell office:value-type="float" office:value="727392">
                <text:p>72739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001">
                <text:p>347001</text:p>
              </table:table-cell>
              <table:table-cell office:value-type="float" office:value="688178">
                <text:p>68817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001">
                <text:p>348001</text:p>
              </table:table-cell>
              <table:table-cell office:value-type="float" office:value="688242">
                <text:p>68824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001">
                <text:p>349001</text:p>
              </table:table-cell>
              <table:table-cell office:value-type="float" office:value="690969">
                <text:p>69096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001">
                <text:p>350001</text:p>
              </table:table-cell>
              <table:table-cell office:value-type="float" office:value="710693">
                <text:p>71069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001">
                <text:p>351001</text:p>
              </table:table-cell>
              <table:table-cell office:value-type="float" office:value="730271">
                <text:p>73027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001">
                <text:p>352001</text:p>
              </table:table-cell>
              <table:table-cell office:value-type="float" office:value="699850">
                <text:p>69985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001">
                <text:p>353001</text:p>
              </table:table-cell>
              <table:table-cell office:value-type="float" office:value="719422">
                <text:p>71942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001">
                <text:p>354001</text:p>
              </table:table-cell>
              <table:table-cell office:value-type="float" office:value="702025">
                <text:p>70202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001">
                <text:p>355001</text:p>
              </table:table-cell>
              <table:table-cell office:value-type="float" office:value="713198">
                <text:p>71319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001">
                <text:p>356001</text:p>
              </table:table-cell>
              <table:table-cell office:value-type="float" office:value="715441">
                <text:p>71544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001">
                <text:p>357001</text:p>
              </table:table-cell>
              <table:table-cell office:value-type="float" office:value="708627">
                <text:p>70862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001">
                <text:p>358001</text:p>
              </table:table-cell>
              <table:table-cell office:value-type="float" office:value="713652">
                <text:p>71365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001">
                <text:p>359001</text:p>
              </table:table-cell>
              <table:table-cell office:value-type="float" office:value="712104">
                <text:p>71210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001">
                <text:p>360001</text:p>
              </table:table-cell>
              <table:table-cell office:value-type="float" office:value="717453">
                <text:p>71745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001">
                <text:p>361001</text:p>
              </table:table-cell>
              <table:table-cell office:value-type="float" office:value="728251">
                <text:p>72825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001">
                <text:p>362001</text:p>
              </table:table-cell>
              <table:table-cell office:value-type="float" office:value="719137">
                <text:p>71913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001">
                <text:p>363001</text:p>
              </table:table-cell>
              <table:table-cell office:value-type="float" office:value="734469">
                <text:p>73446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001">
                <text:p>364001</text:p>
              </table:table-cell>
              <table:table-cell office:value-type="float" office:value="726177">
                <text:p>72617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001">
                <text:p>365001</text:p>
              </table:table-cell>
              <table:table-cell office:value-type="float" office:value="731059">
                <text:p>73105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001">
                <text:p>366001</text:p>
              </table:table-cell>
              <table:table-cell office:value-type="float" office:value="751995">
                <text:p>75199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001">
                <text:p>367001</text:p>
              </table:table-cell>
              <table:table-cell office:value-type="float" office:value="750108">
                <text:p>75010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001">
                <text:p>368001</text:p>
              </table:table-cell>
              <table:table-cell office:value-type="float" office:value="736726">
                <text:p>73672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001">
                <text:p>369001</text:p>
              </table:table-cell>
              <table:table-cell office:value-type="float" office:value="735052">
                <text:p>73505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001">
                <text:p>370001</text:p>
              </table:table-cell>
              <table:table-cell office:value-type="float" office:value="737225">
                <text:p>73722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001">
                <text:p>371001</text:p>
              </table:table-cell>
              <table:table-cell office:value-type="float" office:value="753747">
                <text:p>75374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001">
                <text:p>372001</text:p>
              </table:table-cell>
              <table:table-cell office:value-type="float" office:value="747672">
                <text:p>74767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001">
                <text:p>373001</text:p>
              </table:table-cell>
              <table:table-cell office:value-type="float" office:value="745509">
                <text:p>74550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001">
                <text:p>374001</text:p>
              </table:table-cell>
              <table:table-cell office:value-type="float" office:value="746668">
                <text:p>74666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001">
                <text:p>375001</text:p>
              </table:table-cell>
              <table:table-cell office:value-type="float" office:value="750741">
                <text:p>75074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001">
                <text:p>376001</text:p>
              </table:table-cell>
              <table:table-cell office:value-type="float" office:value="748756">
                <text:p>74875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001">
                <text:p>377001</text:p>
              </table:table-cell>
              <table:table-cell office:value-type="float" office:value="783983">
                <text:p>78398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001">
                <text:p>378001</text:p>
              </table:table-cell>
              <table:table-cell office:value-type="float" office:value="758148">
                <text:p>75814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001">
                <text:p>379001</text:p>
              </table:table-cell>
              <table:table-cell office:value-type="float" office:value="760299">
                <text:p>76029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001">
                <text:p>380001</text:p>
              </table:table-cell>
              <table:table-cell office:value-type="float" office:value="780737">
                <text:p>78073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001">
                <text:p>381001</text:p>
              </table:table-cell>
              <table:table-cell office:value-type="float" office:value="3574743">
                <text:p>357474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001">
                <text:p>382001</text:p>
              </table:table-cell>
              <table:table-cell office:value-type="float" office:value="853767">
                <text:p>85376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001">
                <text:p>383001</text:p>
              </table:table-cell>
              <table:table-cell office:value-type="float" office:value="847268">
                <text:p>84726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001">
                <text:p>384001</text:p>
              </table:table-cell>
              <table:table-cell office:value-type="float" office:value="842907">
                <text:p>84290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001">
                <text:p>385001</text:p>
              </table:table-cell>
              <table:table-cell office:value-type="float" office:value="811299">
                <text:p>81129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001">
                <text:p>386001</text:p>
              </table:table-cell>
              <table:table-cell office:value-type="float" office:value="805923">
                <text:p>80592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001">
                <text:p>387001</text:p>
              </table:table-cell>
              <table:table-cell office:value-type="float" office:value="808037">
                <text:p>80803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001">
                <text:p>388001</text:p>
              </table:table-cell>
              <table:table-cell office:value-type="float" office:value="784888">
                <text:p>78488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001">
                <text:p>389001</text:p>
              </table:table-cell>
              <table:table-cell office:value-type="float" office:value="786964">
                <text:p>78696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001">
                <text:p>390001</text:p>
              </table:table-cell>
              <table:table-cell office:value-type="float" office:value="804089">
                <text:p>80408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001">
                <text:p>391001</text:p>
              </table:table-cell>
              <table:table-cell office:value-type="float" office:value="813534">
                <text:p>81353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001">
                <text:p>392001</text:p>
              </table:table-cell>
              <table:table-cell office:value-type="float" office:value="789208">
                <text:p>78920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001">
                <text:p>393001</text:p>
              </table:table-cell>
              <table:table-cell office:value-type="float" office:value="814287">
                <text:p>81428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001">
                <text:p>394001</text:p>
              </table:table-cell>
              <table:table-cell office:value-type="float" office:value="796521">
                <text:p>79652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001">
                <text:p>395001</text:p>
              </table:table-cell>
              <table:table-cell office:value-type="float" office:value="806574">
                <text:p>80657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001">
                <text:p>396001</text:p>
              </table:table-cell>
              <table:table-cell office:value-type="float" office:value="798186">
                <text:p>79818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001">
                <text:p>397001</text:p>
              </table:table-cell>
              <table:table-cell office:value-type="float" office:value="802412">
                <text:p>80241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001">
                <text:p>398001</text:p>
              </table:table-cell>
              <table:table-cell office:value-type="float" office:value="844591">
                <text:p>84459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001">
                <text:p>399001</text:p>
              </table:table-cell>
              <table:table-cell office:value-type="float" office:value="829320">
                <text:p>82932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001">
                <text:p>400001</text:p>
              </table:table-cell>
              <table:table-cell office:value-type="float" office:value="851947">
                <text:p>85194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001">
                <text:p>401001</text:p>
              </table:table-cell>
              <table:table-cell office:value-type="float" office:value="837072">
                <text:p>83707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001">
                <text:p>402001</text:p>
              </table:table-cell>
              <table:table-cell office:value-type="float" office:value="829407">
                <text:p>82940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001">
                <text:p>403001</text:p>
              </table:table-cell>
              <table:table-cell office:value-type="float" office:value="831609">
                <text:p>83160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001">
                <text:p>404001</text:p>
              </table:table-cell>
              <table:table-cell office:value-type="float" office:value="826329">
                <text:p>82632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001">
                <text:p>405001</text:p>
              </table:table-cell>
              <table:table-cell office:value-type="float" office:value="834770">
                <text:p>83477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001">
                <text:p>406001</text:p>
              </table:table-cell>
              <table:table-cell office:value-type="float" office:value="831224">
                <text:p>83122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001">
                <text:p>407001</text:p>
              </table:table-cell>
              <table:table-cell office:value-type="float" office:value="825657">
                <text:p>82565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001">
                <text:p>408001</text:p>
              </table:table-cell>
              <table:table-cell office:value-type="float" office:value="829377">
                <text:p>82937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001">
                <text:p>409001</text:p>
              </table:table-cell>
              <table:table-cell office:value-type="float" office:value="837654">
                <text:p>83765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001">
                <text:p>410001</text:p>
              </table:table-cell>
              <table:table-cell office:value-type="float" office:value="839959">
                <text:p>83995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001">
                <text:p>411001</text:p>
              </table:table-cell>
              <table:table-cell office:value-type="float" office:value="840936">
                <text:p>84093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001">
                <text:p>412001</text:p>
              </table:table-cell>
              <table:table-cell office:value-type="float" office:value="839692">
                <text:p>83969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001">
                <text:p>413001</text:p>
              </table:table-cell>
              <table:table-cell office:value-type="float" office:value="862820">
                <text:p>86282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001">
                <text:p>414001</text:p>
              </table:table-cell>
              <table:table-cell office:value-type="float" office:value="840772">
                <text:p>84077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001">
                <text:p>415001</text:p>
              </table:table-cell>
              <table:table-cell office:value-type="float" office:value="841861">
                <text:p>84186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001">
                <text:p>416001</text:p>
              </table:table-cell>
              <table:table-cell office:value-type="float" office:value="843026">
                <text:p>84302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001">
                <text:p>417001</text:p>
              </table:table-cell>
              <table:table-cell office:value-type="float" office:value="851173">
                <text:p>85117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001">
                <text:p>418001</text:p>
              </table:table-cell>
              <table:table-cell office:value-type="float" office:value="850737">
                <text:p>85073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001">
                <text:p>419001</text:p>
              </table:table-cell>
              <table:table-cell office:value-type="float" office:value="849228">
                <text:p>84922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001">
                <text:p>420001</text:p>
              </table:table-cell>
              <table:table-cell office:value-type="float" office:value="875065">
                <text:p>87506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001">
                <text:p>421001</text:p>
              </table:table-cell>
              <table:table-cell office:value-type="float" office:value="856417">
                <text:p>85641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001">
                <text:p>422001</text:p>
              </table:table-cell>
              <table:table-cell office:value-type="float" office:value="859876">
                <text:p>85987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001">
                <text:p>423001</text:p>
              </table:table-cell>
              <table:table-cell office:value-type="float" office:value="857630">
                <text:p>85763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001">
                <text:p>424001</text:p>
              </table:table-cell>
              <table:table-cell office:value-type="float" office:value="865489">
                <text:p>86548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001">
                <text:p>425001</text:p>
              </table:table-cell>
              <table:table-cell office:value-type="float" office:value="870181">
                <text:p>87018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001">
                <text:p>426001</text:p>
              </table:table-cell>
              <table:table-cell office:value-type="float" office:value="874074">
                <text:p>87407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001">
                <text:p>427001</text:p>
              </table:table-cell>
              <table:table-cell office:value-type="float" office:value="869196">
                <text:p>86919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001">
                <text:p>428001</text:p>
              </table:table-cell>
              <table:table-cell office:value-type="float" office:value="873674">
                <text:p>87367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001">
                <text:p>429001</text:p>
              </table:table-cell>
              <table:table-cell office:value-type="float" office:value="872788">
                <text:p>87278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001">
                <text:p>430001</text:p>
              </table:table-cell>
              <table:table-cell office:value-type="float" office:value="888157">
                <text:p>88815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001">
                <text:p>431001</text:p>
              </table:table-cell>
              <table:table-cell office:value-type="float" office:value="870723">
                <text:p>87072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001">
                <text:p>432001</text:p>
              </table:table-cell>
              <table:table-cell office:value-type="float" office:value="878952">
                <text:p>87895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001">
                <text:p>433001</text:p>
              </table:table-cell>
              <table:table-cell office:value-type="float" office:value="880282">
                <text:p>88028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001">
                <text:p>434001</text:p>
              </table:table-cell>
              <table:table-cell office:value-type="float" office:value="898796">
                <text:p>89879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001">
                <text:p>435001</text:p>
              </table:table-cell>
              <table:table-cell office:value-type="float" office:value="884228">
                <text:p>88422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001">
                <text:p>436001</text:p>
              </table:table-cell>
              <table:table-cell office:value-type="float" office:value="897820">
                <text:p>89782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001">
                <text:p>437001</text:p>
              </table:table-cell>
              <table:table-cell office:value-type="float" office:value="888367">
                <text:p>88836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001">
                <text:p>438001</text:p>
              </table:table-cell>
              <table:table-cell office:value-type="float" office:value="899509">
                <text:p>89950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001">
                <text:p>439001</text:p>
              </table:table-cell>
              <table:table-cell office:value-type="float" office:value="895470">
                <text:p>89547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001">
                <text:p>440001</text:p>
              </table:table-cell>
              <table:table-cell office:value-type="float" office:value="896915">
                <text:p>89691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001">
                <text:p>441001</text:p>
              </table:table-cell>
              <table:table-cell office:value-type="float" office:value="900403">
                <text:p>90040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001">
                <text:p>442001</text:p>
              </table:table-cell>
              <table:table-cell office:value-type="float" office:value="1031540">
                <text:p>103154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001">
                <text:p>443001</text:p>
              </table:table-cell>
              <table:table-cell office:value-type="float" office:value="904818">
                <text:p>90481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001">
                <text:p>444001</text:p>
              </table:table-cell>
              <table:table-cell office:value-type="float" office:value="946896">
                <text:p>94689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001">
                <text:p>445001</text:p>
              </table:table-cell>
              <table:table-cell office:value-type="float" office:value="932019">
                <text:p>93201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001">
                <text:p>446001</text:p>
              </table:table-cell>
              <table:table-cell office:value-type="float" office:value="993253">
                <text:p>99325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001">
                <text:p>447001</text:p>
              </table:table-cell>
              <table:table-cell office:value-type="float" office:value="926773">
                <text:p>92677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001">
                <text:p>448001</text:p>
              </table:table-cell>
              <table:table-cell office:value-type="float" office:value="915849">
                <text:p>91584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001">
                <text:p>449001</text:p>
              </table:table-cell>
              <table:table-cell office:value-type="float" office:value="916248">
                <text:p>91624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001">
                <text:p>450001</text:p>
              </table:table-cell>
              <table:table-cell office:value-type="float" office:value="925254">
                <text:p>92525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001">
                <text:p>451001</text:p>
              </table:table-cell>
              <table:table-cell office:value-type="float" office:value="960380">
                <text:p>96038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001">
                <text:p>452001</text:p>
              </table:table-cell>
              <table:table-cell office:value-type="float" office:value="965363">
                <text:p>96536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001">
                <text:p>453001</text:p>
              </table:table-cell>
              <table:table-cell office:value-type="float" office:value="942047">
                <text:p>94204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001">
                <text:p>454001</text:p>
              </table:table-cell>
              <table:table-cell office:value-type="float" office:value="968279">
                <text:p>96827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001">
                <text:p>455001</text:p>
              </table:table-cell>
              <table:table-cell office:value-type="float" office:value="944813">
                <text:p>94481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001">
                <text:p>456001</text:p>
              </table:table-cell>
              <table:table-cell office:value-type="float" office:value="963900">
                <text:p>96390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001">
                <text:p>457001</text:p>
              </table:table-cell>
              <table:table-cell office:value-type="float" office:value="931734">
                <text:p>93173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001">
                <text:p>458001</text:p>
              </table:table-cell>
              <table:table-cell office:value-type="float" office:value="947922">
                <text:p>94792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001">
                <text:p>459001</text:p>
              </table:table-cell>
              <table:table-cell office:value-type="float" office:value="938143">
                <text:p>93814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001">
                <text:p>460001</text:p>
              </table:table-cell>
              <table:table-cell office:value-type="float" office:value="954458">
                <text:p>95445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001">
                <text:p>461001</text:p>
              </table:table-cell>
              <table:table-cell office:value-type="float" office:value="944027">
                <text:p>94402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001">
                <text:p>462001</text:p>
              </table:table-cell>
              <table:table-cell office:value-type="float" office:value="945584">
                <text:p>94558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001">
                <text:p>463001</text:p>
              </table:table-cell>
              <table:table-cell office:value-type="float" office:value="1006230">
                <text:p>100623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001">
                <text:p>464001</text:p>
              </table:table-cell>
              <table:table-cell office:value-type="float" office:value="982993">
                <text:p>98299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001">
                <text:p>465001</text:p>
              </table:table-cell>
              <table:table-cell office:value-type="float" office:value="944901">
                <text:p>94490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001">
                <text:p>466001</text:p>
              </table:table-cell>
              <table:table-cell office:value-type="float" office:value="998165">
                <text:p>99816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001">
                <text:p>467001</text:p>
              </table:table-cell>
              <table:table-cell office:value-type="float" office:value="960371">
                <text:p>96037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001">
                <text:p>468001</text:p>
              </table:table-cell>
              <table:table-cell office:value-type="float" office:value="955226">
                <text:p>95522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001">
                <text:p>469001</text:p>
              </table:table-cell>
              <table:table-cell office:value-type="float" office:value="970523">
                <text:p>97052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001">
                <text:p>470001</text:p>
              </table:table-cell>
              <table:table-cell office:value-type="float" office:value="957932">
                <text:p>95793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001">
                <text:p>471001</text:p>
              </table:table-cell>
              <table:table-cell office:value-type="float" office:value="978454">
                <text:p>97845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001">
                <text:p>472001</text:p>
              </table:table-cell>
              <table:table-cell office:value-type="float" office:value="962664">
                <text:p>96266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001">
                <text:p>473001</text:p>
              </table:table-cell>
              <table:table-cell office:value-type="float" office:value="970585">
                <text:p>97058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001">
                <text:p>474001</text:p>
              </table:table-cell>
              <table:table-cell office:value-type="float" office:value="969336">
                <text:p>96933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001">
                <text:p>475001</text:p>
              </table:table-cell>
              <table:table-cell office:value-type="float" office:value="965606">
                <text:p>96560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001">
                <text:p>476001</text:p>
              </table:table-cell>
              <table:table-cell office:value-type="float" office:value="970885">
                <text:p>97088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001">
                <text:p>477001</text:p>
              </table:table-cell>
              <table:table-cell office:value-type="float" office:value="992746">
                <text:p>99274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001">
                <text:p>478001</text:p>
              </table:table-cell>
              <table:table-cell office:value-type="float" office:value="983489">
                <text:p>98348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001">
                <text:p>479001</text:p>
              </table:table-cell>
              <table:table-cell office:value-type="float" office:value="976633">
                <text:p>97663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001">
                <text:p>480001</text:p>
              </table:table-cell>
              <table:table-cell office:value-type="float" office:value="978904">
                <text:p>97890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001">
                <text:p>481001</text:p>
              </table:table-cell>
              <table:table-cell office:value-type="float" office:value="11812638">
                <text:p>1181263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001">
                <text:p>482001</text:p>
              </table:table-cell>
              <table:table-cell office:value-type="float" office:value="2879600">
                <text:p>287960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001">
                <text:p>483001</text:p>
              </table:table-cell>
              <table:table-cell office:value-type="float" office:value="3767189">
                <text:p>376718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001">
                <text:p>484001</text:p>
              </table:table-cell>
              <table:table-cell office:value-type="float" office:value="3798585">
                <text:p>379858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001">
                <text:p>485001</text:p>
              </table:table-cell>
              <table:table-cell office:value-type="float" office:value="1953064">
                <text:p>195306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001">
                <text:p>486001</text:p>
              </table:table-cell>
              <table:table-cell office:value-type="float" office:value="987342">
                <text:p>98734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001">
                <text:p>487001</text:p>
              </table:table-cell>
              <table:table-cell office:value-type="float" office:value="992961">
                <text:p>99296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001">
                <text:p>488001</text:p>
              </table:table-cell>
              <table:table-cell office:value-type="float" office:value="1083589">
                <text:p>108358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001">
                <text:p>489001</text:p>
              </table:table-cell>
              <table:table-cell office:value-type="float" office:value="1036486">
                <text:p>103648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001">
                <text:p>490001</text:p>
              </table:table-cell>
              <table:table-cell office:value-type="float" office:value="1023719">
                <text:p>102371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001">
                <text:p>491001</text:p>
              </table:table-cell>
              <table:table-cell office:value-type="float" office:value="1022165">
                <text:p>102216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001">
                <text:p>492001</text:p>
              </table:table-cell>
              <table:table-cell office:value-type="float" office:value="1015288">
                <text:p>101528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001">
                <text:p>493001</text:p>
              </table:table-cell>
              <table:table-cell office:value-type="float" office:value="1002772">
                <text:p>100277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001">
                <text:p>494001</text:p>
              </table:table-cell>
              <table:table-cell office:value-type="float" office:value="1008143">
                <text:p>100814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001">
                <text:p>495001</text:p>
              </table:table-cell>
              <table:table-cell office:value-type="float" office:value="1014575">
                <text:p>101457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001">
                <text:p>496001</text:p>
              </table:table-cell>
              <table:table-cell office:value-type="float" office:value="1066825">
                <text:p>106682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001">
                <text:p>497001</text:p>
              </table:table-cell>
              <table:table-cell office:value-type="float" office:value="1018267">
                <text:p>101826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001">
                <text:p>498001</text:p>
              </table:table-cell>
              <table:table-cell office:value-type="float" office:value="1013600">
                <text:p>101360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001">
                <text:p>499001</text:p>
              </table:table-cell>
              <table:table-cell office:value-type="float" office:value="1046491">
                <text:p>10464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